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Reserve 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700" calcext:value-type="float">
            <text:p>8700</text:p>
          </table:table-cell>
          <table:table-cell office:value-type="float" office:value="4395" calcext:value-type="float">
            <text:p>43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btrxfra499jsfa2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Pol Roger</text:p>
          </table:table-cell>
          <table:table-cell office:value-type="float" office:value="40.93952" calcext:value-type="float">
            <text:p>40.939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Zero Brut Nature</text:p>
          </table:table-cell>
          <table:table-cell office:value-type="string" calcext:value-type="string">
            <text:p>Tarla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3750" calcext:value-type="float">
            <text:p>37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6ecbq7whxpq5see5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Zero Brut Nature</text:p>
          </table:table-cell>
          <table:table-cell office:value-type="string" calcext:value-type="string">
            <text:p>Tarlant</text:p>
          </table:table-cell>
          <table:table-cell office:value-type="float" office:value="43.0562" calcext:value-type="float">
            <text:p>43.05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di Valdobbiadene, Extra Brut</text:p>
          </table:table-cell>
          <table:table-cell office:value-type="string" calcext:value-type="string">
            <text:p>Bort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xd9xq19pmt3rh05k7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aldobbiadene Prosecco Superiore Brut</text:p>
          </table:table-cell>
          <table:table-cell office:value-type="string" calcext:value-type="string">
            <text:p>Fratelli Bortolin</text:p>
          </table:table-cell>
          <table:table-cell office:value-type="float" office:value="29.06429" calcext:value-type="float">
            <text:p>29.064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unda Brut Rosè Exellor 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39.68776" calcext:value-type="float">
            <text:p>39.687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ausmannhof Reserve 2013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ts5qwgrhg1850c2b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usmannhof Gewürztraminer</text:p>
          </table:table-cell>
          <table:table-cell office:value-type="string" calcext:value-type="string">
            <text:p>Haderburg</text:p>
          </table:table-cell>
          <table:table-cell office:value-type="float" office:value="41.57416" calcext:value-type="float">
            <text:p>41.574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lera Extra Brut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z5exfassmjv6eja8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ove Extra Brut</text:p>
          </table:table-cell>
          <table:table-cell office:value-type="string" calcext:value-type="string">
            <text:p>Buvoli</text:p>
          </table:table-cell>
          <table:table-cell office:value-type="float" office:value="36.04838" calcext:value-type="float">
            <text:p>36.048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aderburg Spumante Brut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tsmx0p7drhda7fcn8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</text:p>
          </table:table-cell>
          <table:table-cell office:value-type="string" calcext:value-type="string">
            <text:p>Haderburg</text:p>
          </table:table-cell>
          <table:table-cell office:value-type="float" office:value="30.96438" calcext:value-type="float">
            <text:p>30.964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 7 Anni Extra Brut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cz5exfassmjv6eja8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ove Extra Brut</text:p>
          </table:table-cell>
          <table:table-cell office:value-type="string" calcext:value-type="string">
            <text:p>Buvoli</text:p>
          </table:table-cell>
          <table:table-cell office:value-type="float" office:value="36.04838" calcext:value-type="float">
            <text:p>36.048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aderburg Pas dosè 2017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803642" calcext:value-type="float">
            <text:p>35.8036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123" calcext:value-type="float">
            <text:p>101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ongitude Blanc de Blanc </text:p>
          </table:table-cell>
          <table:table-cell office:value-type="string" calcext:value-type="string">
            <text:p>Larmandier Bern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5170" calcext:value-type="float">
            <text:p>51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qd689j5znds22mzw1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Premier Cru Longitude Extra Brut Bio</text:p>
          </table:table-cell>
          <table:table-cell office:value-type="string" calcext:value-type="string">
            <text:p>Larmandier-Bernier</text:p>
          </table:table-cell>
          <table:table-cell office:value-type="float" office:value="56.832603" calcext:value-type="float">
            <text:p>56.8326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uvoli Tre Rosè E.B.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3npt9sf7sdqjwcszf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re Brut Rosé</text:p>
          </table:table-cell>
          <table:table-cell office:value-type="string" calcext:value-type="string">
            <text:p>Buvoli</text:p>
          </table:table-cell>
          <table:table-cell office:value-type="float" office:value="35.6316" calcext:value-type="float">
            <text:p>35.63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Premier Cru Extra Brut</text:p>
          </table:table-cell>
          <table:table-cell office:value-type="string" calcext:value-type="string">
            <text:p>Guy Larmandi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vdb5wxdwrspf4nygd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Brut</text:p>
          </table:table-cell>
          <table:table-cell office:value-type="string" calcext:value-type="string">
            <text:p>Guy Larmandier</text:p>
          </table:table-cell>
          <table:table-cell office:value-type="float" office:value="49.463226" calcext:value-type="float">
            <text:p>49.4632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 super 6 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pdy1wx6az4ke0s5pg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uper Otto Extra Brut</text:p>
          </table:table-cell>
          <table:table-cell office:value-type="string" calcext:value-type="string">
            <text:p>Buvoli</text:p>
          </table:table-cell>
          <table:table-cell office:value-type="float" office:value="42.348156" calcext:value-type="float">
            <text:p>42.3481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27" calcext:value-type="float">
            <text:p>1012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scato d'Asti Lumine 2024</text:p>
          </table:table-cell>
          <table:table-cell office:value-type="string" calcext:value-type="string">
            <text:p>Ca'd'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200" calcext:value-type="float">
            <text:p>3200</text:p>
          </table:table-cell>
          <table:table-cell office:value-type="float" office:value="955" calcext:value-type="float">
            <text:p>95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5mxkz17njcvgpjctw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umine Moscato d'Asti</text:p>
          </table:table-cell>
          <table:table-cell office:value-type="string" calcext:value-type="string">
            <text:p>Ca' d'Gal</text:p>
          </table:table-cell>
          <table:table-cell office:value-type="float" office:value="49.06102" calcext:value-type="float">
            <text:p>49.061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 Reserve Pas Dose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3dw1mz9w5ezwc97a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Non Dosé</text:p>
          </table:table-cell>
          <table:table-cell office:value-type="string" calcext:value-type="string">
            <text:p>Philipponnat</text:p>
          </table:table-cell>
          <table:table-cell office:value-type="float" office:value="39.062805" calcext:value-type="float">
            <text:p>39.0628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ederer Collection 244</text:p>
          </table:table-cell>
          <table:table-cell office:value-type="string" calcext:value-type="string">
            <text:p>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5700" calcext:value-type="float">
            <text:p>5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5t3r3m2xqxvqrmzvg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ollection 244</text:p>
          </table:table-cell>
          <table:table-cell office:value-type="string" calcext:value-type="string">
            <text:p>Louis Roederer</text:p>
          </table:table-cell>
          <table:table-cell office:value-type="float" office:value="39.57338" calcext:value-type="float">
            <text:p>39.57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13" calcext:value-type="float">
            <text:p>1021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sè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700" calcext:value-type="float">
            <text:p>12700</text:p>
          </table:table-cell>
          <table:table-cell office:value-type="float" office:value="6700" calcext:value-type="float">
            <text:p>6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64dqbkc15f7qg7p30e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Brut</text:p>
          </table:table-cell>
          <table:table-cell office:value-type="string" calcext:value-type="string">
            <text:p>Billecart-Salmon</text:p>
          </table:table-cell>
          <table:table-cell office:value-type="float" office:value="46.688694" calcext:value-type="float">
            <text:p>46.6886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14" calcext:value-type="float">
            <text:p>1021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k John Brut Natur Riesling</text:p>
          </table:table-cell>
          <table:table-cell office:value-type="string" calcext:value-type="string">
            <text:p>Frank Jo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882" calcext:value-type="float">
            <text:p>188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x2b6w2cazee7b9hg9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Nature</text:p>
          </table:table-cell>
          <table:table-cell office:value-type="string" calcext:value-type="string">
            <text:p>Frank John</text:p>
          </table:table-cell>
          <table:table-cell office:value-type="float" office:value="38.849205" calcext:value-type="float">
            <text:p>38.8492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anc de Blanc Nature</text:p>
          </table:table-cell>
          <table:table-cell office:value-type="string" calcext:value-type="string">
            <text:p>Cavall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140" calcext:value-type="float">
            <text:p>214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zeyfkys3e4p384kj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anc de Blancs Brut Nature</text:p>
          </table:table-cell>
          <table:table-cell office:value-type="string" calcext:value-type="string">
            <text:p>Cavalleri</text:p>
          </table:table-cell>
          <table:table-cell office:value-type="float" office:value="42.735554" calcext:value-type="float">
            <text:p>42.73555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 Brut Natur</text:p>
          </table:table-cell>
          <table:table-cell office:value-type="string" calcext:value-type="string">
            <text:p>Montr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e6jgk2wxq21yh9hwj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Brut Nature</text:p>
          </table:table-cell>
          <table:table-cell office:value-type="string" calcext:value-type="string">
            <text:p>Montris</text:p>
          </table:table-cell>
          <table:table-cell office:value-type="float" office:value="41.600105" calcext:value-type="float">
            <text:p>41.6001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17" calcext:value-type="float">
            <text:p>1021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Reserve Blanc de Blanc Brut Nature</text:p>
          </table:table-cell>
          <table:table-cell office:value-type="string" calcext:value-type="string">
            <text:p>Fred Loi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e5sz11hbwmh87d745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ngenlois Blanc de Blancs Brut Nature</text:p>
          </table:table-cell>
          <table:table-cell office:value-type="string" calcext:value-type="string">
            <text:p>Loimer</text:p>
          </table:table-cell>
          <table:table-cell office:value-type="float" office:value="40.648277" calcext:value-type="float">
            <text:p>40.6482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19" calcext:value-type="float">
            <text:p>102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èe 747 E.B.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989v4emh1ebxk89jb1yfb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N.747 Extra Brut</text:p>
          </table:table-cell>
          <table:table-cell office:value-type="string" calcext:value-type="string">
            <text:p>Jacquesson</text:p>
          </table:table-cell>
          <table:table-cell office:value-type="float" office:value="36.94404" calcext:value-type="float">
            <text:p>36.944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èe 746 Magnum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MAG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g7tddsmbdd3hscyf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6 Extra Brut</text:p>
          </table:table-cell>
          <table:table-cell office:value-type="string" calcext:value-type="string">
            <text:p>Jacquesson</text:p>
          </table:table-cell>
          <table:table-cell office:value-type="float" office:value="38.501198" calcext:value-type="float">
            <text:p>38.5011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22" calcext:value-type="float">
            <text:p>201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Steinberg 2019</text:p>
          </table:table-cell>
          <table:table-cell office:value-type="string" calcext:value-type="string">
            <text:p>Weingut Hajs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mffmjw26b67kfv5dj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berg Riesling</text:p>
          </table:table-cell>
          <table:table-cell office:value-type="string" calcext:value-type="string">
            <text:p>Hajszan Neumann</text:p>
          </table:table-cell>
          <table:table-cell office:value-type="float" office:value="38.442078" calcext:value-type="float">
            <text:p>38.4420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218" calcext:value-type="float">
            <text:p>202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 Brut 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36yahqbv8pw9zp3y7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not Brut</text:p>
          </table:table-cell>
          <table:table-cell office:value-type="string" calcext:value-type="string">
            <text:p>Weingut Münzberg</text:p>
          </table:table-cell>
          <table:table-cell office:value-type="float" office:value="32.55974" calcext:value-type="float">
            <text:p>32.559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0219" calcext:value-type="float">
            <text:p>202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emant Jura Brut Nature </text:p>
          </table:table-cell>
          <table:table-cell office:value-type="string" calcext:value-type="string">
            <text:p>Domaine Pign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t7yw9fpq8dzqsa073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’Autre Crémant du Jura Brut Nature</text:p>
          </table:table-cell>
          <table:table-cell office:value-type="string" calcext:value-type="string">
            <text:p>Pignier</text:p>
          </table:table-cell>
          <table:table-cell office:value-type="float" office:value="37.350536" calcext:value-type="float">
            <text:p>37.35053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Kreutless 2022</text:p>
          </table:table-cell>
          <table:table-cell office:value-type="string" calcext:value-type="string">
            <text:p>Weingut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v82nm17cq351epm9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reutles Loibner Grüner Veltliner Smaragd</text:p>
          </table:table-cell>
          <table:table-cell office:value-type="string" calcext:value-type="string">
            <text:p>Weingut Knoll</text:p>
          </table:table-cell>
          <table:table-cell office:value-type="float" office:value="49.69291" calcext:value-type="float">
            <text:p>49.6929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Vinotheque 1993</text:p>
          </table:table-cell>
          <table:table-cell office:value-type="string" calcext:value-type="string">
            <text:p>Weingut Nikolai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2500" calcext:value-type="float">
            <text:p>12500</text:p>
          </table:table-cell>
          <table:table-cell office:value-type="float" office:value="4800" calcext:value-type="float">
            <text:p>4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r7nypcx9h4a08r0k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assen Grüner Veltliner</text:p>
          </table:table-cell>
          <table:table-cell office:value-type="string" calcext:value-type="string">
            <text:p>Nikolaihof</text:p>
          </table:table-cell>
          <table:table-cell office:value-type="float" office:value="36.438526" calcext:value-type="float">
            <text:p>36.438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2019/20</text:p>
          </table:table-cell>
          <table:table-cell office:value-type="string" calcext:value-type="string">
            <text:p>Weingut 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00" calcext:value-type="float">
            <text:p>32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g05z4fzy8ag4vdsb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Bio</text:p>
          </table:table-cell>
          <table:table-cell office:value-type="string" calcext:value-type="string">
            <text:p>Garlider</text:p>
          </table:table-cell>
          <table:table-cell office:value-type="float" office:value="40.373062" calcext:value-type="float">
            <text:p>40.3730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21" calcext:value-type="float">
            <text:p>211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ß Nr. 4 2022</text:p>
          </table:table-cell>
          <table:table-cell office:value-type="string" calcext:value-type="string">
            <text:p>Weingut B.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37.63919" calcext:value-type="float">
            <text:p>37.639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22" calcext:value-type="float">
            <text:p>211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Der Ott 2022</text:p>
          </table:table-cell>
          <table:table-cell office:value-type="string" calcext:value-type="string">
            <text:p>Weingut B.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fxxpxb4cekgknm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Der Ott Bio</text:p>
          </table:table-cell>
          <table:table-cell office:value-type="string" calcext:value-type="string">
            <text:p>Bernhard Ott</text:p>
          </table:table-cell>
          <table:table-cell office:value-type="float" office:value="36.5019" calcext:value-type="float">
            <text:p>36.501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30" calcext:value-type="float">
            <text:p>21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osenberg 2019</text:p>
          </table:table-cell>
          <table:table-cell office:value-type="string" calcext:value-type="string">
            <text:p>Weingut B.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xwa20w2my2q0t5g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osenberg Bio</text:p>
          </table:table-cell>
          <table:table-cell office:value-type="string" calcext:value-type="string">
            <text:p>Bernhard Ott</text:p>
          </table:table-cell>
          <table:table-cell office:value-type="float" office:value="33.15853" calcext:value-type="float">
            <text:p>33.158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30" calcext:value-type="float">
            <text:p>21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gger 2021</text:p>
          </table:table-cell>
          <table:table-cell office:value-type="string" calcext:value-type="string">
            <text:p>Griess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50" calcext:value-type="float">
            <text:p>325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gt9ayde5263nsenyw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gger Eisacktal Grüner Veltliner</text:p>
          </table:table-cell>
          <table:table-cell office:value-type="string" calcext:value-type="string">
            <text:p>Griesser</text:p>
          </table:table-cell>
          <table:table-cell office:value-type="float" office:value="43.53576" calcext:value-type="float">
            <text:p>43.5357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1140" calcext:value-type="float">
            <text:p>2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piegel Feuersbrunn 2020</text:p>
          </table:table-cell>
          <table:table-cell office:value-type="string" calcext:value-type="string">
            <text:p>Weingut B. 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670" calcext:value-type="float">
            <text:p>26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mtnpp0qw10cfavyfk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Weingut Stefan Ott</text:p>
          </table:table-cell>
          <table:table-cell office:value-type="float" office:value="33.124504" calcext:value-type="float">
            <text:p>33.124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Am Berg 2022 Magnum</text:p>
          </table:table-cell>
          <table:table-cell office:value-type="string" calcext:value-type="string">
            <text:p>Weingut B. Ot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4pedwgykbhvq1rc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Am Berg</text:p>
          </table:table-cell>
          <table:table-cell office:value-type="string" calcext:value-type="string">
            <text:p>Bernhard Ott</text:p>
          </table:table-cell>
          <table:table-cell office:value-type="float" office:value="40.174377" calcext:value-type="float">
            <text:p>40.1743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ger Muga 2021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2s36rs488t870d1h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Tenuta Spitalerhof</text:p>
          </table:table-cell>
          <table:table-cell office:value-type="float" office:value="37.18891" calcext:value-type="float">
            <text:p>37.188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ger Muga 2020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2s36rs488t870d1h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Tenuta Spitalerhof</text:p>
          </table:table-cell>
          <table:table-cell office:value-type="float" office:value="37.18891" calcext:value-type="float">
            <text:p>37.188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59" calcext:value-type="float">
            <text:p>211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 2022</text:p>
          </table:table-cell>
          <table:table-cell office:value-type="string" calcext:value-type="string">
            <text:p>Weingut Dani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6f2z06qz9gsfhje61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vaner Trocken</text:p>
          </table:table-cell>
          <table:table-cell office:value-type="string" calcext:value-type="string">
            <text:p>Weingut Daniel Anker</text:p>
          </table:table-cell>
          <table:table-cell office:value-type="float" office:value="23.319115" calcext:value-type="float">
            <text:p>23.3191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60" calcext:value-type="float">
            <text:p>21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Goldberg 2019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8pnjt54xamheb2nf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berg Grüner Veltliner</text:p>
          </table:table-cell>
          <table:table-cell office:value-type="string" calcext:value-type="string">
            <text:p>Schönberger</text:p>
          </table:table-cell>
          <table:table-cell office:value-type="float" office:value="46.366722" calcext:value-type="float">
            <text:p>46.3667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60" calcext:value-type="float">
            <text:p>21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2021/22</text:p>
          </table:table-cell>
          <table:table-cell office:value-type="string" calcext:value-type="string">
            <text:p>Kuenhof P.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vb3nnqxz1hp1gnqjyt3r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J.P. Muller</text:p>
          </table:table-cell>
          <table:table-cell office:value-type="float" office:value="16.060661" calcext:value-type="float">
            <text:p>16.0606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69" calcext:value-type="float">
            <text:p>211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Gols 2021/22</text:p>
          </table:table-cell>
          <table:table-cell office:value-type="string" calcext:value-type="string">
            <text:p>Weingut Grie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nnt7v4j967qpdz99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Weingut Tauber</text:p>
          </table:table-cell>
          <table:table-cell office:value-type="float" office:value="15.9471445" calcext:value-type="float">
            <text:p>15.94714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70" calcext:value-type="float">
            <text:p>2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Goldberg 2020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8pnjt54xamheb2nf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berg Grüner Veltliner</text:p>
          </table:table-cell>
          <table:table-cell office:value-type="string" calcext:value-type="string">
            <text:p>Schönberger</text:p>
          </table:table-cell>
          <table:table-cell office:value-type="float" office:value="46.366722" calcext:value-type="float">
            <text:p>46.3667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70" calcext:value-type="float">
            <text:p>2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2020721</text:p>
          </table:table-cell>
          <table:table-cell office:value-type="string" calcext:value-type="string">
            <text:p>Weingut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yamv8bq6thfvdrdt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 office:value-type="float" office:value="30.68638" calcext:value-type="float">
            <text:p>30.686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71" calcext:value-type="float">
            <text:p>211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Käferberg GG 2020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96zv7wxqqr09rd6t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äferberg Grüner Veltliner</text:p>
          </table:table-cell>
          <table:table-cell office:value-type="string" calcext:value-type="string">
            <text:p>Weingut Bründlmayer</text:p>
          </table:table-cell>
          <table:table-cell office:value-type="float" office:value="44.95611" calcext:value-type="float">
            <text:p>44.956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71" calcext:value-type="float">
            <text:p>211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eapositus 2022</text:p>
          </table:table-cell>
          <table:table-cell office:value-type="string" calcext:value-type="string">
            <text:p>Nuovac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35" calcext:value-type="float">
            <text:p>153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523363" calcext:value-type="float">
            <text:p>30.5233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72" calcext:value-type="float">
            <text:p>211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eapositus 2021/22</text:p>
          </table:table-cell>
          <table:table-cell office:value-type="string" calcext:value-type="string">
            <text:p>Nu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595" calcext:value-type="float">
            <text:p>159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Perp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1.039692" calcext:value-type="float">
            <text:p>31.039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73" calcext:value-type="float">
            <text:p>211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2022/23</text:p>
          </table:table-cell>
          <table:table-cell office:value-type="string" calcext:value-type="string">
            <text:p>Weingut Köf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67" calcext:value-type="float">
            <text:p>1267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59747" calcext:value-type="float">
            <text:p>38.597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79" calcext:value-type="float">
            <text:p>211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2019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3379" calcext:value-type="float">
            <text:p>33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v5406frw97s7sr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1 ÖTW</text:p>
          </table:table-cell>
          <table:table-cell office:value-type="string" calcext:value-type="string">
            <text:p>Schloss Gobelsburg</text:p>
          </table:table-cell>
          <table:table-cell office:value-type="float" office:value="48.740395" calcext:value-type="float">
            <text:p>48.7403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80" calcext:value-type="float">
            <text:p>21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2021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3379" calcext:value-type="float">
            <text:p>33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v5406frw97s7sr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mm 1 ÖTW</text:p>
          </table:table-cell>
          <table:table-cell office:value-type="string" calcext:value-type="string">
            <text:p>Schloss Gobelsburg</text:p>
          </table:table-cell>
          <table:table-cell office:value-type="float" office:value="48.740395" calcext:value-type="float">
            <text:p>48.7403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80" calcext:value-type="float">
            <text:p>21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2021</text:p>
          </table:table-cell>
          <table:table-cell office:value-type="string" calcext:value-type="string">
            <text:p>Cantina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5.093597" calcext:value-type="float">
            <text:p>45.093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81" calcext:value-type="float">
            <text:p>211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2016</text:p>
          </table:table-cell>
          <table:table-cell office:value-type="string" calcext:value-type="string">
            <text:p>Cantina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5.093597" calcext:value-type="float">
            <text:p>45.0935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82" calcext:value-type="float">
            <text:p>211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2022</text:p>
          </table:table-cell>
          <table:table-cell office:value-type="string" calcext:value-type="string">
            <text:p>Weingut Grie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70" calcext:value-type="float">
            <text:p>12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122w61rb242e6bv5hj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-Thurgau</text:p>
          </table:table-cell>
          <table:table-cell office:value-type="string" calcext:value-type="string">
            <text:p>Weingut Niro</text:p>
          </table:table-cell>
          <table:table-cell office:value-type="float" office:value="21.506454" calcext:value-type="float">
            <text:p>21.5064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90" calcext:value-type="float">
            <text:p>211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enftenberger Piri 2020</text:p>
          </table:table-cell>
          <table:table-cell office:value-type="string" calcext:value-type="string">
            <text:p>Weingut Ni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gvyastpb2zhw3az9r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nftenberger Piri Grüner Veltliner</text:p>
          </table:table-cell>
          <table:table-cell office:value-type="string" calcext:value-type="string">
            <text:p>Nigl</text:p>
          </table:table-cell>
          <table:table-cell office:value-type="float" office:value="53.178856" calcext:value-type="float">
            <text:p>53.1788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91" calcext:value-type="float">
            <text:p>2119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angenlois 2021</text:p>
          </table:table-cell>
          <table:table-cell office:value-type="string" calcext:value-type="string">
            <text:p>Weingut Loi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n5js3r3qz5qkgvdg7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enlois Grüner Veltliner</text:p>
          </table:table-cell>
          <table:table-cell office:value-type="string" calcext:value-type="string">
            <text:p>Loimer</text:p>
          </table:table-cell>
          <table:table-cell office:value-type="float" office:value="45.795086" calcext:value-type="float">
            <text:p>45.7950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192" calcext:value-type="float">
            <text:p>2119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ederspiel 2022</text:p>
          </table:table-cell>
          <table:table-cell office:value-type="string" calcext:value-type="string">
            <text:p>Weingut 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fb4nmdez6j3p7jvy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naugarten - Grüner Veltliner Federspiel</text:p>
          </table:table-cell>
          <table:table-cell office:value-type="string" calcext:value-type="string">
            <text:p>Franz Hirtzberger</text:p>
          </table:table-cell>
          <table:table-cell office:value-type="float" office:value="37.65768" calcext:value-type="float">
            <text:p>37.657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2020/22</text:p>
          </table:table-cell>
          <table:table-cell office:value-type="string" calcext:value-type="string">
            <text:p>Keunhof P.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488" calcext:value-type="float">
            <text:p>148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r47dvgkezr8r94pz4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Gerhard J. Lobner</text:p>
          </table:table-cell>
          <table:table-cell office:value-type="float" office:value="12.520531" calcext:value-type="float">
            <text:p>12.5205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Limes 2020/21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hagat09p3j6fbxn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imes</text:p>
          </table:table-cell>
          <table:table-cell office:value-type="string" calcext:value-type="string">
            <text:p>Ignaz Niedrist</text:p>
          </table:table-cell>
          <table:table-cell office:value-type="float" office:value="37.332394" calcext:value-type="float">
            <text:p>37.3323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Bio 2017</text:p>
          </table:table-cell>
          <table:table-cell office:value-type="string" calcext:value-type="string">
            <text:p>Thomas Nieder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300" calcext:value-type="float">
            <text:p>53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tvxg5azsn3km5twd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.N. 76 Bio</text:p>
          </table:table-cell>
          <table:table-cell office:value-type="string" calcext:value-type="string">
            <text:p>Thomas Niedermayr</text:p>
          </table:table-cell>
          <table:table-cell office:value-type="float" office:value="43.696175" calcext:value-type="float">
            <text:p>43.6961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012" calcext:value-type="float">
            <text:p>220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St. Sebastian 2021</text:p>
          </table:table-cell>
          <table:table-cell office:value-type="string" calcext:value-type="string">
            <text:p>Weingut Schloss Engl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3d5rdbxy0e4fvdrwv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 St. Sebastian</text:p>
          </table:table-cell>
          <table:table-cell office:value-type="string" calcext:value-type="string">
            <text:p>Schloss Englar</text:p>
          </table:table-cell>
          <table:table-cell office:value-type="float" office:value="47.5436" calcext:value-type="float">
            <text:p>47.5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Amphora 2020</text:p>
          </table:table-cell>
          <table:table-cell office:value-type="string" calcext:value-type="string">
            <text:p>Hochkl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50" calcext:value-type="float">
            <text:p>4850</text:p>
          </table:table-cell>
          <table:table-cell office:value-type="float" office:value="2210" calcext:value-type="float">
            <text:p>221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nwt2aa2g1qyw0brtr8775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Amphora</text:p>
          </table:table-cell>
          <table:table-cell office:value-type="string" calcext:value-type="string">
            <text:p>HochKlaus</text:p>
          </table:table-cell>
          <table:table-cell office:value-type="float" office:value="49.18253" calcext:value-type="float">
            <text:p>49.182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Helios 2019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59r3f6zt34bhfamc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Helios</text:p>
          </table:table-cell>
          <table:table-cell office:value-type="string" calcext:value-type="string">
            <text:p>Kränzelhof Graf Pfeil</text:p>
          </table:table-cell>
          <table:table-cell office:value-type="float" office:value="35.211136" calcext:value-type="float">
            <text:p>35.2111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16" calcext:value-type="float">
            <text:p>220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rberg 2012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311646" calcext:value-type="float">
            <text:p>47.3116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rberg 2021/22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330" calcext:value-type="float">
            <text:p>233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311646" calcext:value-type="float">
            <text:p>47.3116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18" calcext:value-type="float">
            <text:p>220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rberg 2021 Magnum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4988" calcext:value-type="float">
            <text:p>498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311646" calcext:value-type="float">
            <text:p>47.3116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Art 20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25pt7y1fmk9dnq1f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Art</text:p>
          </table:table-cell>
          <table:table-cell office:value-type="string" calcext:value-type="string">
            <text:p>Weingut Abraham</text:p>
          </table:table-cell>
          <table:table-cell office:value-type="float" office:value="38.53234" calcext:value-type="float">
            <text:p>38.532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Muschelkalk 2021/22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745" calcext:value-type="float">
            <text:p>174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2nfd15xycd4yz3qr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om Muschelkalk</text:p>
          </table:table-cell>
          <table:table-cell office:value-type="string" calcext:value-type="string">
            <text:p>Weingut Abraham</text:p>
          </table:table-cell>
          <table:table-cell office:value-type="float" office:value="44.58703" calcext:value-type="float">
            <text:p>44.58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apis 2020</text:p>
          </table:table-cell>
          <table:table-cell office:value-type="string" calcext:value-type="string">
            <text:p>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630" calcext:value-type="float">
            <text:p>16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apis</text:p>
          </table:table-cell>
          <table:table-cell office:value-type="string" calcext:value-type="string">
            <text:p>Weingut Oberstein</text:p>
          </table:table-cell>
          <table:table-cell office:value-type="float" office:value="41.399387" calcext:value-type="float">
            <text:p>41.3993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030" calcext:value-type="float">
            <text:p>220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laser Salamander 2021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340" calcext:value-type="float">
            <text:p>134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gsy3z0wqjgxq9rwtv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Weingut Niklas Rückrich</text:p>
          </table:table-cell>
          <table:table-cell office:value-type="float" office:value="31.410738" calcext:value-type="float">
            <text:p>31.4107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50" calcext:value-type="float">
            <text:p>22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alzberg 2015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900" calcext:value-type="float">
            <text:p>59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pdmvhf8j766453e0q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alzberg</text:p>
          </table:table-cell>
          <table:table-cell office:value-type="string" calcext:value-type="string">
            <text:p>Heinrich</text:p>
          </table:table-cell>
          <table:table-cell office:value-type="float" office:value="36.275787" calcext:value-type="float">
            <text:p>36.2757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Leithaberg Alte Reben 2021</text:p>
          </table:table-cell>
          <table:table-cell office:value-type="string" calcext:value-type="string">
            <text:p>Weingut Prie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6ffzjf102wyrn7k7m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e Reben Weissburgunder</text:p>
          </table:table-cell>
          <table:table-cell office:value-type="string" calcext:value-type="string">
            <text:p>Weingut Tinhof</text:p>
          </table:table-cell>
          <table:table-cell office:value-type="float" office:value="25.930923" calcext:value-type="float">
            <text:p>25.930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52" calcext:value-type="float">
            <text:p>220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ittenberg 2016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600" calcext:value-type="float">
            <text:p>6600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cvx6snc5mgec0yca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ttenberg Weissburgunder</text:p>
          </table:table-cell>
          <table:table-cell office:value-type="string" calcext:value-type="string">
            <text:p>Gross</text:p>
          </table:table-cell>
          <table:table-cell office:value-type="float" office:value="40.652397" calcext:value-type="float">
            <text:p>40.6523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53" calcext:value-type="float">
            <text:p>220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ittenberg 2017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200" calcext:value-type="float">
            <text:p>62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cvx6snc5mgec0yca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ttenberg Weissburgunder</text:p>
          </table:table-cell>
          <table:table-cell office:value-type="string" calcext:value-type="string">
            <text:p>Gross</text:p>
          </table:table-cell>
          <table:table-cell office:value-type="float" office:value="40.652397" calcext:value-type="float">
            <text:p>40.6523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54" calcext:value-type="float">
            <text:p>220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Kittenberg 2018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cvx6snc5mgec0yca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ttenberg Weissburgunder</text:p>
          </table:table-cell>
          <table:table-cell office:value-type="string" calcext:value-type="string">
            <text:p>Gross</text:p>
          </table:table-cell>
          <table:table-cell office:value-type="float" office:value="40.652397" calcext:value-type="float">
            <text:p>40.6523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nekenberg 2022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680" calcext:value-type="float">
            <text:p>16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jq6ayvbrtk0t8ygg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</text:p>
          </table:table-cell>
          <table:table-cell office:value-type="string" calcext:value-type="string">
            <text:p>Weingut Münzberg</text:p>
          </table:table-cell>
          <table:table-cell office:value-type="float" office:value="42.404713" calcext:value-type="float">
            <text:p>42.4047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061" calcext:value-type="float">
            <text:p>220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nekenberg 2021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jq6ayvbrtk0t8ygg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</text:p>
          </table:table-cell>
          <table:table-cell office:value-type="string" calcext:value-type="string">
            <text:p>Weingut Münzberg</text:p>
          </table:table-cell>
          <table:table-cell office:value-type="float" office:value="42.404713" calcext:value-type="float">
            <text:p>42.4047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62" calcext:value-type="float">
            <text:p>220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Ochsenloch 2022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269" calcext:value-type="float">
            <text:p>226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n5s8rjwn08ccx36t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Godramsteiner Ochsenloch</text:p>
          </table:table-cell>
          <table:table-cell office:value-type="string" calcext:value-type="string">
            <text:p>Weingut Münzberg</text:p>
          </table:table-cell>
          <table:table-cell office:value-type="float" office:value="50.975525" calcext:value-type="float">
            <text:p>50.97552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Schlangenpfiff 2018 Magnum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59bnpp4ae245p6am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angenpfiff Weisser Burgunder GG</text:p>
          </table:table-cell>
          <table:table-cell office:value-type="string" calcext:value-type="string">
            <text:p>Weingut Münzberg</text:p>
          </table:table-cell>
          <table:table-cell office:value-type="float" office:value="50.675007" calcext:value-type="float">
            <text:p>50.6750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64" calcext:value-type="float">
            <text:p>220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langenpfiff 2020 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59bnpp4ae245p6am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angenpfiff Weisser Burgunder GG</text:p>
          </table:table-cell>
          <table:table-cell office:value-type="string" calcext:value-type="string">
            <text:p>Weingut Münzberg</text:p>
          </table:table-cell>
          <table:table-cell office:value-type="float" office:value="50.675007" calcext:value-type="float">
            <text:p>50.6750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65" calcext:value-type="float">
            <text:p>220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Schlangenpfiff 2017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900" calcext:value-type="float">
            <text:p>7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59bnpp4ae245p6am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angenpfiff Weisser Burgunder GG</text:p>
          </table:table-cell>
          <table:table-cell office:value-type="string" calcext:value-type="string">
            <text:p>Weingut Münzberg</text:p>
          </table:table-cell>
          <table:table-cell office:value-type="float" office:value="50.675007" calcext:value-type="float">
            <text:p>50.6750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066" calcext:value-type="float">
            <text:p>220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Godramstein 2017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m5fztch9kv7cy7b7k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Godramstein Kalkgestein</text:p>
          </table:table-cell>
          <table:table-cell office:value-type="string" calcext:value-type="string">
            <text:p>Weingut Münzberg</text:p>
          </table:table-cell>
          <table:table-cell office:value-type="float" office:value="49.05368" calcext:value-type="float">
            <text:p>49.0536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067" calcext:value-type="float">
            <text:p>220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er Burgunder Godramstein 2023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m5fztch9kv7cy7b7k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Godramstein Kalkgestein</text:p>
          </table:table-cell>
          <table:table-cell office:value-type="string" calcext:value-type="string">
            <text:p>Weingut Münzberg</text:p>
          </table:table-cell>
          <table:table-cell office:value-type="float" office:value="49.05368" calcext:value-type="float">
            <text:p>49.053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70" calcext:value-type="float">
            <text:p>220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2022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mtnjjegkwj342h4tz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Wassererhof</text:p>
          </table:table-cell>
          <table:table-cell office:value-type="float" office:value="37.120144" calcext:value-type="float">
            <text:p>37.1201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Castel Ringberg 2022/23</text:p>
          </table:table-cell>
          <table:table-cell office:value-type="string" calcext:value-type="string">
            <text:p>Cantina 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705" calcext:value-type="float">
            <text:p>170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42.350418" calcext:value-type="float">
            <text:p>42.350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72" calcext:value-type="float">
            <text:p>220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2022</text:p>
          </table:table-cell>
          <table:table-cell office:value-type="string" calcext:value-type="string">
            <text:p>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302" calcext:value-type="float">
            <text:p>130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g11c8stq4ft2b7kmw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Garlider</text:p>
          </table:table-cell>
          <table:table-cell office:value-type="float" office:value="38.806946" calcext:value-type="float">
            <text:p>38.8069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 2020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88005" calcext:value-type="float">
            <text:p>52.0880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74" calcext:value-type="float">
            <text:p>2207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 2008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88005" calcext:value-type="float">
            <text:p>52.0880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75" calcext:value-type="float">
            <text:p>220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Straden 2022</text:p>
          </table:table-cell>
          <table:table-cell office:value-type="string" calcext:value-type="string">
            <text:p>Weingut Neumei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1378" calcext:value-type="float">
            <text:p>137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r4fed93sv57t12bq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raden Grauburgunder</text:p>
          </table:table-cell>
          <table:table-cell office:value-type="string" calcext:value-type="string">
            <text:p>Neumeister</text:p>
          </table:table-cell>
          <table:table-cell office:value-type="float" office:value="45.53208" calcext:value-type="float">
            <text:p>45.532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81" calcext:value-type="float">
            <text:p>220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yheit 2021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cmr7ky05k0cp1jn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eyheit Bio</text:p>
          </table:table-cell>
          <table:table-cell office:value-type="string" calcext:value-type="string">
            <text:p>Heinrich</text:p>
          </table:table-cell>
          <table:table-cell office:value-type="float" office:value="33.95306" calcext:value-type="float">
            <text:p>33.9530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2082" calcext:value-type="float">
            <text:p>220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r Burgunder Godramsteiner 2021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597" calcext:value-type="float">
            <text:p>159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v75a1bgj8f9mx8cyy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uer Burgunder Godramsteiner Schneckenberg</text:p>
          </table:table-cell>
          <table:table-cell office:value-type="string" calcext:value-type="string">
            <text:p>Weingut Münzberg</text:p>
          </table:table-cell>
          <table:table-cell office:value-type="float" office:value="49.049652" calcext:value-type="float">
            <text:p>49.0496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82" calcext:value-type="float">
            <text:p>220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eingarten Windbichl 2020/22</text:p>
          </table:table-cell>
          <table:table-cell office:value-type="string" calcext:value-type="string">
            <text:p>Caste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322" calcext:value-type="float">
            <text:p>232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1.998764" calcext:value-type="float">
            <text:p>41.9987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2023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j5xpxp22p5ras26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Trocken</text:p>
          </table:table-cell>
          <table:table-cell office:value-type="string" calcext:value-type="string">
            <text:p>Dönnhoff</text:p>
          </table:table-cell>
          <table:table-cell office:value-type="float" office:value="31.615215" calcext:value-type="float">
            <text:p>31.6152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letscherschliff 2023</text:p>
          </table:table-cell>
          <table:table-cell office:value-type="string" calcext:value-type="string">
            <text:p>Caste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50" calcext:value-type="float">
            <text:p>485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sdxn2k83g5prhj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etscherschliff Riesling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3.77892" calcext:value-type="float">
            <text:p>43.778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mphora 2020</text:p>
          </table:table-cell>
          <table:table-cell office:value-type="string" calcext:value-type="string">
            <text:p>Weingut Hochkl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200" calcext:value-type="float">
            <text:p>32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wt2aa2g1qyw0brtr8775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Amphora</text:p>
          </table:table-cell>
          <table:table-cell office:value-type="string" calcext:value-type="string">
            <text:p>HochKlaus</text:p>
          </table:table-cell>
          <table:table-cell office:value-type="float" office:value="42.81591" calcext:value-type="float">
            <text:p>42.815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t Unteroltl 2023</text:p>
          </table:table-cell>
          <table:table-cell office:value-type="string" calcext:value-type="string">
            <text:p>Castel Juv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mrn49xwep50xat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27.889662" calcext:value-type="float">
            <text:p>27.8896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l 2023</text:p>
          </table:table-cell>
          <table:table-cell office:value-type="string" calcext:value-type="string">
            <text:p>Castel Juv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1.998764" calcext:value-type="float">
            <text:p>41.99876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Ried Loibenberg Smaragd 2022</text:p>
          </table:table-cell>
          <table:table-cell office:value-type="string" calcext:value-type="string">
            <text:p>Weingut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Sab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f4989k8ry1r5hfw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Loibenberg Loibner Riesling Smaragd</text:p>
          </table:table-cell>
          <table:table-cell office:value-type="string" calcext:value-type="string">
            <text:p>Weingut Knoll</text:p>
          </table:table-cell>
          <table:table-cell office:value-type="float" office:value="53.550766" calcext:value-type="float">
            <text:p>53.550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Berg 2022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40" calcext:value-type="float">
            <text:p>154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hbwyrbwc7bjpeg0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Berg</text:p>
          </table:table-cell>
          <table:table-cell office:value-type="string" calcext:value-type="string">
            <text:p>Ignaz Niedrist</text:p>
          </table:table-cell>
          <table:table-cell office:value-type="float" office:value="34.911385" calcext:value-type="float">
            <text:p>34.9113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Smaragd 2020 Magnum</text:p>
          </table:table-cell>
          <table:table-cell office:value-type="string" calcext:value-type="string">
            <text:p>Weingut Kno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Sab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gwwvq8pbvtvvfhr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Smaragd</text:p>
          </table:table-cell>
          <table:table-cell office:value-type="string" calcext:value-type="string">
            <text:p>Weingut Knoll</text:p>
          </table:table-cell>
          <table:table-cell office:value-type="float" office:value="46.880634" calcext:value-type="float">
            <text:p>46.8806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aiton 2023</text:p>
          </table:table-cell>
          <table:table-cell office:value-type="string" calcext:value-type="string">
            <text:p>Kuenhof P.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edw6bb8xrwqpk6f06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J.P. Muller</text:p>
          </table:table-cell>
          <table:table-cell office:value-type="float" office:value="12.5194435" calcext:value-type="float">
            <text:p>12.51944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 Steinterrassen 2022/23</text:p>
          </table:table-cell>
          <table:table-cell office:value-type="string" calcext:value-type="string">
            <text:p>Weingut 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280" calcext:value-type="float">
            <text:p>22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Sab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f81knzd98am8ry2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terrassen Federspiel</text:p>
          </table:table-cell>
          <table:table-cell office:value-type="string" calcext:value-type="string">
            <text:p>Franz Hirtzberger</text:p>
          </table:table-cell>
          <table:table-cell office:value-type="float" office:value="43.16633" calcext:value-type="float">
            <text:p>43.166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ingerriedl 2009</text:p>
          </table:table-cell>
          <table:table-cell office:value-type="string" calcext:value-type="string">
            <text:p>Weingut 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8500" calcext:value-type="float">
            <text:p>1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2d56f79mtzbbe42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ngerriedel - Riesling Trockenbeerenauslese</text:p>
          </table:table-cell>
          <table:table-cell office:value-type="string" calcext:value-type="string">
            <text:p>Franz Hirtzberger</text:p>
          </table:table-cell>
          <table:table-cell office:value-type="float" office:value="35.102898" calcext:value-type="float">
            <text:p>35.1028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m Stein Smaragd 2011</text:p>
          </table:table-cell>
          <table:table-cell office:value-type="string" calcext:value-type="string">
            <text:p>Weingut Nikolai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r1bejk64g4r34wz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n Stein Smaragd</text:p>
          </table:table-cell>
          <table:table-cell office:value-type="string" calcext:value-type="string">
            <text:p>Nikolaihof</text:p>
          </table:table-cell>
          <table:table-cell office:value-type="float" office:value="46.457462" calcext:value-type="float">
            <text:p>46.4574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inotheque Smaragd 1997</text:p>
          </table:table-cell>
          <table:table-cell office:value-type="string" calcext:value-type="string">
            <text:p>Weingut Nikolai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19500" calcext:value-type="float">
            <text:p>19500</text:p>
          </table:table-cell>
          <table:table-cell office:value-type="float" office:value="9500" calcext:value-type="float">
            <text:p>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rwvtnxe07cmzkgbg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m Weingebirge Riesling Smaragd</text:p>
          </table:table-cell>
          <table:table-cell office:value-type="string" calcext:value-type="string">
            <text:p>Nikolaihof</text:p>
          </table:table-cell>
          <table:table-cell office:value-type="float" office:value="35.338264" calcext:value-type="float">
            <text:p>35.3382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riegl Federspiel 2016</text:p>
          </table:table-cell>
          <table:table-cell office:value-type="string" calcext:value-type="string">
            <text:p>Weingut 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00" calcext:value-type="float">
            <text:p>4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5khf8dw3e4eq6hs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 Ried Steinriegl</text:p>
          </table:table-cell>
          <table:table-cell office:value-type="string" calcext:value-type="string">
            <text:p>Prager</text:p>
          </table:table-cell>
          <table:table-cell office:value-type="float" office:value="45.38233" calcext:value-type="float">
            <text:p>45.382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genstein 2009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4qbdbad6zxdyda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eiligenstein 1 ÖTW</text:p>
          </table:table-cell>
          <table:table-cell office:value-type="string" calcext:value-type="string">
            <text:p>Schloss Gobelsburg</text:p>
          </table:table-cell>
          <table:table-cell office:value-type="float" office:value="40.768456" calcext:value-type="float">
            <text:p>40.7684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16" calcext:value-type="float">
            <text:p>221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genstein 2015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2580" calcext:value-type="float">
            <text:p>25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v4qbdbad6zxdyda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eiligenstein 1 ÖTW</text:p>
          </table:table-cell>
          <table:table-cell office:value-type="string" calcext:value-type="string">
            <text:p>Schloss Gobelsburg</text:p>
          </table:table-cell>
          <table:table-cell office:value-type="float" office:value="40.768456" calcext:value-type="float">
            <text:p>40.7684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igenstein 2018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4qbdbad6zxdyda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eiligenstein 1 ÖTW</text:p>
          </table:table-cell>
          <table:table-cell office:value-type="string" calcext:value-type="string">
            <text:p>Schloss Gobelsburg</text:p>
          </table:table-cell>
          <table:table-cell office:value-type="float" office:value="41.42739" calcext:value-type="float">
            <text:p>41.427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18" calcext:value-type="float">
            <text:p>221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Urgestein 2022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919" calcext:value-type="float">
            <text:p>9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3qs9470gncv88kw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Urgestein</text:p>
          </table:table-cell>
          <table:table-cell office:value-type="string" calcext:value-type="string">
            <text:p>Schloss Gobelsburg</text:p>
          </table:table-cell>
          <table:table-cell office:value-type="float" office:value="48.04864" calcext:value-type="float">
            <text:p>48.048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19" calcext:value-type="float">
            <text:p>221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eilingenstein 2020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4qbdbad6zxdyda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eiligenstein 1 ÖTW</text:p>
          </table:table-cell>
          <table:table-cell office:value-type="string" calcext:value-type="string">
            <text:p>Schloss Gobelsburg</text:p>
          </table:table-cell>
          <table:table-cell office:value-type="float" office:value="40.81914" calcext:value-type="float">
            <text:p>40.81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20" calcext:value-type="float">
            <text:p>22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Nussberg 2007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r2p4rqmqbm6gc9h3wm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ssberg Riesling</text:p>
          </table:table-cell>
          <table:table-cell office:value-type="string" calcext:value-type="string">
            <text:p>Wieninger</text:p>
          </table:table-cell>
          <table:table-cell office:value-type="float" office:value="38.944252" calcext:value-type="float">
            <text:p>38.9442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21" calcext:value-type="float">
            <text:p>221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Rosengartel Nussberg Riesling 2019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340" calcext:value-type="float">
            <text:p>23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5m0eh7ckywem3hgtt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Rosengartl Nussberg Riesling</text:p>
          </table:table-cell>
          <table:table-cell office:value-type="string" calcext:value-type="string">
            <text:p>Wieninger</text:p>
          </table:table-cell>
          <table:table-cell office:value-type="float" office:value="45.80457" calcext:value-type="float">
            <text:p>45.804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22" calcext:value-type="float">
            <text:p>221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 GG 2018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mdxjhahvjp1g0xt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</text:p>
          </table:table-cell>
          <table:table-cell office:value-type="string" calcext:value-type="string">
            <text:p>Weingut Bründlmayer</text:p>
          </table:table-cell>
          <table:table-cell office:value-type="float" office:value="43.33812" calcext:value-type="float">
            <text:p>43.33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23" calcext:value-type="float">
            <text:p>221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 GG 2015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200" calcext:value-type="float">
            <text:p>62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mdxjhahvjp1g0xt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Heiligenstein</text:p>
          </table:table-cell>
          <table:table-cell office:value-type="string" calcext:value-type="string">
            <text:p>Weingut Bründlmayer</text:p>
          </table:table-cell>
          <table:table-cell office:value-type="float" office:value="43.33812" calcext:value-type="float">
            <text:p>43.33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30" calcext:value-type="float">
            <text:p>22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GG 2021</text:p>
          </table:table-cell>
          <table:table-cell office:value-type="string" calcext:value-type="string">
            <text:p>Weingut C.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wrzb5gcgktqq9f8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GG</text:p>
          </table:table-cell>
          <table:table-cell office:value-type="string" calcext:value-type="string">
            <text:p>Clemens Busch</text:p>
          </table:table-cell>
          <table:table-cell office:value-type="float" office:value="38.249687" calcext:value-type="float">
            <text:p>38.2496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31" calcext:value-type="float">
            <text:p>221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2022</text:p>
          </table:table-cell>
          <table:table-cell office:value-type="string" calcext:value-type="string">
            <text:p>Weingut C.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3r1jw3cz3gg3ecn4m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Weingut Bosch</text:p>
          </table:table-cell>
          <table:table-cell office:value-type="float" office:value="29.894785" calcext:value-type="float">
            <text:p>29.8947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38" calcext:value-type="float">
            <text:p>221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GG 2022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550" calcext:value-type="float">
            <text:p>45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7883" calcext:value-type="float">
            <text:p>46.27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39" calcext:value-type="float">
            <text:p>221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GG 2020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7883" calcext:value-type="float">
            <text:p>46.27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GG 2015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900" calcext:value-type="float">
            <text:p>9900</text:p>
          </table:table-cell>
          <table:table-cell office:value-type="float" office:value="3470" calcext:value-type="float">
            <text:p>34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7883" calcext:value-type="float">
            <text:p>46.27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41" calcext:value-type="float">
            <text:p>221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rötenpfuhl GG 2019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m0na431j9mxnkepb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ötenpfuhl Riesling GG</text:p>
          </table:table-cell>
          <table:table-cell office:value-type="string" calcext:value-type="string">
            <text:p>Dönnhoff</text:p>
          </table:table-cell>
          <table:table-cell office:value-type="float" office:value="47.2666" calcext:value-type="float">
            <text:p>47.26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42" calcext:value-type="float">
            <text:p>221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llchen Magnum 2016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900" calcext:value-type="float">
            <text:p>159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38.978325" calcext:value-type="float">
            <text:p>38.9783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43" calcext:value-type="float">
            <text:p>221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2023</text:p>
          </table:table-cell>
          <table:table-cell office:value-type="string" calcext:value-type="string">
            <text:p>Weingut 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xmf8537zxks7a83n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Dönnhoff</text:p>
          </table:table-cell>
          <table:table-cell office:value-type="float" office:value="32.563774" calcext:value-type="float">
            <text:p>32.5637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45" calcext:value-type="float">
            <text:p>221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rmanshöhle Riesling 2019 Magnum</text:p>
          </table:table-cell>
          <table:table-cell office:value-type="string" calcext:value-type="string">
            <text:p>Weingut Do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38.107086" calcext:value-type="float">
            <text:p>38.1070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48" calcext:value-type="float">
            <text:p>221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achenheimer Gerümpel 2021</text:p>
          </table:table-cell>
          <table:table-cell office:value-type="string" calcext:value-type="string">
            <text:p>Bürklin Wol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778j5prwdmpbmq1v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enheimer Gerümpel Riesling Kabinett</text:p>
          </table:table-cell>
          <table:table-cell office:value-type="string" calcext:value-type="string">
            <text:p>Dr. Bürklin-Wolf</text:p>
          </table:table-cell>
          <table:table-cell office:value-type="float" office:value="48.329002" calcext:value-type="float">
            <text:p>48.32900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149" calcext:value-type="float">
            <text:p>221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echstein GG 2011</text:p>
          </table:table-cell>
          <table:table-cell office:value-type="string" calcext:value-type="string">
            <text:p>Bürklin Wol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ztt6z55xgxedtpmaq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ätlese Forster Pechstein</text:p>
          </table:table-cell>
          <table:table-cell office:value-type="string" calcext:value-type="string">
            <text:p>Dr. Bürklin-Wolf</text:p>
          </table:table-cell>
          <table:table-cell office:value-type="float" office:value="39.981216" calcext:value-type="float">
            <text:p>39.9812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51" calcext:value-type="float">
            <text:p>221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uf der Mauer 2019</text:p>
          </table:table-cell>
          <table:table-cell office:value-type="string" calcext:value-type="string">
            <text:p>Bassermann-Jord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zsk5ywbqgs7c0rsc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Auf Der Mauer</text:p>
          </table:table-cell>
          <table:table-cell office:value-type="string" calcext:value-type="string">
            <text:p>Dr. Von Bassermann-Jordan</text:p>
          </table:table-cell>
          <table:table-cell office:value-type="float" office:value="45.427673" calcext:value-type="float">
            <text:p>45.4276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52" calcext:value-type="float">
            <text:p>221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ndelpfad GG 2013</text:p>
          </table:table-cell>
          <table:table-cell office:value-type="string" calcext:value-type="string">
            <text:p>Weingut 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500" calcext:value-type="float">
            <text:p>75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5nrchcxz7rs01w0z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ndelpfad Riesling GG</text:p>
          </table:table-cell>
          <table:table-cell office:value-type="string" calcext:value-type="string">
            <text:p>Knipser</text:p>
          </table:table-cell>
          <table:table-cell office:value-type="float" office:value="44.646584" calcext:value-type="float">
            <text:p>44.6465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54" calcext:value-type="float">
            <text:p>221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 2015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dig GG</text:p>
          </table:table-cell>
          <table:table-cell office:value-type="string" calcext:value-type="string">
            <text:p>A. Christmann</text:p>
          </table:table-cell>
          <table:table-cell office:value-type="float" office:value="41.087433" calcext:value-type="float">
            <text:p>41.0874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55" calcext:value-type="float">
            <text:p>221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appellenberg 2020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jdg20gva3fwqftvk1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immeldinger Kapellenberg Riesling</text:p>
          </table:table-cell>
          <table:table-cell office:value-type="string" calcext:value-type="string">
            <text:p>A. Christmann</text:p>
          </table:table-cell>
          <table:table-cell office:value-type="float" office:value="30.702435" calcext:value-type="float">
            <text:p>30.7024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sthofener Riesling Kirchspiel 2015</text:p>
          </table:table-cell>
          <table:table-cell office:value-type="string" calcext:value-type="string">
            <text:p>Weingut 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900" calcext:value-type="float">
            <text:p>7900</text:p>
          </table:table-cell>
          <table:table-cell office:value-type="float" office:value="3950" calcext:value-type="float">
            <text:p>39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h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j62w605z6xxnxwj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spiel Westhofen</text:p>
          </table:table-cell>
          <table:table-cell office:value-type="string" calcext:value-type="string">
            <text:p>Wittmann</text:p>
          </table:table-cell>
          <table:table-cell office:value-type="float" office:value="42.83274" calcext:value-type="float">
            <text:p>42.832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157" calcext:value-type="float">
            <text:p>221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Hallgartener Hendelberg 1. Lage 2017</text:p>
          </table:table-cell>
          <table:table-cell office:value-type="string" calcext:value-type="string">
            <text:p>Weingut P.J.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j1f6ty1yvg94a7h3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llgartener Hendelberg Riesling Kabinett</text:p>
          </table:table-cell>
          <table:table-cell office:value-type="string" calcext:value-type="string">
            <text:p>Peter Jakob Kühn</text:p>
          </table:table-cell>
          <table:table-cell office:value-type="float" office:value="33.218124" calcext:value-type="float">
            <text:p>33.2181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58" calcext:value-type="float">
            <text:p>221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Quarzit-Oestrich 2021</text:p>
          </table:table-cell>
          <table:table-cell office:value-type="string" calcext:value-type="string">
            <text:p>Weingut P.J.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839" calcext:value-type="float">
            <text:p>18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yhrddqgac50473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Quarzit Bio</text:p>
          </table:table-cell>
          <table:table-cell office:value-type="string" calcext:value-type="string">
            <text:p>Peter Jakob Kühn</text:p>
          </table:table-cell>
          <table:table-cell office:value-type="float" office:value="26.24525" calcext:value-type="float">
            <text:p>26.245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59" calcext:value-type="float">
            <text:p>221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oosberg 2018</text:p>
          </table:table-cell>
          <table:table-cell office:value-type="string" calcext:value-type="string">
            <text:p>Peter Jacob 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3465" calcext:value-type="float">
            <text:p>346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h56k5d6nb8j3cr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osberg Riesling Trocken</text:p>
          </table:table-cell>
          <table:table-cell office:value-type="string" calcext:value-type="string">
            <text:p>Peter Jakob Kühn</text:p>
          </table:table-cell>
          <table:table-cell office:value-type="float" office:value="48.19992" calcext:value-type="float">
            <text:p>48.199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60" calcext:value-type="float">
            <text:p>22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2021</text:p>
          </table:table-cell>
          <table:table-cell office:value-type="string" calcext:value-type="string">
            <text:p>Cantina 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33z139d1wtwxa8aqq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Jermann</text:p>
          </table:table-cell>
          <table:table-cell office:value-type="float" office:value="23.977112" calcext:value-type="float">
            <text:p>23.9771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2019</text:p>
          </table:table-cell>
          <table:table-cell office:value-type="string" calcext:value-type="string">
            <text:p>Weingut 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 office:value-type="float" office:value="1305" calcext:value-type="float">
            <text:p>130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kngss9s11p84dqh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eingut In Der Eben</text:p>
          </table:table-cell>
          <table:table-cell office:value-type="float" office:value="33.12808" calcext:value-type="float">
            <text:p>33.128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2" calcext:value-type="float">
            <text:p>222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lis 2018</text:p>
          </table:table-cell>
          <table:table-cell office:value-type="string" calcext:value-type="string">
            <text:p>Weingut 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qqnza4p8n3yjxeqzy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lis</text:p>
          </table:table-cell>
          <table:table-cell office:value-type="string" calcext:value-type="string">
            <text:p>Weingut Oberstein</text:p>
          </table:table-cell>
          <table:table-cell office:value-type="float" office:value="44.414696" calcext:value-type="float">
            <text:p>44.4146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3" calcext:value-type="float">
            <text:p>222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imes 2019/20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810" calcext:value-type="float">
            <text:p>181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hsb780pa608pcm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Sauvignon Limes</text:p>
          </table:table-cell>
          <table:table-cell office:value-type="string" calcext:value-type="string">
            <text:p>Ignaz Niedrist</text:p>
          </table:table-cell>
          <table:table-cell office:value-type="float" office:value="55.316196" calcext:value-type="float">
            <text:p>55.3161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4" calcext:value-type="float">
            <text:p>222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ier Gris 2018</text:p>
          </table:table-cell>
          <table:table-cell office:value-type="string" calcext:value-type="string">
            <text:p>Thomas Nieder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50" calcext:value-type="float">
            <text:p>395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txvvc83qgy7dc4rt8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uvignier Gris Bio</text:p>
          </table:table-cell>
          <table:table-cell office:value-type="string" calcext:value-type="string">
            <text:p>Thomas Niedermayr</text:p>
          </table:table-cell>
          <table:table-cell office:value-type="float" office:value="46.972717" calcext:value-type="float">
            <text:p>46.9727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6" calcext:value-type="float">
            <text:p>222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chalenstein 2020</text:p>
          </table:table-cell>
          <table:table-cell office:value-type="string" calcext:value-type="string">
            <text:p>Weinmanufaktur Lu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5y3vkc0xwswjtptgg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chalenstein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39.217266" calcext:value-type="float">
            <text:p>39.2172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7" calcext:value-type="float">
            <text:p>222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 2017</text:p>
          </table:table-cell>
          <table:table-cell office:value-type="string" calcext:value-type="string">
            <text:p>Weingut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  <table:table-cell office:value-type="float" office:value="1375" calcext:value-type="float">
            <text:p>13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4337" calcext:value-type="float">
            <text:p>38.4143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18" calcext:value-type="float">
            <text:p>222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raesulis 2021</text:p>
          </table:table-cell>
          <table:table-cell office:value-type="string" calcext:value-type="string">
            <text:p>Weingut 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qez45pdft8wz2q7ck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eingut Ebner</text:p>
          </table:table-cell>
          <table:table-cell office:value-type="float" office:value="11.740561" calcext:value-type="float">
            <text:p>11.7405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8" calcext:value-type="float">
            <text:p>222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 2019</text:p>
          </table:table-cell>
          <table:table-cell office:value-type="string" calcext:value-type="string">
            <text:p>Weingut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4337" calcext:value-type="float">
            <text:p>38.4143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8" calcext:value-type="float">
            <text:p>222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Garnellen 2016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00" calcext:value-type="float">
            <text:p>6800</text:p>
          </table:table-cell>
          <table:table-cell office:value-type="float" office:value="3575" calcext:value-type="float">
            <text:p>357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rvcmmj8n8eac6z08qyhs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Garnellen Anphora Bio</text:p>
          </table:table-cell>
          <table:table-cell office:value-type="string" calcext:value-type="string">
            <text:p>Tröpfltalhof</text:p>
          </table:table-cell>
          <table:table-cell office:value-type="float" office:value="45.669983" calcext:value-type="float">
            <text:p>45.669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19" calcext:value-type="float">
            <text:p>222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achtl 2014</text:p>
          </table:table-cell>
          <table:table-cell office:value-type="string" calcext:value-type="string">
            <text:p>Weingut Tiefenbrun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7.30432" calcext:value-type="float">
            <text:p>37.304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220" calcext:value-type="float">
            <text:p>22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annenberg 202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gf3nsnzy6tbmsk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Bio</text:p>
          </table:table-cell>
          <table:table-cell office:value-type="string" calcext:value-type="string">
            <text:p>Manincor</text:p>
          </table:table-cell>
          <table:table-cell office:value-type="float" office:value="36.561844" calcext:value-type="float">
            <text:p>36.5618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21" calcext:value-type="float">
            <text:p>222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achtl 2021</text:p>
          </table:table-cell>
          <table:table-cell office:value-type="string" calcext:value-type="string">
            <text:p>Weingut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9.269768" calcext:value-type="float">
            <text:p>39.2697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22" calcext:value-type="float">
            <text:p>222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Aries 2021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92c42k83f5jb39z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Kränzelhof Graf Pfeil</text:p>
          </table:table-cell>
          <table:table-cell office:value-type="float" office:value="31.921743" calcext:value-type="float">
            <text:p>31.921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23" calcext:value-type="float">
            <text:p>222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oa 2021/22</text:p>
          </table:table-cell>
          <table:table-cell office:value-type="string" calcext:value-type="string">
            <text:p>Cantina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730" calcext:value-type="float">
            <text:p>17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31708" calcext:value-type="float">
            <text:p>35.0317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24" calcext:value-type="float">
            <text:p>222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 2018 Magnum</text:p>
          </table:table-cell>
          <table:table-cell office:value-type="string" calcext:value-type="string">
            <text:p>Weingut Dipo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4337" calcext:value-type="float">
            <text:p>38.4143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24" calcext:value-type="float">
            <text:p>222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Fumè 20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6sge6036016g43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Fumé</text:p>
          </table:table-cell>
          <table:table-cell office:value-type="string" calcext:value-type="string">
            <text:p>Weingut Abraham</text:p>
          </table:table-cell>
          <table:table-cell office:value-type="float" office:value="41.78566" calcext:value-type="float">
            <text:p>41.785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30" calcext:value-type="float">
            <text:p>22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ivat 2006</text:p>
          </table:table-cell>
          <table:table-cell office:value-type="string" calcext:value-type="string">
            <text:p>Weingut Gros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5000" calcext:value-type="float">
            <text:p>150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c2mp1b21x6x3qyba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 Sauvignon Blanc</text:p>
          </table:table-cell>
          <table:table-cell office:value-type="string" calcext:value-type="string">
            <text:p>Gross</text:p>
          </table:table-cell>
          <table:table-cell office:value-type="float" office:value="33.939583" calcext:value-type="float">
            <text:p>33.93958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2232" calcext:value-type="float">
            <text:p>2223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HG 2015</text:p>
          </table:table-cell>
          <table:table-cell office:value-type="string" calcext:value-type="string">
            <text:p>Weingut E&amp;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nh00p9gyzfw1x3sy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G Hochgrassnitzberg Reserve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5.363758" calcext:value-type="float">
            <text:p>35.36375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2233" calcext:value-type="float">
            <text:p>2223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HG 2016</text:p>
          </table:table-cell>
          <table:table-cell office:value-type="string" calcext:value-type="string">
            <text:p>Weingut E &amp; W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nh00p9gyzfw1x3sy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G Hochgrassnitzberg Reserve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2.18058" calcext:value-type="float">
            <text:p>32.1805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2234" calcext:value-type="float">
            <text:p>2223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HG 2017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500" calcext:value-type="float">
            <text:p>6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nh00p9gyzfw1x3sy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G Hochgrassnitzberg Reserve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5.363758" calcext:value-type="float">
            <text:p>35.3637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35" calcext:value-type="float">
            <text:p>2223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Obegg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43.916283" calcext:value-type="float">
            <text:p>43.9162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36" calcext:value-type="float">
            <text:p>222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Kranachberg 2015</text:p>
          </table:table-cell>
          <table:table-cell office:value-type="string" calcext:value-type="string">
            <text:p>Weingut Satt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900" calcext:value-type="float">
            <text:p>9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ye1ykk6krh9wx4qw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anachberg Weissburgunder</text:p>
          </table:table-cell>
          <table:table-cell office:value-type="string" calcext:value-type="string">
            <text:p>Sattlerhof</text:p>
          </table:table-cell>
          <table:table-cell office:value-type="float" office:value="38.131397" calcext:value-type="float">
            <text:p>38.1313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37" calcext:value-type="float">
            <text:p>2223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White Stone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vwbmmcr788s80rr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3.14174" calcext:value-type="float">
            <text:p>33.1417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2238" calcext:value-type="float">
            <text:p>222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ied Hochgrassnitzberg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fkpcw5vdmggsqfx3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ochgrassnitzberg Sauvignon Blanc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46.208878" calcext:value-type="float">
            <text:p>46.2088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ied Loren 2017</text:p>
          </table:table-cell>
          <table:table-cell office:value-type="string" calcext:value-type="string">
            <text:p>Hannes Sabat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sx21znz8spcn2s9e0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Loren Sauvignon Blanc</text:p>
          </table:table-cell>
          <table:table-cell office:value-type="string" calcext:value-type="string">
            <text:p>Hannes Sabathi</text:p>
          </table:table-cell>
          <table:table-cell office:value-type="float" office:value="52.490047" calcext:value-type="float">
            <text:p>52.490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40" calcext:value-type="float">
            <text:p>22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DAC 2023</text:p>
          </table:table-cell>
          <table:table-cell office:value-type="string" calcext:value-type="string">
            <text:p>Weingut W. Mai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vvawdvh82kexe9k4y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Maitz</text:p>
          </table:table-cell>
          <table:table-cell office:value-type="float" office:value="32.063255" calcext:value-type="float">
            <text:p>32.0632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40" calcext:value-type="float">
            <text:p>22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ciete Fumè 2020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d1frqwzwr53byfd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ciete Fumé</text:p>
          </table:table-cell>
          <table:table-cell office:value-type="string" calcext:value-type="string">
            <text:p>Gini</text:p>
          </table:table-cell>
          <table:table-cell office:value-type="float" office:value="37.826134" calcext:value-type="float">
            <text:p>37.8261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41" calcext:value-type="float">
            <text:p>222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Kräften 2018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8pym0ayp2rev95jx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äften Sauvignon Blanc</text:p>
          </table:table-cell>
          <table:table-cell office:value-type="string" calcext:value-type="string">
            <text:p>Schönberger</text:p>
          </table:table-cell>
          <table:table-cell office:value-type="float" office:value="39.631195" calcext:value-type="float">
            <text:p>39.6311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42" calcext:value-type="float">
            <text:p>222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2021</text:p>
          </table:table-cell>
          <table:table-cell office:value-type="string" calcext:value-type="string">
            <text:p>Domaine Kil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800q8349zqatm626h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Domaines Kilger</text:p>
          </table:table-cell>
          <table:table-cell office:value-type="float" office:value="33.95118" calcext:value-type="float">
            <text:p>33.951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42" calcext:value-type="float">
            <text:p>222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ere Sauvignon 2020/21</text:p>
          </table:table-cell>
          <table:table-cell office:value-type="string" calcext:value-type="string">
            <text:p>Le 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914" calcext:value-type="float">
            <text:p>191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8d5bsr9fwt7txxx7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iere</text:p>
          </table:table-cell>
          <table:table-cell office:value-type="string" calcext:value-type="string">
            <text:p>Vie di Romans</text:p>
          </table:table-cell>
          <table:table-cell office:value-type="float" office:value="41.47667" calcext:value-type="float">
            <text:p>41.476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245" calcext:value-type="float">
            <text:p>222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Blanc fumé de Pouilly 2015</text:p>
          </table:table-cell>
          <table:table-cell office:value-type="string" calcext:value-type="string">
            <text:p>Domaine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6sv48ht2mxp15z8h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Blanc</text:p>
          </table:table-cell>
          <table:table-cell office:value-type="string" calcext:value-type="string">
            <text:p>Serge Dagueneau &amp; Filles</text:p>
          </table:table-cell>
          <table:table-cell office:value-type="float" office:value="37.188026" calcext:value-type="float">
            <text:p>37.1880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46" calcext:value-type="float">
            <text:p>222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ex 2015</text:p>
          </table:table-cell>
          <table:table-cell office:value-type="string" calcext:value-type="string">
            <text:p>Domaine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900" calcext:value-type="float">
            <text:p>2890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1bys64f7h0yhje8fc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'Odyssee Silex</text:p>
          </table:table-cell>
          <table:table-cell office:value-type="string" calcext:value-type="string">
            <text:p>Serge Dagueneau &amp; Filles</text:p>
          </table:table-cell>
          <table:table-cell office:value-type="float" office:value="26.103123" calcext:value-type="float">
            <text:p>26.1031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48" calcext:value-type="float">
            <text:p>222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ieris 2008</text:p>
          </table:table-cell>
          <table:table-cell office:value-type="string" calcext:value-type="string">
            <text:p>Le 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900" calcext:value-type="float">
            <text:p>7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5zqd3t9csd0yj26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ieris</text:p>
          </table:table-cell>
          <table:table-cell office:value-type="string" calcext:value-type="string">
            <text:p>Vie di Romans</text:p>
          </table:table-cell>
          <table:table-cell office:value-type="float" office:value="42.242065" calcext:value-type="float">
            <text:p>42.2420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09" calcext:value-type="float">
            <text:p>2310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2022</text:p>
          </table:table-cell>
          <table:table-cell office:value-type="string" calcext:value-type="string">
            <text:p>Weingut Rey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43z4mxn2zrsbxq6tq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Ruyter''s Bin</text:p>
          </table:table-cell>
          <table:table-cell office:value-type="float" office:value="18.263245" calcext:value-type="float">
            <text:p>18.2632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10" calcext:value-type="float">
            <text:p>23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oa 2022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Perp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18333" calcext:value-type="float">
            <text:p>35.518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10" calcext:value-type="float">
            <text:p>23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 Au 20????</text:p>
          </table:table-cell>
          <table:table-cell office:value-type="string" calcext:value-type="string">
            <text:p>Weingut Tiefenbrunner 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5.96605" calcext:value-type="float">
            <text:p>35.966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12" calcext:value-type="float">
            <text:p>231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ormigar 2012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800" calcext:value-type="float">
            <text:p>78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59xnrk33rwwhzk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ornell Formiga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752033" calcext:value-type="float">
            <text:p>34.752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13" calcext:value-type="float">
            <text:p>231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&amp; Segen 2022</text:p>
          </table:table-cell>
          <table:table-cell office:value-type="string" calcext:value-type="string">
            <text:p>Martin Schgraff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60.898876" calcext:value-type="float">
            <text:p>60.8988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14" calcext:value-type="float">
            <text:p>231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 2020</text:p>
          </table:table-cell>
          <table:table-cell office:value-type="string" calcext:value-type="string">
            <text:p>Schloß Engl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</text:p>
          </table:table-cell>
          <table:table-cell office:value-type="string" calcext:value-type="string">
            <text:p>Schloss Englar</text:p>
          </table:table-cell>
          <table:table-cell office:value-type="float" office:value="51.83806" calcext:value-type="float">
            <text:p>51.838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15" calcext:value-type="float">
            <text:p>231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 2022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pmj2ddxb53sptb5ac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Girlan</text:p>
          </table:table-cell>
          <table:table-cell office:value-type="float" office:value="38.314957" calcext:value-type="float">
            <text:p>38.3149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16" calcext:value-type="float">
            <text:p>231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u 2014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200" calcext:value-type="float">
            <text:p>82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6.322643" calcext:value-type="float">
            <text:p>36.3226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17" calcext:value-type="float">
            <text:p>231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oraine 2020</text:p>
          </table:table-cell>
          <table:table-cell office:value-type="string" calcext:value-type="string">
            <text:p>Weingut Unter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w78860bkxc37wtj0c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Weingut Weishaar</text:p>
          </table:table-cell>
          <table:table-cell office:value-type="float" office:value="12.316143" calcext:value-type="float">
            <text:p>12.31614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14 Magnum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8900" calcext:value-type="float">
            <text:p>8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5.967037" calcext:value-type="float">
            <text:p>55.9670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19" calcext:value-type="float">
            <text:p>231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2022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489456" calcext:value-type="float">
            <text:p>39.4894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19" calcext:value-type="float">
            <text:p>231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Pfaffenegg 2021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cahm6pkz3np9aca4q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faffenegg Sauvignon</text:p>
          </table:table-cell>
          <table:table-cell office:value-type="string" calcext:value-type="string">
            <text:p>Josmoar</text:p>
          </table:table-cell>
          <table:table-cell office:value-type="float" office:value="42.67001" calcext:value-type="float">
            <text:p>42.670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120" calcext:value-type="float">
            <text:p>23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 2015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9.0628" calcext:value-type="float">
            <text:p>59.06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21" calcext:value-type="float">
            <text:p>231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mericano 2021</text:p>
          </table:table-cell>
          <table:table-cell office:value-type="string" calcext:value-type="string">
            <text:p>Kellerei Kalter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bq2g8fex5eg4b6p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altern</text:p>
          </table:table-cell>
          <table:table-cell office:value-type="float" office:value="28.010555" calcext:value-type="float">
            <text:p>28.0105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22" calcext:value-type="float">
            <text:p>231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 2019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5135" calcext:value-type="float">
            <text:p>513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oy</text:p>
          </table:table-cell>
          <table:table-cell office:value-type="string" calcext:value-type="string">
            <text:p>Tramin</text:p>
          </table:table-cell>
          <table:table-cell office:value-type="float" office:value="38.556046" calcext:value-type="float">
            <text:p>38.5560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23" calcext:value-type="float">
            <text:p>231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ottesacker 2022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dfefvbq9rg1ya0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ottesacker</text:p>
          </table:table-cell>
          <table:table-cell office:value-type="string" calcext:value-type="string">
            <text:p>Weingut Abraham</text:p>
          </table:table-cell>
          <table:table-cell office:value-type="float" office:value="49.3422" calcext:value-type="float">
            <text:p>49.3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30" calcext:value-type="float">
            <text:p>23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2023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33prkg8gewmdrc384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Jermann</text:p>
          </table:table-cell>
          <table:table-cell office:value-type="float" office:value="23.88733" calcext:value-type="float">
            <text:p>23.887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150" calcext:value-type="float">
            <text:p>23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 Montrachet 1er Cru Clos Maltroie 2006</text:p>
          </table:table-cell>
          <table:table-cell office:value-type="string" calcext:value-type="string">
            <text:p>Michel Niell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9900" calcext:value-type="float">
            <text:p>1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vp7qwrdvfdywqvwp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Clos de la Maltroie'</text:p>
          </table:table-cell>
          <table:table-cell office:value-type="string" calcext:value-type="string">
            <text:p>Domaine Michel Niellon</text:p>
          </table:table-cell>
          <table:table-cell office:value-type="float" office:value="48.966095" calcext:value-type="float">
            <text:p>48.9660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51" calcext:value-type="float">
            <text:p>231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La Foret 2020</text:p>
          </table:table-cell>
          <table:table-cell office:value-type="string" calcext:value-type="string">
            <text:p>Jean Claude Bess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39y2bebacsacc8rtb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La Forêt</text:p>
          </table:table-cell>
          <table:table-cell office:value-type="string" calcext:value-type="string">
            <text:p>Jean-Claude et Romain Bessin-Tremblay</text:p>
          </table:table-cell>
          <table:table-cell office:value-type="float" office:value="37.98075" calcext:value-type="float">
            <text:p>37.980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52" calcext:value-type="float">
            <text:p>231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lly-Fuissé Tete de Cru 2016</text:p>
          </table:table-cell>
          <table:table-cell office:value-type="string" calcext:value-type="string">
            <text:p>Chateau Fuissé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755" calcext:value-type="float">
            <text:p>275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nj1hgv8v0k51arwh3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issé Tête de Cuvée</text:p>
          </table:table-cell>
          <table:table-cell office:value-type="string" calcext:value-type="string">
            <text:p>Château Fuissé</text:p>
          </table:table-cell>
          <table:table-cell office:value-type="float" office:value="44.891605" calcext:value-type="float">
            <text:p>44.8916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53" calcext:value-type="float">
            <text:p>231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lly-Fuissé Tete de Cru 2020</text:p>
          </table:table-cell>
          <table:table-cell office:value-type="string" calcext:value-type="string">
            <text:p>Chateau Fuissé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755" calcext:value-type="float">
            <text:p>275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nj1hgv8v0k51arwh3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issé Tête de Cuvée</text:p>
          </table:table-cell>
          <table:table-cell office:value-type="string" calcext:value-type="string">
            <text:p>Château Fuissé</text:p>
          </table:table-cell>
          <table:table-cell office:value-type="float" office:value="44.891605" calcext:value-type="float">
            <text:p>44.8916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154" calcext:value-type="float">
            <text:p>231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Montee de Tonnerre 1er cru 2009</text:p>
          </table:table-cell>
          <table:table-cell office:value-type="string" calcext:value-type="string">
            <text:p>Jean Col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p37y2hx2cptgavp5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Montee de Tonnerre'</text:p>
          </table:table-cell>
          <table:table-cell office:value-type="string" calcext:value-type="string">
            <text:p>Domaine Jean Collet</text:p>
          </table:table-cell>
          <table:table-cell office:value-type="float" office:value="43.969185" calcext:value-type="float">
            <text:p>43.9691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155" calcext:value-type="float">
            <text:p>231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Montmains 1er Cru 2019</text:p>
          </table:table-cell>
          <table:table-cell office:value-type="string" calcext:value-type="string">
            <text:p>Jean Claude Bess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dxhfzs3wz6nha4h3q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Jean-Claude et Romain Bessin-Tremblay</text:p>
          </table:table-cell>
          <table:table-cell office:value-type="float" office:value="39.440594" calcext:value-type="float">
            <text:p>39.4405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56" calcext:value-type="float">
            <text:p>231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2019</text:p>
          </table:table-cell>
          <table:table-cell office:value-type="string" calcext:value-type="string">
            <text:p>C. Bellang &amp;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m7z53xqnznq7w21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Christian Bellang &amp; Fils</text:p>
          </table:table-cell>
          <table:table-cell office:value-type="float" office:value="33.749313" calcext:value-type="float">
            <text:p>33.7493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3157" calcext:value-type="float">
            <text:p>231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. Folatières 2018</text:p>
          </table:table-cell>
          <table:table-cell office:value-type="string" calcext:value-type="string">
            <text:p>Bachelet Mon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7500" calcext:value-type="float">
            <text:p>27500</text:p>
          </table:table-cell>
          <table:table-cell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hcqj49yrcec1rae9p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Les Folatières</text:p>
          </table:table-cell>
          <table:table-cell office:value-type="string" calcext:value-type="string">
            <text:p>Bachelet-Monnot</text:p>
          </table:table-cell>
          <table:table-cell office:value-type="float" office:value="55.357765" calcext:value-type="float">
            <text:p>55.3577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58" calcext:value-type="float">
            <text:p>231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Vielles Vignes 1er Cru 2018</text:p>
          </table:table-cell>
          <table:table-cell office:value-type="string" calcext:value-type="string">
            <text:p>Domain J.C. Bess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t61gd1r7yha4rvgp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Vaillons'</text:p>
          </table:table-cell>
          <table:table-cell office:value-type="string" calcext:value-type="string">
            <text:p>Besson</text:p>
          </table:table-cell>
          <table:table-cell office:value-type="float" office:value="32.3249" calcext:value-type="float">
            <text:p>32.324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59" calcext:value-type="float">
            <text:p>231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 Charlemagne Grand Cru 2010</text:p>
          </table:table-cell>
          <table:table-cell office:value-type="string" calcext:value-type="string">
            <text:p>Bouchard P&amp;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5900" calcext:value-type="float">
            <text:p>1590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ergein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rq244e4b7ss0r2sw0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Jean Bouchard</text:p>
          </table:table-cell>
          <table:table-cell office:value-type="float" office:value="34.685333" calcext:value-type="float">
            <text:p>34.6853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160" calcext:value-type="float">
            <text:p>23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Les Grands Charrons 2013</text:p>
          </table:table-cell>
          <table:table-cell office:value-type="string" calcext:value-type="string">
            <text:p>Bouzereau et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gtdc3sex5xnd1m9z7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Grands Charrons Meursault</text:p>
          </table:table-cell>
          <table:table-cell office:value-type="string" calcext:value-type="string">
            <text:p>Bouzereau-Gruère</text:p>
          </table:table-cell>
          <table:table-cell office:value-type="float" office:value="39.77761" calcext:value-type="float">
            <text:p>39.777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2020/23</text:p>
          </table:table-cell>
          <table:table-cell office:value-type="string" calcext:value-type="string">
            <text:p>Christian Mo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cezq1z3qhpvab333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Christian Moreau Pere &amp; Fils</text:p>
          </table:table-cell>
          <table:table-cell office:value-type="float" office:value="28.61472" calcext:value-type="float">
            <text:p>28.614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iglat 2019</text:p>
          </table:table-cell>
          <table:table-cell office:value-type="string" calcext:value-type="string">
            <text:p>Weingut Veli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2jg1bw3rgzz1ysc2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glat</text:p>
          </table:table-cell>
          <table:table-cell office:value-type="string" calcext:value-type="string">
            <text:p>Velich</text:p>
          </table:table-cell>
          <table:table-cell office:value-type="float" office:value="44.653873" calcext:value-type="float">
            <text:p>44.6538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2" calcext:value-type="float">
            <text:p>231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Blanc Cote D'Or 2021</text:p>
          </table:table-cell>
          <table:table-cell office:value-type="string" calcext:value-type="string">
            <text:p>Bachelet Mon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ay70y8k4mwrt42dn6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 d’Or</text:p>
          </table:table-cell>
          <table:table-cell office:value-type="string" calcext:value-type="string">
            <text:p>Bachelet-Monnot</text:p>
          </table:table-cell>
          <table:table-cell office:value-type="float" office:value="53.593975" calcext:value-type="float">
            <text:p>53.59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2" calcext:value-type="float">
            <text:p>231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arscho 2019</text:p>
          </table:table-cell>
          <table:table-cell office:value-type="string" calcext:value-type="string">
            <text:p>Weingut Ve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2jdhsr4h4gpjm1kgb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rscho</text:p>
          </table:table-cell>
          <table:table-cell office:value-type="string" calcext:value-type="string">
            <text:p>Velich</text:p>
          </table:table-cell>
          <table:table-cell office:value-type="float" office:value="45.54813" calcext:value-type="float">
            <text:p>45.548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63" calcext:value-type="float">
            <text:p>231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 Montrachet Les Folatiers 2018</text:p>
          </table:table-cell>
          <table:table-cell office:value-type="string" calcext:value-type="string">
            <text:p>Bachelet Mon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hcqj49yrcec1rae9p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Les Folatières</text:p>
          </table:table-cell>
          <table:table-cell office:value-type="string" calcext:value-type="string">
            <text:p>Bachelet-Monnot</text:p>
          </table:table-cell>
          <table:table-cell office:value-type="float" office:value="54.706276" calcext:value-type="float">
            <text:p>54.7062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3" calcext:value-type="float">
            <text:p>231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iglat 2021</text:p>
          </table:table-cell>
          <table:table-cell office:value-type="string" calcext:value-type="string">
            <text:p>Weingut Veli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2jg1bw3rgzz1ysc2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glat</text:p>
          </table:table-cell>
          <table:table-cell office:value-type="string" calcext:value-type="string">
            <text:p>Velich</text:p>
          </table:table-cell>
          <table:table-cell office:value-type="float" office:value="44.653873" calcext:value-type="float">
            <text:p>44.6538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4" calcext:value-type="float">
            <text:p>231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arscho 2021</text:p>
          </table:table-cell>
          <table:table-cell office:value-type="string" calcext:value-type="string">
            <text:p>Weingut Ve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2jdhsr4h4gpjm1kgb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rscho</text:p>
          </table:table-cell>
          <table:table-cell office:value-type="string" calcext:value-type="string">
            <text:p>Velich</text:p>
          </table:table-cell>
          <table:table-cell office:value-type="float" office:value="45.54813" calcext:value-type="float">
            <text:p>45.548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165" calcext:value-type="float">
            <text:p>231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ed Jägerberg 2018</text:p>
          </table:table-cell>
          <table:table-cell office:value-type="string" calcext:value-type="string">
            <text:p>Hannes Sabat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m31dn02g2h3ea181p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Jagerberg Chardonnay</text:p>
          </table:table-cell>
          <table:table-cell office:value-type="string" calcext:value-type="string">
            <text:p>Hannes Sabathi</text:p>
          </table:table-cell>
          <table:table-cell office:value-type="float" office:value="55.255318" calcext:value-type="float">
            <text:p>55.2553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6" calcext:value-type="float">
            <text:p>231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rand Select 2021/20</text:p>
          </table:table-cell>
          <table:table-cell office:value-type="string" calcext:value-type="string">
            <text:p>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4690" calcext:value-type="float">
            <text:p>4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56f38ttbb960a4ee2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 Select Chardonnay</text:p>
          </table:table-cell>
          <table:table-cell office:value-type="string" calcext:value-type="string">
            <text:p>Wieninger</text:p>
          </table:table-cell>
          <table:table-cell office:value-type="float" office:value="38.306416" calcext:value-type="float">
            <text:p>38.3064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67" calcext:value-type="float">
            <text:p>231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reudshofer 2017 Magnum</text:p>
          </table:table-cell>
          <table:table-cell office:value-type="string" calcext:value-type="string">
            <text:p>H&amp;A Nittnau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7pj1tbep20acxgj6k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eudshofer Jois</text:p>
          </table:table-cell>
          <table:table-cell office:value-type="string" calcext:value-type="string">
            <text:p>Anita Nittnaus Hans</text:p>
          </table:table-cell>
          <table:table-cell office:value-type="float" office:value="31.169914" calcext:value-type="float">
            <text:p>31.169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68" calcext:value-type="float">
            <text:p>231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02 Magnum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2" calcext:value-type="float">
            <text:p>2002</text:p>
          </table:table-cell>
          <table:table-cell office:value-type="float" office:value="16900" calcext:value-type="float">
            <text:p>16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6.77462" calcext:value-type="float">
            <text:p>36.77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71" calcext:value-type="float">
            <text:p>231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11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200" calcext:value-type="float">
            <text:p>82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6.77462" calcext:value-type="float">
            <text:p>36.77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72" calcext:value-type="float">
            <text:p>231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21</text:p>
          </table:table-cell>
          <table:table-cell office:value-type="string" calcext:value-type="string">
            <text:p>Weingut Walter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47.62165" calcext:value-type="float">
            <text:p>47.621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73" calcext:value-type="float">
            <text:p>231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Obegg 2017</text:p>
          </table:table-cell>
          <table:table-cell office:value-type="string" calcext:value-type="string">
            <text:p>Weingut E &amp; W Pol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Meixn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jcrdqkqrsxtq1g2d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gg Chardonnay</text:p>
          </table:table-cell>
          <table:table-cell office:value-type="string" calcext:value-type="string">
            <text:p>Weingut Erich &amp; Walter Polz</text:p>
          </table:table-cell>
          <table:table-cell office:value-type="float" office:value="36.77462" calcext:value-type="float">
            <text:p>36.77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74" calcext:value-type="float">
            <text:p>2317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örbisch 2022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j8yn9rdn2qrshsm9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örbisch Chardonnay</text:p>
          </table:table-cell>
          <table:table-cell office:value-type="string" calcext:value-type="string">
            <text:p>Schönberger</text:p>
          </table:table-cell>
          <table:table-cell office:value-type="float" office:value="44.70604" calcext:value-type="float">
            <text:p>44.7060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75" calcext:value-type="float">
            <text:p>231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illon Zieregg 2014</text:p>
          </table:table-cell>
          <table:table-cell office:value-type="string" calcext:value-type="string">
            <text:p>Weingut 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3900" calcext:value-type="float">
            <text:p>3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87vgbtrcwbbvxh5j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Zieregg Morillon Trockenbeerenauslese</text:p>
          </table:table-cell>
          <table:table-cell office:value-type="string" calcext:value-type="string">
            <text:p>Tement</text:p>
          </table:table-cell>
          <table:table-cell office:value-type="float" office:value="42.323666" calcext:value-type="float">
            <text:p>42.3236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77" calcext:value-type="float">
            <text:p>231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illon Vom Opok 2018</text:p>
          </table:table-cell>
          <table:table-cell office:value-type="string" calcext:value-type="string">
            <text:p>Weingut Werli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1m4sn818bcq0mkc07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Opok bio</text:p>
          </table:table-cell>
          <table:table-cell office:value-type="string" calcext:value-type="string">
            <text:p>Werlitsch</text:p>
          </table:table-cell>
          <table:table-cell office:value-type="float" office:value="42.636288" calcext:value-type="float">
            <text:p>42.6362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78" calcext:value-type="float">
            <text:p>231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iglat 2013</text:p>
          </table:table-cell>
          <table:table-cell office:value-type="string" calcext:value-type="string">
            <text:p>Weingut Ve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r2jg1bw3rgzz1ysc2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glat</text:p>
          </table:table-cell>
          <table:table-cell office:value-type="string" calcext:value-type="string">
            <text:p>Velich</text:p>
          </table:table-cell>
          <table:table-cell office:value-type="float" office:value="44.653873" calcext:value-type="float">
            <text:p>44.6538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79" calcext:value-type="float">
            <text:p>231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ergschmallister 2021</text:p>
          </table:table-cell>
          <table:table-cell office:value-type="string" calcext:value-type="string">
            <text:p>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zek17txph85ntr6r0jzd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Bergschmallister Jois Chardonnay</text:p>
          </table:table-cell>
          <table:table-cell office:value-type="string" calcext:value-type="string">
            <text:p>Anita Nittnaus Hans</text:p>
          </table:table-cell>
          <table:table-cell office:value-type="float" office:value="30.217493" calcext:value-type="float">
            <text:p>30.2174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2018</text:p>
          </table:table-cell>
          <table:table-cell office:value-type="string" calcext:value-type="string">
            <text:p>Weingute 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1900" calcext:value-type="float">
            <text:p>319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tf8wtpdaq6ehczn8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5.02583" calcext:value-type="float">
            <text:p>25.025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181" calcext:value-type="float">
            <text:p>231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e Morgenzon 2018</text:p>
          </table:table-cell>
          <table:table-cell office:value-type="string" calcext:value-type="string">
            <text:p>Stellenbo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2cbpw1fwgvhzmmqek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Stellenbosch Drive</text:p>
          </table:table-cell>
          <table:table-cell office:value-type="float" office:value="23.866585" calcext:value-type="float">
            <text:p>23.866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86" calcext:value-type="float">
            <text:p>231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lte Reben 2019</text:p>
          </table:table-cell>
          <table:table-cell office:value-type="string" calcext:value-type="string">
            <text:p>Bernh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329" calcext:value-type="float">
            <text:p>332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tzxwa1ny6bfa8bd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lte Reben Bio</text:p>
          </table:table-cell>
          <table:table-cell office:value-type="string" calcext:value-type="string">
            <text:p>Bernhard Huber</text:p>
          </table:table-cell>
          <table:table-cell office:value-type="float" office:value="40.787956" calcext:value-type="float">
            <text:p>40.7879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11" calcext:value-type="float">
            <text:p>2321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Manseng 2017/19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1730" calcext:value-type="float">
            <text:p>173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95ekwg1sgd6zc0mc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Manseng</text:p>
          </table:table-cell>
          <table:table-cell office:value-type="string" calcext:value-type="string">
            <text:p>Andreas Baron Widmann</text:p>
          </table:table-cell>
          <table:table-cell office:value-type="float" office:value="43.832718" calcext:value-type="float">
            <text:p>43.8327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12" calcext:value-type="float">
            <text:p>232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 2020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2.02297" calcext:value-type="float">
            <text:p>42.022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13" calcext:value-type="float">
            <text:p>232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 2019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300" calcext:value-type="float">
            <text:p>43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2.02297" calcext:value-type="float">
            <text:p>42.022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14" calcext:value-type="float">
            <text:p>232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 2016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600" calcext:value-type="float">
            <text:p>46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2.02297" calcext:value-type="float">
            <text:p>42.022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15" calcext:value-type="float">
            <text:p>232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serve de la Contessa 202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93348" calcext:value-type="float">
            <text:p>41.933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16" calcext:value-type="float">
            <text:p>232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tterberg Weiß Trias 2021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hrqwh2b0tvrv2f3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as Mitterberg Weiss</text:p>
          </table:table-cell>
          <table:table-cell office:value-type="string" calcext:value-type="string">
            <text:p>Ignaz Niedrist</text:p>
          </table:table-cell>
          <table:table-cell office:value-type="float" office:value="71.85331" calcext:value-type="float">
            <text:p>71.853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17" calcext:value-type="float">
            <text:p>232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2019</text:p>
          </table:table-cell>
          <table:table-cell office:value-type="string" calcext:value-type="string">
            <text:p>Dolomytos S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orber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1.674194" calcext:value-type="float">
            <text:p>51.6741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218" calcext:value-type="float">
            <text:p>232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2015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2235" calcext:value-type="float">
            <text:p>223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93399" calcext:value-type="float">
            <text:p>52.9339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2019/21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170" calcext:value-type="float">
            <text:p>3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93399" calcext:value-type="float">
            <text:p>52.9339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220" calcext:value-type="float">
            <text:p>23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2021 Magnum</text:p>
          </table:table-cell>
          <table:table-cell office:value-type="string" calcext:value-type="string">
            <text:p>Kellerei Terlan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700" calcext:value-type="float">
            <text:p>12700</text:p>
          </table:table-cell>
          <table:table-cell office:value-type="float" office:value="6659" calcext:value-type="float">
            <text:p>665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93399" calcext:value-type="float">
            <text:p>52.933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nnrain 2018</text:p>
          </table:table-cell>
          <table:table-cell office:value-type="string" calcext:value-type="string">
            <text:p>Thomas Nieder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50" calcext:value-type="float">
            <text:p>3650</text:p>
          </table:table-cell>
          <table:table-cell office:value-type="float" office:value="1520" calcext:value-type="float">
            <text:p>1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fbbq0jp6s354y8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 Gandberg Sonnrain</text:p>
          </table:table-cell>
          <table:table-cell office:value-type="string" calcext:value-type="string">
            <text:p>Thomas Niedermayr</text:p>
          </table:table-cell>
          <table:table-cell office:value-type="float" office:value="45.05115" calcext:value-type="float">
            <text:p>45.051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25" calcext:value-type="float">
            <text:p>2322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 2022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abdgmg1x0dh6q0w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nberg Dolomiten Manzoni Bianco</text:p>
          </table:table-cell>
          <table:table-cell office:value-type="string" calcext:value-type="string">
            <text:p>Andreas Baron Widmann</text:p>
          </table:table-cell>
          <table:table-cell office:value-type="float" office:value="40.006905" calcext:value-type="float">
            <text:p>40.0069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27" calcext:value-type="float">
            <text:p>232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allo Di Tocai 2016 Magnum </text:p>
          </table:table-cell>
          <table:table-cell office:value-type="string" calcext:value-type="string">
            <text:p>Vignai da Dulin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19tj4119asfnttnwz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Giallo di Tocai</text:p>
          </table:table-cell>
          <table:table-cell office:value-type="string" calcext:value-type="string">
            <text:p>Vignai da Duline</text:p>
          </table:table-cell>
          <table:table-cell office:value-type="float" office:value="54.03757" calcext:value-type="float">
            <text:p>54.037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229" calcext:value-type="float">
            <text:p>2322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rmint Tannenberg 2022</text:p>
          </table:table-cell>
          <table:table-cell office:value-type="string" calcext:value-type="string">
            <text:p>Hans &amp; Anit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7y8247jm7qa5p8teg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chleicher Sonnenberg Beerenauslese Ortega</text:p>
          </table:table-cell>
          <table:table-cell office:value-type="string" calcext:value-type="string">
            <text:p>Hans Beth</text:p>
          </table:table-cell>
          <table:table-cell office:value-type="float" office:value="20.291388" calcext:value-type="float">
            <text:p>20.2913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30" calcext:value-type="float">
            <text:p>23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uburger Waldacker 2019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8nnvqb9c73gnywmwt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ldacker Neuburger</text:p>
          </table:table-cell>
          <table:table-cell office:value-type="string" calcext:value-type="string">
            <text:p>Schönberger</text:p>
          </table:table-cell>
          <table:table-cell office:value-type="float" office:value="49.59812" calcext:value-type="float">
            <text:p>49.598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31" calcext:value-type="float">
            <text:p>232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mischter Satz Ried Falkenberg 1er 2019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50" calcext:value-type="float">
            <text:p>3650</text:p>
          </table:table-cell>
          <table:table-cell office:value-type="float" office:value="1520" calcext:value-type="float">
            <text:p>15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vb3n9m3gz7hveg129xwe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mischter Satz Ried Falkenberg</text:p>
          </table:table-cell>
          <table:table-cell office:value-type="string" calcext:value-type="string">
            <text:p>Wieninger</text:p>
          </table:table-cell>
          <table:table-cell office:value-type="float" office:value="48.964394" calcext:value-type="float">
            <text:p>48.9643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33" calcext:value-type="float">
            <text:p>2323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ero 2013</text:p>
          </table:table-cell>
          <table:table-cell office:value-type="string" calcext:value-type="string">
            <text:p>Ploder Rosen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r7y0k3n21ns5q998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Ploder Rosenberg</text:p>
          </table:table-cell>
          <table:table-cell office:value-type="float" office:value="48.712265" calcext:value-type="float">
            <text:p>48.7122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34" calcext:value-type="float">
            <text:p>2323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Vinnae 2022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b4rjgjga7vp2k26xpckg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Vinnae</text:p>
          </table:table-cell>
          <table:table-cell office:value-type="string" calcext:value-type="string">
            <text:p>Jermann</text:p>
          </table:table-cell>
          <table:table-cell office:value-type="float" office:value="43.63781" calcext:value-type="float">
            <text:p>43.637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35" calcext:value-type="float">
            <text:p>2323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Malvasia Selezione 2012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vsgv7n3r7qem6p5q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Malvasia Selezione</text:p>
          </table:table-cell>
          <table:table-cell office:value-type="string" calcext:value-type="string">
            <text:p>Borgo del Tiglio</text:p>
          </table:table-cell>
          <table:table-cell office:value-type="float" office:value="52.57029" calcext:value-type="float">
            <text:p>52.570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36" calcext:value-type="float">
            <text:p>232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2016/17</text:p>
          </table:table-cell>
          <table:table-cell office:value-type="string" calcext:value-type="string">
            <text:p>Vignai Da Dul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051q6eybgjgyh2mx8h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Vignai da Duline</text:p>
          </table:table-cell>
          <table:table-cell office:value-type="float" office:value="46.201324" calcext:value-type="float">
            <text:p>46.201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37" calcext:value-type="float">
            <text:p>2323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crisassi Bianco 2019</text:p>
          </table:table-cell>
          <table:table-cell office:value-type="string" calcext:value-type="string">
            <text:p>Le Due T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845" calcext:value-type="float">
            <text:p>184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g11nj339116kp21c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crisassi</text:p>
          </table:table-cell>
          <table:table-cell office:value-type="string" calcext:value-type="string">
            <text:p>Le Due Terre</text:p>
          </table:table-cell>
          <table:table-cell office:value-type="float" office:value="37.657852" calcext:value-type="float">
            <text:p>37.657852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3239" calcext:value-type="float">
            <text:p>232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Vecchie Vinie Salvarenza 2015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d5wjjdtrepw3sgpp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ontrada Salvarenza Vecchie Vigne Bio</text:p>
          </table:table-cell>
          <table:table-cell office:value-type="string" calcext:value-type="string">
            <text:p>Gini</text:p>
          </table:table-cell>
          <table:table-cell office:value-type="float" office:value="35.361095" calcext:value-type="float">
            <text:p>35.3610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40" calcext:value-type="float">
            <text:p>23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on Chisciotte 2021/22</text:p>
          </table:table-cell>
          <table:table-cell office:value-type="string" calcext:value-type="string">
            <text:p>P. Zampagl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220" calcext:value-type="float">
            <text:p>12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w56aee16stsaqv6q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n Chisciotte Fiano</text:p>
          </table:table-cell>
          <table:table-cell office:value-type="string" calcext:value-type="string">
            <text:p>Pierluigi Zampaglione</text:p>
          </table:table-cell>
          <table:table-cell office:value-type="float" office:value="54.5766" calcext:value-type="float">
            <text:p>54.576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3240" calcext:value-type="float">
            <text:p>23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Vecchie Vinie Salvarenza 2021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d5wjjdtrepw3sgpp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ontrada Salvarenza Vecchie Vigne Bio</text:p>
          </table:table-cell>
          <table:table-cell office:value-type="string" calcext:value-type="string">
            <text:p>Gini</text:p>
          </table:table-cell>
          <table:table-cell office:value-type="float" office:value="35.361095" calcext:value-type="float">
            <text:p>35.3610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41" calcext:value-type="float">
            <text:p>232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2020</text:p>
          </table:table-cell>
          <table:table-cell office:value-type="string" calcext:value-type="string">
            <text:p>Pietracup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zvnfnz8dk047nkq5s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Campania</text:p>
          </table:table-cell>
          <table:table-cell office:value-type="string" calcext:value-type="string">
            <text:p>Pietracupa</text:p>
          </table:table-cell>
          <table:table-cell office:value-type="float" office:value="37.678467" calcext:value-type="float">
            <text:p>37.6784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44" calcext:value-type="float">
            <text:p>232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2023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810" calcext:value-type="float">
            <text:p>8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ddbbwcct8vxn65ad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</text:p>
          </table:table-cell>
          <table:table-cell office:value-type="string" calcext:value-type="string">
            <text:p>Gini</text:p>
          </table:table-cell>
          <table:table-cell office:value-type="float" office:value="30.64943" calcext:value-type="float">
            <text:p>30.64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45" calcext:value-type="float">
            <text:p>232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2020/22</text:p>
          </table:table-cell>
          <table:table-cell office:value-type="string" calcext:value-type="string">
            <text:p>Cantina Piero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j4tjshy9tb20x9c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Bio</text:p>
          </table:table-cell>
          <table:table-cell office:value-type="string" calcext:value-type="string">
            <text:p>Pieropan</text:p>
          </table:table-cell>
          <table:table-cell office:value-type="float" office:value="45.596676" calcext:value-type="float">
            <text:p>45.5966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46" calcext:value-type="float">
            <text:p>232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ese 2023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wf13ezkde9h29zq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Rocca Cortese Piemonte</text:p>
          </table:table-cell>
          <table:table-cell office:value-type="string" calcext:value-type="string">
            <text:p>Albino Rocca</text:p>
          </table:table-cell>
          <table:table-cell office:value-type="float" office:value="39.93972" calcext:value-type="float">
            <text:p>39.939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47" calcext:value-type="float">
            <text:p>232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iletto 2020/21</text:p>
          </table:table-cell>
          <table:table-cell office:value-type="string" calcext:value-type="string">
            <text:p>Pomodol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340" calcext:value-type="float">
            <text:p>134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h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xyeanb3kammr9jtx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letto</text:p>
          </table:table-cell>
          <table:table-cell office:value-type="string" calcext:value-type="string">
            <text:p>Pomodolce</text:p>
          </table:table-cell>
          <table:table-cell office:value-type="float" office:value="37.86857" calcext:value-type="float">
            <text:p>37.86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248" calcext:value-type="float">
            <text:p>232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canico Trebbiano 2021/22</text:p>
          </table:table-cell>
          <table:table-cell office:value-type="string" calcext:value-type="string">
            <text:p>Antonio Cami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bfhmz1szmxjpb64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canico</text:p>
          </table:table-cell>
          <table:table-cell office:value-type="string" calcext:value-type="string">
            <text:p>Antonio Camillo</text:p>
          </table:table-cell>
          <table:table-cell office:value-type="float" office:value="43.343475" calcext:value-type="float">
            <text:p>43.3434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49" calcext:value-type="float">
            <text:p>232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Istriana Dis Cumieris 2009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6900" calcext:value-type="float">
            <text:p>69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x52tyapvzfwsa97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Istriana Dis Cumieris</text:p>
          </table:table-cell>
          <table:table-cell office:value-type="string" calcext:value-type="string">
            <text:p>Vie di Romans</text:p>
          </table:table-cell>
          <table:table-cell office:value-type="float" office:value="60.6444" calcext:value-type="float">
            <text:p>60.64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jcanti 2018</text:p>
          </table:table-cell>
          <table:table-cell office:value-type="string" calcext:value-type="string">
            <text:p>Cantina 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syh4zgs1ev6sath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jcanti Bianco</text:p>
          </table:table-cell>
          <table:table-cell office:value-type="string" calcext:value-type="string">
            <text:p>Gulfi</text:p>
          </table:table-cell>
          <table:table-cell office:value-type="float" office:value="44.09487" calcext:value-type="float">
            <text:p>44.09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51" calcext:value-type="float">
            <text:p>232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 2018</text:p>
          </table:table-cell>
          <table:table-cell office:value-type="string" calcext:value-type="string">
            <text:p>Tenuta di Fes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200" calcext:value-type="float">
            <text:p>5200</text:p>
          </table:table-cell>
          <table:table-cell office:value-type="float" office:value="2080" calcext:value-type="float">
            <text:p>20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80dzw025xftdy34f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</text:p>
          </table:table-cell>
          <table:table-cell office:value-type="string" calcext:value-type="string">
            <text:p>Tenuta di Fessina</text:p>
          </table:table-cell>
          <table:table-cell office:value-type="float" office:value="57.251923" calcext:value-type="float">
            <text:p>57.251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52" calcext:value-type="float">
            <text:p>232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 2020</text:p>
          </table:table-cell>
          <table:table-cell office:value-type="string" calcext:value-type="string">
            <text:p>Tenuta di Fes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470" calcext:value-type="float">
            <text:p>24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dzw025xftdy34f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'Puddara Etna Bianco</text:p>
          </table:table-cell>
          <table:table-cell office:value-type="string" calcext:value-type="string">
            <text:p>Tenuta di Fessina</text:p>
          </table:table-cell>
          <table:table-cell office:value-type="float" office:value="57.251923" calcext:value-type="float">
            <text:p>57.251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54" calcext:value-type="float">
            <text:p>232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 2022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5100" calcext:value-type="float">
            <text:p>5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q7cpvha6n6bye2q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 Colli Aprutini</text:p>
          </table:table-cell>
          <table:table-cell office:value-type="string" calcext:value-type="string">
            <text:p>Emidio Pepe</text:p>
          </table:table-cell>
          <table:table-cell office:value-type="float" office:value="36.38655" calcext:value-type="float">
            <text:p>36.386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55" calcext:value-type="float">
            <text:p>232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ee Friulano 2008</text:p>
          </table:table-cell>
          <table:table-cell office:value-type="string" calcext:value-type="string">
            <text:p>Vie di Rom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xqzs4z0s71rakqk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Dolée</text:p>
          </table:table-cell>
          <table:table-cell office:value-type="string" calcext:value-type="string">
            <text:p>Vie di Romans</text:p>
          </table:table-cell>
          <table:table-cell office:value-type="float" office:value="43.449875" calcext:value-type="float">
            <text:p>43.4498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55" calcext:value-type="float">
            <text:p>232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2019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4510" calcext:value-type="float">
            <text:p>4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35.908447" calcext:value-type="float">
            <text:p>35.9084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58" calcext:value-type="float">
            <text:p>232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lles Vignes Blanc 2021</text:p>
          </table:table-cell>
          <table:table-cell office:value-type="string" calcext:value-type="string">
            <text:p>Domaine 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vj03jge7ysqyvgckn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Vieilles Vignes Blanc Bio</text:p>
          </table:table-cell>
          <table:table-cell office:value-type="string" calcext:value-type="string">
            <text:p>Domaine Gauby</text:p>
          </table:table-cell>
          <table:table-cell office:value-type="float" office:value="37.186035" calcext:value-type="float">
            <text:p>37.18603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3259" calcext:value-type="float">
            <text:p>232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cinaires 2021</text:p>
          </table:table-cell>
          <table:table-cell office:value-type="string" calcext:value-type="string">
            <text:p>Domaine 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orber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7yjqz7pm80xr1ntej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Calcinaires Côtes Catalanes Blanc</text:p>
          </table:table-cell>
          <table:table-cell office:value-type="string" calcext:value-type="string">
            <text:p>Domaine Gauby</text:p>
          </table:table-cell>
          <table:table-cell office:value-type="float" office:value="35.403244" calcext:value-type="float">
            <text:p>35.4032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70" calcext:value-type="float">
            <text:p>23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2023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770" calcext:value-type="float">
            <text:p>17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5355bbkp2p0jjm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Pacherhof</text:p>
          </table:table-cell>
          <table:table-cell office:value-type="float" office:value="36.64598" calcext:value-type="float">
            <text:p>36.645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271" calcext:value-type="float">
            <text:p>232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2022/23</text:p>
          </table:table-cell>
          <table:table-cell office:value-type="string" calcext:value-type="string">
            <text:p>Kuenhof P.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pmwf85jqkbg6g0tnn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P. J. Valckenberg</text:p>
          </table:table-cell>
          <table:table-cell office:value-type="float" office:value="14.719887" calcext:value-type="float">
            <text:p>14.7198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272" calcext:value-type="float">
            <text:p>232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hof 2021/22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7eppkqtn5mb4hjt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Tramin</text:p>
          </table:table-cell>
          <table:table-cell office:value-type="float" office:value="31.902119" calcext:value-type="float">
            <text:p>31.9021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73" calcext:value-type="float">
            <text:p>232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pupa Orange Gewürztraminer 2019/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54.417473" calcext:value-type="float">
            <text:p>54.4174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74" calcext:value-type="float">
            <text:p>2327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2022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630" calcext:value-type="float">
            <text:p>163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e8vtz4gasvnzdygyt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Weingut In Der Eben</text:p>
          </table:table-cell>
          <table:table-cell office:value-type="float" office:value="30.310265" calcext:value-type="float">
            <text:p>30.3102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3275" calcext:value-type="float">
            <text:p>232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hof 2018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7eppkqtn5mb4hjt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Tramin</text:p>
          </table:table-cell>
          <table:table-cell office:value-type="float" office:value="31.902119" calcext:value-type="float">
            <text:p>31.9021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77" calcext:value-type="float">
            <text:p>232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 2020/21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365" calcext:value-type="float">
            <text:p>236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7.012" calcext:value-type="float">
            <text:p>37.0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79" calcext:value-type="float">
            <text:p>232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miner GT 2021/22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pb0szh8z1323pz3dv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nzegg</text:p>
          </table:table-cell>
          <table:table-cell office:value-type="float" office:value="43.72453" calcext:value-type="float">
            <text:p>43.724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80" calcext:value-type="float">
            <text:p>232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Grand Cru Altenberg 2018</text:p>
          </table:table-cell>
          <table:table-cell office:value-type="string" calcext:value-type="string">
            <text:p>Frederic Moc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600" calcext:value-type="float">
            <text:p>46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ker1xpfmjw4zdw1ad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urztraminer Grand Cru Altenberg de Bergbieten</text:p>
          </table:table-cell>
          <table:table-cell office:value-type="string" calcext:value-type="string">
            <text:p>Frederic Mochel</text:p>
          </table:table-cell>
          <table:table-cell office:value-type="float" office:value="41.781685" calcext:value-type="float">
            <text:p>41.7816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81" calcext:value-type="float">
            <text:p>232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tal Roter Traminer 2018</text:p>
          </table:table-cell>
          <table:table-cell office:value-type="string" calcext:value-type="string">
            <text:p>Weingut Neumei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50" calcext:value-type="float">
            <text:p>395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xkg4k82tmv5afgz1d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intal Roter Traminer</text:p>
          </table:table-cell>
          <table:table-cell office:value-type="string" calcext:value-type="string">
            <text:p>Neumeister</text:p>
          </table:table-cell>
          <table:table-cell office:value-type="float" office:value="52.542862" calcext:value-type="float">
            <text:p>52.542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82" calcext:value-type="float">
            <text:p>232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r Traminer Freyheit 2021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390" calcext:value-type="float">
            <text:p>23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pdrpbwnnm4t2g919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miner Roter Freyheit</text:p>
          </table:table-cell>
          <table:table-cell office:value-type="string" calcext:value-type="string">
            <text:p>Heinrich</text:p>
          </table:table-cell>
          <table:table-cell office:value-type="float" office:value="43.48481" calcext:value-type="float">
            <text:p>43.484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84" calcext:value-type="float">
            <text:p>2328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 2011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7.012" calcext:value-type="float">
            <text:p>37.0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285" calcext:value-type="float">
            <text:p>2328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Josef 2013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g3y386agp77mh76q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J. Hofstätter</text:p>
          </table:table-cell>
          <table:table-cell office:value-type="float" office:value="25.439034" calcext:value-type="float">
            <text:p>25.4390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90" calcext:value-type="float">
            <text:p>23290</text:p>
          </table:table-cell>
          <table:table-cell table:style-name="ce2"/>
          <table:table-cell office:value-type="string" calcext:value-type="string">
            <text:p>Rosè Pinot Noir Virgo 2021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50" calcext:value-type="float">
            <text:p>3450</text:p>
          </table:table-cell>
          <table:table-cell office:value-type="float" office:value="1405" calcext:value-type="float">
            <text:p>140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58hjxm2exdm32r608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Virgo Blauburgunder Rosé</text:p>
          </table:table-cell>
          <table:table-cell office:value-type="string" calcext:value-type="string">
            <text:p>Kränzelhof Graf Pfeil</text:p>
          </table:table-cell>
          <table:table-cell office:value-type="float" office:value="31.155977" calcext:value-type="float">
            <text:p>31.1559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92" calcext:value-type="float">
            <text:p>23292</text:p>
          </table:table-cell>
          <table:table-cell table:style-name="ce2"/>
          <table:table-cell office:value-type="string" calcext:value-type="string">
            <text:p>La Rose de Manincor 2022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50" calcext:value-type="float">
            <text:p>335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5.33088" calcext:value-type="float">
            <text:p>45.330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293" calcext:value-type="float">
            <text:p>23293</text:p>
          </table:table-cell>
          <table:table-cell table:style-name="ce2"/>
          <table:table-cell office:value-type="string" calcext:value-type="string">
            <text:p>Lagrein Kretzer 2021</text:p>
          </table:table-cell>
          <table:table-cell office:value-type="string" calcext:value-type="string">
            <text:p>Weingut Mayer Nus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p4h2k15bqbycrvn9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Kretzer</text:p>
          </table:table-cell>
          <table:table-cell office:value-type="string" calcext:value-type="string">
            <text:p>Th.Mayr &amp; Sohne</text:p>
          </table:table-cell>
          <table:table-cell office:value-type="float" office:value="28.663452" calcext:value-type="float">
            <text:p>28.6634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94" calcext:value-type="float">
            <text:p>23294</text:p>
          </table:table-cell>
          <table:table-cell table:style-name="ce2"/>
          <table:table-cell office:value-type="string" calcext:value-type="string">
            <text:p>Rosato Sangiovese 2023</text:p>
          </table:table-cell>
          <table:table-cell office:value-type="string" calcext:value-type="string">
            <text:p>Tenuta Carle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14rdeewnasa211qg1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</text:p>
          </table:table-cell>
          <table:table-cell office:value-type="string" calcext:value-type="string">
            <text:p>Tenuta di Carleone</text:p>
          </table:table-cell>
          <table:table-cell office:value-type="float" office:value="32.960567" calcext:value-type="float">
            <text:p>32.960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10" calcext:value-type="float">
            <text:p>31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2015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900" calcext:value-type="float">
            <text:p>7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611576" calcext:value-type="float">
            <text:p>44.611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11" calcext:value-type="float">
            <text:p>31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201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611576" calcext:value-type="float">
            <text:p>44.611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12" calcext:value-type="float">
            <text:p>31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2021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300" calcext:value-type="float">
            <text:p>5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611576" calcext:value-type="float">
            <text:p>44.611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12" calcext:value-type="float">
            <text:p>31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ant Riserva 2008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200" calcext:value-type="float">
            <text:p>72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8.957985" calcext:value-type="float">
            <text:p>38.9579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1013" calcext:value-type="float">
            <text:p>31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leiten 2019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leiten</text:p>
          </table:table-cell>
          <table:table-cell office:value-type="string" calcext:value-type="string">
            <text:p>Castel Sallegg</text:p>
          </table:table-cell>
          <table:table-cell office:value-type="float" office:value="57.078766" calcext:value-type="float">
            <text:p>57.0787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014" calcext:value-type="float">
            <text:p>31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pitz 2020</text:p>
          </table:table-cell>
          <table:table-cell office:value-type="string" calcext:value-type="string">
            <text:p>Weingut 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735" calcext:value-type="float">
            <text:p>173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zd76fxg37w3arbz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rva Merlot</text:p>
          </table:table-cell>
          <table:table-cell office:value-type="string" calcext:value-type="string">
            <text:p>Cora Weingut</text:p>
          </table:table-cell>
          <table:table-cell office:value-type="float" office:value="16.250925" calcext:value-type="float">
            <text:p>16.2509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15" calcext:value-type="float">
            <text:p>31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 2020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50" calcext:value-type="float">
            <text:p>4950</text:p>
          </table:table-cell>
          <table:table-cell office:value-type="float" office:value="2260" calcext:value-type="float">
            <text:p>22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67.26481" calcext:value-type="float">
            <text:p>67.264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2020</text:p>
          </table:table-cell>
          <table:table-cell office:value-type="string" calcext:value-type="string">
            <text:p>Untermo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ztzkejm815w9d23x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Untermoserhof</text:p>
          </table:table-cell>
          <table:table-cell office:value-type="float" office:value="37.876575" calcext:value-type="float">
            <text:p>37.876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20" calcext:value-type="float">
            <text:p>310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ant Riserva 2020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8.957985" calcext:value-type="float">
            <text:p>38.9579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22" calcext:value-type="float">
            <text:p>310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ergmannhof 2023</text:p>
          </table:table-cell>
          <table:table-cell office:value-type="string" calcext:value-type="string">
            <text:p>Weingut Bergman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m6csfh1bfdx8qpsnb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Bergmannhof</text:p>
          </table:table-cell>
          <table:table-cell office:value-type="float" office:value="34.565327" calcext:value-type="float">
            <text:p>34.5653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25" calcext:value-type="float">
            <text:p>310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MR 20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3y8w9bzymra06agn44pq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R</text:p>
          </table:table-cell>
          <table:table-cell office:value-type="string" calcext:value-type="string">
            <text:p>Pitzner</text:p>
          </table:table-cell>
          <table:table-cell office:value-type="float" office:value="42.965466" calcext:value-type="float">
            <text:p>42.9654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26" calcext:value-type="float">
            <text:p>310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MR 22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3y8w9bzymra06agn44pq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R</text:p>
          </table:table-cell>
          <table:table-cell office:value-type="string" calcext:value-type="string">
            <text:p>Pitzner</text:p>
          </table:table-cell>
          <table:table-cell office:value-type="float" office:value="42.965466" calcext:value-type="float">
            <text:p>42.9654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26" calcext:value-type="float">
            <text:p>310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Altenberg Reserve 2008</text:p>
          </table:table-cell>
          <table:table-cell office:value-type="string" calcext:value-type="string">
            <text:p>Weingut Pittn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yv5v9wj9se2pwcsrt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enberg Reserve</text:p>
          </table:table-cell>
          <table:table-cell office:value-type="string" calcext:value-type="string">
            <text:p>Pittnauer</text:p>
          </table:table-cell>
          <table:table-cell office:value-type="float" office:value="38.273407" calcext:value-type="float">
            <text:p>38.2734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chützner Stein 2021</text:p>
          </table:table-cell>
          <table:table-cell office:value-type="string" calcext:value-type="string">
            <text:p>Weingut Prie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zr835b79nwg7f0cn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ützner Stein</text:p>
          </table:table-cell>
          <table:table-cell office:value-type="string" calcext:value-type="string">
            <text:p>Prieler</text:p>
          </table:table-cell>
          <table:table-cell office:value-type="float" office:value="52.30459" calcext:value-type="float">
            <text:p>52.304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40" calcext:value-type="float">
            <text:p>310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 2018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980" calcext:value-type="float">
            <text:p>29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6.628086" calcext:value-type="float">
            <text:p>56.6280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41" calcext:value-type="float">
            <text:p>310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 2016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2830" calcext:value-type="float">
            <text:p>283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6.628086" calcext:value-type="float">
            <text:p>56.6280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1042" calcext:value-type="float">
            <text:p>310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ugum 2016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0.622913" calcext:value-type="float">
            <text:p>50.6229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43" calcext:value-type="float">
            <text:p>310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èe Reserve 2018</text:p>
          </table:table-cell>
          <table:table-cell office:value-type="string" calcext:value-type="string">
            <text:p>Weingut Tiefenbru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50" calcext:value-type="float">
            <text:p>535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iserva Linticlarus</text:p>
          </table:table-cell>
          <table:table-cell office:value-type="string" calcext:value-type="string">
            <text:p>Tiefenbrunner</text:p>
          </table:table-cell>
          <table:table-cell office:value-type="float" office:value="41.955025" calcext:value-type="float">
            <text:p>41.955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44" calcext:value-type="float">
            <text:p>310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 2020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y7fm3bp3mwmx7dwkp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 Cabernet Franc - Merlot</text:p>
          </table:table-cell>
          <table:table-cell office:value-type="string" calcext:value-type="string">
            <text:p>Stroblhof</text:p>
          </table:table-cell>
          <table:table-cell office:value-type="float" office:value="39.856888" calcext:value-type="float">
            <text:p>39.8568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45" calcext:value-type="float">
            <text:p>310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ittarius 2019</text:p>
          </table:table-cell>
          <table:table-cell office:value-type="string" calcext:value-type="string">
            <text:p>Weingut Kränz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950" calcext:value-type="float">
            <text:p>2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n7mbzdg0nwfgwm7w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ittarius Kunstwerk der Natur</text:p>
          </table:table-cell>
          <table:table-cell office:value-type="string" calcext:value-type="string">
            <text:p>Kränzelhof Graf Pfeil</text:p>
          </table:table-cell>
          <table:table-cell office:value-type="float" office:value="26.611141" calcext:value-type="float">
            <text:p>26.6111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46" calcext:value-type="float">
            <text:p>310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omte 2022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33.563442" calcext:value-type="float">
            <text:p>33.5634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51" calcext:value-type="float">
            <text:p>310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2017</text:p>
          </table:table-cell>
          <table:table-cell office:value-type="string" calcext:value-type="string">
            <text:p>Weingut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orber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ts3r4r94xqn0eyza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Merlot - Cabernet Sauvignon</text:p>
          </table:table-cell>
          <table:table-cell office:value-type="string" calcext:value-type="string">
            <text:p>Haderburg</text:p>
          </table:table-cell>
          <table:table-cell office:value-type="float" office:value="37.036945" calcext:value-type="float">
            <text:p>37.036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52" calcext:value-type="float">
            <text:p>310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2020</text:p>
          </table:table-cell>
          <table:table-cell office:value-type="string" calcext:value-type="string">
            <text:p>Weingut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2039" calcext:value-type="float">
            <text:p>20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3r4r94xqn0eyza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ah Merlot - Cabernet Sauvignon</text:p>
          </table:table-cell>
          <table:table-cell office:value-type="string" calcext:value-type="string">
            <text:p>Haderburg</text:p>
          </table:table-cell>
          <table:table-cell office:value-type="float" office:value="37.036945" calcext:value-type="float">
            <text:p>37.036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52" calcext:value-type="float">
            <text:p>310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2009 Magnum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846657" calcext:value-type="float">
            <text:p>40.846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 2020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789" calcext:value-type="float">
            <text:p>178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c5j1s2xd6stcrb69d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</text:p>
          </table:table-cell>
          <table:table-cell office:value-type="string" calcext:value-type="string">
            <text:p>Franz Haas</text:p>
          </table:table-cell>
          <table:table-cell office:value-type="float" office:value="37.50578" calcext:value-type="float">
            <text:p>37.505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58" calcext:value-type="float">
            <text:p>310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 2019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j1s2xd6stcrb69d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stante</text:p>
          </table:table-cell>
          <table:table-cell office:value-type="string" calcext:value-type="string">
            <text:p>Franz Haas</text:p>
          </table:table-cell>
          <table:table-cell office:value-type="float" office:value="37.50578" calcext:value-type="float">
            <text:p>37.505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 2016</text:p>
          </table:table-cell>
          <table:table-cell office:value-type="string" calcext:value-type="string">
            <text:p>Dolomythos S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orber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jsm0f8st53a2dywe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6441" calcext:value-type="float">
            <text:p>50.064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61" calcext:value-type="float">
            <text:p>310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xagon 2019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379" calcext:value-type="float">
            <text:p>337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nb4qs0tdg1e56bfctkfxp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xagon HX</text:p>
          </table:table-cell>
          <table:table-cell office:value-type="string" calcext:value-type="string">
            <text:p>Pitzner</text:p>
          </table:table-cell>
          <table:table-cell office:value-type="float" office:value="43.01404" calcext:value-type="float">
            <text:p>43.014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69" calcext:value-type="float">
            <text:p>3106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Reserve Bio-Dyn</text:p>
          </table:table-cell>
          <table:table-cell office:value-type="string" calcext:value-type="string">
            <text:p>Weingut Paul Ach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bkbdx8b4qv9633ymb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lser Pannobile Reserve</text:p>
          </table:table-cell>
          <table:table-cell office:value-type="string" calcext:value-type="string">
            <text:p>Paul Achs</text:p>
          </table:table-cell>
          <table:table-cell office:value-type="float" office:value="47.956142" calcext:value-type="float">
            <text:p>47.9561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0" calcext:value-type="float">
            <text:p>310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2013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900" calcext:value-type="float">
            <text:p>4900</text:p>
          </table:table-cell>
          <table:table-cell office:value-type="float" office:value="1969" calcext:value-type="float">
            <text:p>196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ergein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zek17kaar07jws0ak18p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Anita Nittnaus Hans</text:p>
          </table:table-cell>
          <table:table-cell office:value-type="float" office:value="31.656866" calcext:value-type="float">
            <text:p>31.6568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1" calcext:value-type="float">
            <text:p>310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obile 2015</text:p>
          </table:table-cell>
          <table:table-cell office:value-type="string" calcext:value-type="string">
            <text:p>Weingut H &amp; 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7kaar07jws0ak18p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Anita Nittnaus Hans</text:p>
          </table:table-cell>
          <table:table-cell office:value-type="float" office:value="24.330618" calcext:value-type="float">
            <text:p>24.330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2" calcext:value-type="float">
            <text:p>310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2016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7kaar07jws0ak18p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Anita Nittnaus Hans</text:p>
          </table:table-cell>
          <table:table-cell office:value-type="float" office:value="31.656866" calcext:value-type="float">
            <text:p>31.6568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 2021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cxyn7gybak3c9x0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nnobile</text:p>
          </table:table-cell>
          <table:table-cell office:value-type="string" calcext:value-type="string">
            <text:p>Heinrich</text:p>
          </table:table-cell>
          <table:table-cell office:value-type="float" office:value="34.57516" calcext:value-type="float">
            <text:p>34.57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4" calcext:value-type="float">
            <text:p>310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barinza 2015</text:p>
          </table:table-cell>
          <table:table-cell office:value-type="string" calcext:value-type="string">
            <text:p>Weingut 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qb924nhm65eqsphb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barinza</text:p>
          </table:table-cell>
          <table:table-cell office:value-type="string" calcext:value-type="string">
            <text:p>Heinrich</text:p>
          </table:table-cell>
          <table:table-cell office:value-type="float" office:value="35.406006" calcext:value-type="float">
            <text:p>35.4060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2015</text:p>
          </table:table-cell>
          <table:table-cell office:value-type="string" calcext:value-type="string">
            <text:p>Weingut A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700" calcext:value-type="float">
            <text:p>67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vn1yj1rtskeghbnn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Merlot</text:p>
          </table:table-cell>
          <table:table-cell office:value-type="string" calcext:value-type="string">
            <text:p>Leo Aumann</text:p>
          </table:table-cell>
          <table:table-cell office:value-type="float" office:value="30.338976" calcext:value-type="float">
            <text:p>30.3389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6" calcext:value-type="float">
            <text:p>310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2012</text:p>
          </table:table-cell>
          <table:table-cell office:value-type="string" calcext:value-type="string">
            <text:p>Weingut A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300" calcext:value-type="float">
            <text:p>7300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vn1yj1rtskeghbnn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terberg Merlot</text:p>
          </table:table-cell>
          <table:table-cell office:value-type="string" calcext:value-type="string">
            <text:p>Leo Aumann</text:p>
          </table:table-cell>
          <table:table-cell office:value-type="float" office:value="30.338976" calcext:value-type="float">
            <text:p>30.3389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8" calcext:value-type="float">
            <text:p>310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 2007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50.514996" calcext:value-type="float">
            <text:p>50.5149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 2020</text:p>
          </table:table-cell>
          <table:table-cell office:value-type="string" calcext:value-type="string">
            <text:p>Tenuta di Bisern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46.266262" calcext:value-type="float">
            <text:p>46.2662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080" calcext:value-type="float">
            <text:p>31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iserno 2012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44.3237" calcext:value-type="float">
            <text:p>44.32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82" calcext:value-type="float">
            <text:p>310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us 2008</text:p>
          </table:table-cell>
          <table:table-cell office:value-type="string" calcext:value-type="string">
            <text:p>Poggio Nibbi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r4z845qzzh51qm91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Poggio Nibbiale di Buchheim</text:p>
          </table:table-cell>
          <table:table-cell office:value-type="float" office:value="37.393486" calcext:value-type="float">
            <text:p>37.3934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2021</text:p>
          </table:table-cell>
          <table:table-cell office:value-type="string" calcext:value-type="string">
            <text:p>Cantina 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810" calcext:value-type="float">
            <text:p>28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42.929855" calcext:value-type="float">
            <text:p>42.9298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1086" calcext:value-type="float">
            <text:p>310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2014/15</text:p>
          </table:table-cell>
          <table:table-cell office:value-type="string" calcext:value-type="string">
            <text:p>Cantina 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900" calcext:value-type="float">
            <text:p>49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42.929855" calcext:value-type="float">
            <text:p>42.9298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2018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6799" calcext:value-type="float">
            <text:p>44.467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88" calcext:value-type="float">
            <text:p>310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2022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50" calcext:value-type="float">
            <text:p>15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6799" calcext:value-type="float">
            <text:p>44.46799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1095" calcext:value-type="float">
            <text:p>310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George Chateau Calon 2016</text:p>
          </table:table-cell>
          <table:table-cell office:value-type="string" calcext:value-type="string">
            <text:p>St. Geor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z2g52zmt893k1chk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uy St. Georges Saint-Georges-Saint-Émilion</text:p>
          </table:table-cell>
          <table:table-cell office:value-type="string" calcext:value-type="string">
            <text:p>Château St. Georges</text:p>
          </table:table-cell>
          <table:table-cell office:value-type="float" office:value="30.468578" calcext:value-type="float">
            <text:p>30.4685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098" calcext:value-type="float">
            <text:p>310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Musar Rosso 2016</text:p>
          </table:table-cell>
          <table:table-cell office:value-type="string" calcext:value-type="string">
            <text:p>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650" calcext:value-type="float">
            <text:p>36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tshdc22j4nk2q5gc7t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a Chapelle Saint-Estèphe</text:p>
          </table:table-cell>
          <table:table-cell office:value-type="string" calcext:value-type="string">
            <text:p>Gaston</text:p>
          </table:table-cell>
          <table:table-cell office:value-type="float" office:value="26.431917" calcext:value-type="float">
            <text:p>26.431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2023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7qrknrg486gmvw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Pfannenstielhof</text:p>
          </table:table-cell>
          <table:table-cell office:value-type="float" office:value="46.955894" calcext:value-type="float">
            <text:p>46.9558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010" calcext:value-type="float">
            <text:p>3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2023</text:p>
          </table:table-cell>
          <table:table-cell office:value-type="string" calcext:value-type="string">
            <text:p>Weingut Glögg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06m2hz5tm0r51kwt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Rondell</text:p>
          </table:table-cell>
          <table:table-cell office:value-type="string" calcext:value-type="string">
            <text:p>Franz Gojer – Glögglhof</text:p>
          </table:table-cell>
          <table:table-cell office:value-type="float" office:value="35.642822" calcext:value-type="float">
            <text:p>35.6428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Anver 2021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557" calcext:value-type="float">
            <text:p>155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7qrknrg486gmvw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Pfannenstielhof</text:p>
          </table:table-cell>
          <table:table-cell office:value-type="float" office:value="46.955894" calcext:value-type="float">
            <text:p>46.9558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14" calcext:value-type="float">
            <text:p>3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schleier Alte Reben 2021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49.227535" calcext:value-type="float">
            <text:p>49.2275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15" calcext:value-type="float">
            <text:p>3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Keil 2022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ge484zecmydve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Der Keil Bio</text:p>
          </table:table-cell>
          <table:table-cell office:value-type="string" calcext:value-type="string">
            <text:p>Manincor</text:p>
          </table:table-cell>
          <table:table-cell office:value-type="float" office:value="35.060028" calcext:value-type="float">
            <text:p>35.0600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016" calcext:value-type="float">
            <text:p>3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aner Hügel Vernatsch Baslan 2022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50" calcext:value-type="float">
            <text:p>3750</text:p>
          </table:table-cell>
          <table:table-cell office:value-type="float" office:value="1560" calcext:value-type="float">
            <text:p>15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58kth4k9t12e7x4a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lan</text:p>
          </table:table-cell>
          <table:table-cell office:value-type="string" calcext:value-type="string">
            <text:p>Kränzelhof Graf Pfeil</text:p>
          </table:table-cell>
          <table:table-cell office:value-type="float" office:value="33.573795" calcext:value-type="float">
            <text:p>33.5737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017" calcext:value-type="float">
            <text:p>3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kt Anna R 2017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100" calcext:value-type="float">
            <text:p>51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mc0w180pd1r5che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kt Anna Bio</text:p>
          </table:table-cell>
          <table:table-cell office:value-type="string" calcext:value-type="string">
            <text:p>Weingut In Der Eben</text:p>
          </table:table-cell>
          <table:table-cell office:value-type="float" office:value="41.1537" calcext:value-type="float">
            <text:p>41.15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18" calcext:value-type="float">
            <text:p>3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ill Vernatsch 2019/20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610" calcext:value-type="float">
            <text:p>16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qjac176pmezp4f5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Campill</text:p>
          </table:table-cell>
          <table:table-cell office:value-type="string" calcext:value-type="string">
            <text:p>Pranzegg</text:p>
          </table:table-cell>
          <table:table-cell office:value-type="float" office:value="40.41844" calcext:value-type="float">
            <text:p>40.41844</text:p>
          </table:table-cell>
        </table:table-row>
        <table:table-row table:style-name="ro2">
          <table:table-cell table:style-name="ce2"/>
          <table:table-cell office:value-type="float" office:value="32019" calcext:value-type="float">
            <text:p>3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Elda 2018</text:p>
          </table:table-cell>
          <table:table-cell office:value-type="string" calcext:value-type="string">
            <text:p>Mayr Nu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1925" calcext:value-type="float">
            <text:p>192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pdn18rzt6rnwsmmh5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lda Rosso</text:p>
          </table:table-cell>
          <table:table-cell office:value-type="string" calcext:value-type="string">
            <text:p>Nusserhof (Heinrich Mayr)</text:p>
          </table:table-cell>
          <table:table-cell office:value-type="float" office:value="43.952526" calcext:value-type="float">
            <text:p>43.952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20" calcext:value-type="float">
            <text:p>320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Versal 2018</text:p>
          </table:table-cell>
          <table:table-cell office:value-type="string" calcext:value-type="string">
            <text:p>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900" calcext:value-type="float">
            <text:p>2900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7jcjk8n8zag0gwd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Versal</text:p>
          </table:table-cell>
          <table:table-cell office:value-type="string" calcext:value-type="string">
            <text:p>Weingut Oberstein</text:p>
          </table:table-cell>
          <table:table-cell office:value-type="float" office:value="46.98298" calcext:value-type="float">
            <text:p>46.982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021" calcext:value-type="float">
            <text:p>320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Erbe &amp; Auftrag 2020/21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46.102554" calcext:value-type="float">
            <text:p>46.1025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22" calcext:value-type="float">
            <text:p>320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rena 2022</text:p>
          </table:table-cell>
          <table:table-cell office:value-type="string" calcext:value-type="string">
            <text:p>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50" calcext:value-type="float">
            <text:p>15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b4rjg25pnzwr52603arj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Weingut Oberstein</text:p>
          </table:table-cell>
          <table:table-cell office:value-type="float" office:value="36.305435" calcext:value-type="float">
            <text:p>36.3054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22" calcext:value-type="float">
            <text:p>320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enc 2018/19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  <table:table-cell office:value-type="float" office:value="1630" calcext:value-type="float">
            <text:p>16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q2t3aycbb7eskm5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enc</text:p>
          </table:table-cell>
          <table:table-cell office:value-type="string" calcext:value-type="string">
            <text:p>Pranzegg</text:p>
          </table:table-cell>
          <table:table-cell office:value-type="float" office:value="39.045467" calcext:value-type="float">
            <text:p>39.0454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023" calcext:value-type="float">
            <text:p>320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ger Gei 2019/21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100" calcext:value-type="float">
            <text:p>5100</text:p>
          </table:table-cell>
          <table:table-cell office:value-type="float" office:value="2310" calcext:value-type="float">
            <text:p>23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33.55091" calcext:value-type="float">
            <text:p>33.550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24" calcext:value-type="float">
            <text:p>32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ahm 2017</text:p>
          </table:table-cell>
          <table:table-cell office:value-type="string" calcext:value-type="string">
            <text:p>Weingut Reyt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800" calcext:value-type="float">
            <text:p>3800</text:p>
          </table:table-cell>
          <table:table-cell office:value-type="float" office:value="1575" calcext:value-type="float">
            <text:p>15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mnnd7ra7dbpz1gee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ahm Bio</text:p>
          </table:table-cell>
          <table:table-cell office:value-type="string" calcext:value-type="string">
            <text:p>Reyter</text:p>
          </table:table-cell>
          <table:table-cell office:value-type="float" office:value="44.113472" calcext:value-type="float">
            <text:p>44.1134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28" calcext:value-type="float">
            <text:p>320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0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ydy3pv7d4tkss3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Pfannenstielhof</text:p>
          </table:table-cell>
          <table:table-cell office:value-type="float" office:value="44.307423" calcext:value-type="float">
            <text:p>44.307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29" calcext:value-type="float">
            <text:p>320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1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ydy3pv7d4tkss3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Pfannenstielhof</text:p>
          </table:table-cell>
          <table:table-cell office:value-type="float" office:value="44.307423" calcext:value-type="float">
            <text:p>44.307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30" calcext:value-type="float">
            <text:p>320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1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ydy3pv7d4tkss3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Pfannenstielhof</text:p>
          </table:table-cell>
          <table:table-cell office:value-type="float" office:value="44.307423" calcext:value-type="float">
            <text:p>44.307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32" calcext:value-type="float">
            <text:p>320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19/20</text:p>
          </table:table-cell>
          <table:table-cell office:value-type="string" calcext:value-type="string">
            <text:p>Nusserhof H. 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300" calcext:value-type="float">
            <text:p>43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pcxer606jvg3pam0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üdtirol</text:p>
          </table:table-cell>
          <table:table-cell office:value-type="string" calcext:value-type="string">
            <text:p>Nusserhof (Heinrich Mayr)</text:p>
          </table:table-cell>
          <table:table-cell office:value-type="float" office:value="44.47585" calcext:value-type="float">
            <text:p>44.475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033" calcext:value-type="float">
            <text:p>320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loria 12</text:p>
          </table:table-cell>
          <table:table-cell office:value-type="string" calcext:value-type="string">
            <text:p>Nusserhof H. 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float" office:value="4420" calcext:value-type="float">
            <text:p>44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53.014706" calcext:value-type="float">
            <text:p>53.0147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34" calcext:value-type="float">
            <text:p>320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2021</text:p>
          </table:table-cell>
          <table:table-cell office:value-type="string" calcext:value-type="string">
            <text:p>Weingut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jsq038w7zcrcgte8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Ansitz Waldgries</text:p>
          </table:table-cell>
          <table:table-cell office:value-type="float" office:value="36.593098" calcext:value-type="float">
            <text:p>36.5930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035" calcext:value-type="float">
            <text:p>320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 2017</text:p>
          </table:table-cell>
          <table:table-cell office:value-type="string" calcext:value-type="string">
            <text:p>KG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900" calcext:value-type="float">
            <text:p>5900</text:p>
          </table:table-cell>
          <table:table-cell office:value-type="float" office:value="2960" calcext:value-type="float">
            <text:p>29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47225" calcext:value-type="float">
            <text:p>36.472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36" calcext:value-type="float">
            <text:p>320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2023</text:p>
          </table:table-cell>
          <table:table-cell office:value-type="string" calcext:value-type="string">
            <text:p>Weingut Glögg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fg94yw5g35rd2g7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e Reben Vernatsch</text:p>
          </table:table-cell>
          <table:table-cell office:value-type="string" calcext:value-type="string">
            <text:p>Franz Gojer – Glögglhof</text:p>
          </table:table-cell>
          <table:table-cell office:value-type="float" office:value="42.02584" calcext:value-type="float">
            <text:p>42.025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37" calcext:value-type="float">
            <text:p>320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2022</text:p>
          </table:table-cell>
          <table:table-cell office:value-type="string" calcext:value-type="string">
            <text:p>Weingut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canktdvbym3ds0k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üdtiroler Vernatsch</text:p>
          </table:table-cell>
          <table:table-cell office:value-type="string" calcext:value-type="string">
            <text:p>Prackfol</text:p>
          </table:table-cell>
          <table:table-cell office:value-type="float" office:value="41.964268" calcext:value-type="float">
            <text:p>41.9642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038" calcext:value-type="float">
            <text:p>320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tterberg Rot 2019 Magnum</text:p>
          </table:table-cell>
          <table:table-cell office:value-type="string" calcext:value-type="string">
            <text:p>Luis Oberrau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55m3fvc88emcn6ka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Ferretti Collezione Rôl</text:p>
          </table:table-cell>
          <table:table-cell office:value-type="string" calcext:value-type="string">
            <text:p>Luisa</text:p>
          </table:table-cell>
          <table:table-cell office:value-type="float" office:value="15.039028" calcext:value-type="float">
            <text:p>15.0390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39" calcext:value-type="float">
            <text:p>320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2018</text:p>
          </table:table-cell>
          <table:table-cell office:value-type="string" calcext:value-type="string">
            <text:p>Weingut Rey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" calcext:value-type="float">
            <text:p>3200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9q5722vd4pz2hzw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</text:p>
          </table:table-cell>
          <table:table-cell office:value-type="string" calcext:value-type="string">
            <text:p>Reyter</text:p>
          </table:table-cell>
          <table:table-cell office:value-type="float" office:value="38.46027" calcext:value-type="float">
            <text:p>38.460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040" calcext:value-type="float">
            <text:p>320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see Klassisch 2022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mekg6ad99pvwweh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Auslese Klassisch Sea</text:p>
          </table:table-cell>
          <table:table-cell office:value-type="string" calcext:value-type="string">
            <text:p>Weingut Andi Sölva</text:p>
          </table:table-cell>
          <table:table-cell office:value-type="float" office:value="41.60372" calcext:value-type="float">
            <text:p>41.603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41" calcext:value-type="float">
            <text:p>320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blinus de Waldgries 2021</text:p>
          </table:table-cell>
          <table:table-cell office:value-type="string" calcext:value-type="string">
            <text:p>Weingut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47.724216" calcext:value-type="float">
            <text:p>47.7242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42" calcext:value-type="float">
            <text:p>320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Tauris 2020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455" calcext:value-type="float">
            <text:p>145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58y2n98ncqhhw68jc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is Lagrein</text:p>
          </table:table-cell>
          <table:table-cell office:value-type="string" calcext:value-type="string">
            <text:p>Kränzelhof Graf Pfeil</text:p>
          </table:table-cell>
          <table:table-cell office:value-type="float" office:value="39.76942" calcext:value-type="float">
            <text:p>39.769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09" calcext:value-type="float">
            <text:p>321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2020</text:p>
          </table:table-cell>
          <table:table-cell office:value-type="string" calcext:value-type="string">
            <text:p>Weingut 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45.61222" calcext:value-type="float">
            <text:p>45.6122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110" calcext:value-type="float">
            <text:p>32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Hausmannhof 2007 Magnum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4.016525" calcext:value-type="float">
            <text:p>44.0165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11" calcext:value-type="float">
            <text:p>32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son di Mason 2020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5200" calcext:value-type="float">
            <text:p>52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1.136673" calcext:value-type="float">
            <text:p>41.1366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112" calcext:value-type="float">
            <text:p>32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unoaked 2021 xxx Projekt</text:p>
          </table:table-cell>
          <table:table-cell office:value-type="string" calcext:value-type="string">
            <text:p>Cantina Cald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k3mjm2nq5c3vfrzk2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La Cantina</text:p>
          </table:table-cell>
          <table:table-cell office:value-type="float" office:value="18.435993" calcext:value-type="float">
            <text:p>18.4359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113" calcext:value-type="float">
            <text:p>32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Muschelkalk 2020</text:p>
          </table:table-cell>
          <table:table-cell office:value-type="string" calcext:value-type="string">
            <text:p>M.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465" calcext:value-type="float">
            <text:p>246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cb5kg74y5xmstzrmd2bq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Muschelkalk</text:p>
          </table:table-cell>
          <table:table-cell office:value-type="string" calcext:value-type="string">
            <text:p>Weingut Abraham</text:p>
          </table:table-cell>
          <table:table-cell office:value-type="float" office:value="44.460308" calcext:value-type="float">
            <text:p>44.46030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114" calcext:value-type="float">
            <text:p>32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Trattmann 2016 Magnum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Perp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9.55103" calcext:value-type="float">
            <text:p>39.55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15" calcext:value-type="float">
            <text:p>32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Trattmann Riserva 2020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2695" calcext:value-type="float">
            <text:p>26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42.646793" calcext:value-type="float">
            <text:p>42.6467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16" calcext:value-type="float">
            <text:p>32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lari di Mazzon 2021</text:p>
          </table:table-cell>
          <table:table-cell office:value-type="string" calcext:value-type="string">
            <text:p>Cantina F&amp;M Ca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770" calcext:value-type="float">
            <text:p>17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4rvs6qaxj9sdpw9x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lari di Mazzon</text:p>
          </table:table-cell>
          <table:table-cell office:value-type="string" calcext:value-type="string">
            <text:p>Ferruccio Carlotto</text:p>
          </table:table-cell>
          <table:table-cell office:value-type="float" office:value="47.4736" calcext:value-type="float">
            <text:p>47.47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117" calcext:value-type="float">
            <text:p>32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reasulis 2021/22</text:p>
          </table:table-cell>
          <table:table-cell office:value-type="string" calcext:value-type="string">
            <text:p>Weingut 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atdbnqbb6maab3d1f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rital Pinot Nero</text:p>
          </table:table-cell>
          <table:table-cell office:value-type="string" calcext:value-type="string">
            <text:p>Weingut Loacker</text:p>
          </table:table-cell>
          <table:table-cell office:value-type="float" office:value="17.113684" calcext:value-type="float">
            <text:p>17.1136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117" calcext:value-type="float">
            <text:p>32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Vigna Ganger 2015</text:p>
          </table:table-cell>
          <table:table-cell office:value-type="string" calcext:value-type="string">
            <text:p>KG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40.869625" calcext:value-type="float">
            <text:p>40.8696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19" calcext:value-type="float">
            <text:p>321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2022</text:p>
          </table:table-cell>
          <table:table-cell office:value-type="string" calcext:value-type="string">
            <text:p>Weingut 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570" calcext:value-type="float">
            <text:p>15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g3507s29xjk3ydgaa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Josmoar</text:p>
          </table:table-cell>
          <table:table-cell office:value-type="float" office:value="40.37951" calcext:value-type="float">
            <text:p>40.379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22" calcext:value-type="float">
            <text:p>321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Nina 2016 (0,5lt)</text:p>
          </table:table-cell>
          <table:table-cell office:value-type="string" calcext:value-type="string">
            <text:p>Weingut Buch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1tepeh8fs984xvc13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ina Noir</text:p>
          </table:table-cell>
          <table:table-cell office:value-type="string" calcext:value-type="string">
            <text:p>Buchner Landgut</text:p>
          </table:table-cell>
          <table:table-cell office:value-type="float" office:value="29.548649" calcext:value-type="float">
            <text:p>29.5486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123" calcext:value-type="float">
            <text:p>32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enaissnce Riserva 2019</text:p>
          </table:table-cell>
          <table:table-cell office:value-type="string" calcext:value-type="string">
            <text:p>Weingut 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atdbnqbb6maab3d1f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rital Pinot Nero</text:p>
          </table:table-cell>
          <table:table-cell office:value-type="string" calcext:value-type="string">
            <text:p>Weingut Loacker</text:p>
          </table:table-cell>
          <table:table-cell office:value-type="float" office:value="17.113684" calcext:value-type="float">
            <text:p>17.1136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24" calcext:value-type="float">
            <text:p>32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son 2020/21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370" calcext:value-type="float">
            <text:p>23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33.588093" calcext:value-type="float">
            <text:p>33.5880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125" calcext:value-type="float">
            <text:p>32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Hausmannhof Riserva 2018</text:p>
          </table:table-cell>
          <table:table-cell office:value-type="string" calcext:value-type="string">
            <text:p>Weingut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9.85278" calcext:value-type="float">
            <text:p>49.852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26" calcext:value-type="float">
            <text:p>321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Girlan 2020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520" calcext:value-type="float">
            <text:p>2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4.251507" calcext:value-type="float">
            <text:p>34.2515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28" calcext:value-type="float">
            <text:p>32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ibra 2021</text:p>
          </table:table-cell>
          <table:table-cell office:value-type="string" calcext:value-type="string">
            <text:p>Weingut Kränz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390" calcext:value-type="float">
            <text:p>2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9yjxaaksk4abtkm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bra Blauburgunder</text:p>
          </table:table-cell>
          <table:table-cell office:value-type="string" calcext:value-type="string">
            <text:p>Kränzelhof Graf Pfeil</text:p>
          </table:table-cell>
          <table:table-cell office:value-type="float" office:value="27.152687" calcext:value-type="float">
            <text:p>27.1526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129" calcext:value-type="float">
            <text:p>32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2019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4z70315dtesvmw4y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ktion Sepp Hanni Pinot Nero Riserva</text:p>
          </table:table-cell>
          <table:table-cell office:value-type="string" calcext:value-type="string">
            <text:p>Stroblhof</text:p>
          </table:table-cell>
          <table:table-cell office:value-type="float" office:value="35.94191" calcext:value-type="float">
            <text:p>35.941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30" calcext:value-type="float">
            <text:p>321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2021</text:p>
          </table:table-cell>
          <table:table-cell office:value-type="string" calcext:value-type="string">
            <text:p>Weingut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rvcmhc0gm7taz9qrtkb2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Prackfol</text:p>
          </table:table-cell>
          <table:table-cell office:value-type="float" office:value="42.0906" calcext:value-type="float">
            <text:p>42.09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32" calcext:value-type="float">
            <text:p>32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2022</text:p>
          </table:table-cell>
          <table:table-cell office:value-type="string" calcext:value-type="string">
            <text:p>Claus Preis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520" calcext:value-type="float">
            <text:p>2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ea88jgtya5pxd8ec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Claus Preisinger</text:p>
          </table:table-cell>
          <table:table-cell office:value-type="float" office:value="43.452194" calcext:value-type="float">
            <text:p>43.452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36" calcext:value-type="float">
            <text:p>321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2018</text:p>
          </table:table-cell>
          <table:table-cell office:value-type="string" calcext:value-type="string">
            <text:p>Weingut Pöck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3015" calcext:value-type="float">
            <text:p>30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c8n916bph6ekhmeys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eserve</text:p>
          </table:table-cell>
          <table:table-cell office:value-type="string" calcext:value-type="string">
            <text:p>Weingut Pöckl</text:p>
          </table:table-cell>
          <table:table-cell office:value-type="float" office:value="35.893303" calcext:value-type="float">
            <text:p>35.8933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40" calcext:value-type="float">
            <text:p>32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eserve 2019</text:p>
          </table:table-cell>
          <table:table-cell office:value-type="string" calcext:value-type="string">
            <text:p>Weingut Markowi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c4t3n39s84h2584kx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rve Pinot Noir</text:p>
          </table:table-cell>
          <table:table-cell office:value-type="string" calcext:value-type="string">
            <text:p>Markowitsch</text:p>
          </table:table-cell>
          <table:table-cell office:value-type="float" office:value="34.917923" calcext:value-type="float">
            <text:p>34.917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41" calcext:value-type="float">
            <text:p>32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Cecile 2009</text:p>
          </table:table-cell>
          <table:table-cell office:value-type="string" calcext:value-type="string">
            <text:p>Weingut Brü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1q57wc3sk0k2j92d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Cécile</text:p>
          </table:table-cell>
          <table:table-cell office:value-type="string" calcext:value-type="string">
            <text:p>Weingut Bründlmayer</text:p>
          </table:table-cell>
          <table:table-cell office:value-type="float" office:value="40.273266" calcext:value-type="float">
            <text:p>40.2732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45" calcext:value-type="float">
            <text:p>32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elect 2021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710" calcext:value-type="float">
            <text:p>17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1t98whjr1bfd155ba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 Pinot Noir</text:p>
          </table:table-cell>
          <table:table-cell office:value-type="string" calcext:value-type="string">
            <text:p>Wieninger</text:p>
          </table:table-cell>
          <table:table-cell office:value-type="float" office:value="38.016468" calcext:value-type="float">
            <text:p>38.0164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46" calcext:value-type="float">
            <text:p>321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alkstein 2020</text:p>
          </table:table-cell>
          <table:table-cell office:value-type="string" calcext:value-type="string">
            <text:p>Weingut Frank Jo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3025" calcext:value-type="float">
            <text:p>302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c0tdmnw4455p97h3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kstein Pinot Noir</text:p>
          </table:table-cell>
          <table:table-cell office:value-type="string" calcext:value-type="string">
            <text:p>Frank John</text:p>
          </table:table-cell>
          <table:table-cell office:value-type="float" office:value="45.78653" calcext:value-type="float">
            <text:p>45.786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47" calcext:value-type="float">
            <text:p>32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Grand Select 2019</text:p>
          </table:table-cell>
          <table:table-cell office:value-type="string" calcext:value-type="string">
            <text:p>Weingut Wien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4xdv0vrx4c63gfn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 Select Pinot Noir</text:p>
          </table:table-cell>
          <table:table-cell office:value-type="string" calcext:value-type="string">
            <text:p>Wieninger</text:p>
          </table:table-cell>
          <table:table-cell office:value-type="float" office:value="40.27113" calcext:value-type="float">
            <text:p>40.271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147" calcext:value-type="float">
            <text:p>32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angenpfiff 2020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k7zsn0cffs3hcf48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Trocken</text:p>
          </table:table-cell>
          <table:table-cell office:value-type="string" calcext:value-type="string">
            <text:p>Weingut Münzberg</text:p>
          </table:table-cell>
          <table:table-cell office:value-type="float" office:value="35.09516" calcext:value-type="float">
            <text:p>35.095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148" calcext:value-type="float">
            <text:p>32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Kalkgestein Gordamsteiner 2019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680" calcext:value-type="float">
            <text:p>16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k7zsn0cffs3hcf48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Trocken</text:p>
          </table:table-cell>
          <table:table-cell office:value-type="string" calcext:value-type="string">
            <text:p>Weingut Münzberg</text:p>
          </table:table-cell>
          <table:table-cell office:value-type="float" office:value="35.09516" calcext:value-type="float">
            <text:p>35.095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149" calcext:value-type="float">
            <text:p>32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angenpfiff 2019</text:p>
          </table:table-cell>
          <table:table-cell office:value-type="string" calcext:value-type="string">
            <text:p>Weingut Münz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941" calcext:value-type="float">
            <text:p>294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k7zsn0cffs3hcf48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Trocken</text:p>
          </table:table-cell>
          <table:table-cell office:value-type="string" calcext:value-type="string">
            <text:p>Weingut Münzberg</text:p>
          </table:table-cell>
          <table:table-cell office:value-type="float" office:value="35.09516" calcext:value-type="float">
            <text:p>35.09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50" calcext:value-type="float">
            <text:p>32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ühburgunder 2018</text:p>
          </table:table-cell>
          <table:table-cell office:value-type="string" calcext:value-type="string">
            <text:p>Weingut Meyer-Näk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qy1wzsnm5fmnkt7z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ühburgunder</text:p>
          </table:table-cell>
          <table:table-cell office:value-type="string" calcext:value-type="string">
            <text:p>Meyer - Näkel</text:p>
          </table:table-cell>
          <table:table-cell office:value-type="float" office:value="43.956005" calcext:value-type="float">
            <text:p>43.9560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51" calcext:value-type="float">
            <text:p>32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ilberberg GG 2016</text:p>
          </table:table-cell>
          <table:table-cell office:value-type="string" calcext:value-type="string">
            <text:p>Weingut Meyer-Näk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zbt1hf9gjtmaweav8v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ilberberg GG</text:p>
          </table:table-cell>
          <table:table-cell office:value-type="string" calcext:value-type="string">
            <text:p>Meyer - Näkel</text:p>
          </table:table-cell>
          <table:table-cell office:value-type="float" office:value="54.53085" calcext:value-type="float">
            <text:p>54.530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52" calcext:value-type="float">
            <text:p>32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2018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4yqzbnar74d29ata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Buvoli</text:p>
          </table:table-cell>
          <table:table-cell office:value-type="float" office:value="38.39643" calcext:value-type="float">
            <text:p>38.3964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153" calcext:value-type="float">
            <text:p>321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raunenberger Mandelgraben 2019</text:p>
          </table:table-cell>
          <table:table-cell office:value-type="string" calcext:value-type="string">
            <text:p>Weingut M. Molit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7c85nxhj8t143mvat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auneberger Mandelgraben Pinot Noir</text:p>
          </table:table-cell>
          <table:table-cell office:value-type="string" calcext:value-type="string">
            <text:p>Markus Molitor</text:p>
          </table:table-cell>
          <table:table-cell office:value-type="float" office:value="38.311527" calcext:value-type="float">
            <text:p>38.3115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156" calcext:value-type="float">
            <text:p>32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Wildstein "R" 2011 GG</text:p>
          </table:table-cell>
          <table:table-cell office:value-type="string" calcext:value-type="string">
            <text:p>Weingut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f6dh33mpe94b5y6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rmen Spätburgunder R GG</text:p>
          </table:table-cell>
          <table:table-cell office:value-type="string" calcext:value-type="string">
            <text:p>Weingut Seeger</text:p>
          </table:table-cell>
          <table:table-cell office:value-type="float" office:value="25.53551" calcext:value-type="float">
            <text:p>25.535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58" calcext:value-type="float">
            <text:p>32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 2021</text:p>
          </table:table-cell>
          <table:table-cell office:value-type="string" calcext:value-type="string">
            <text:p>Weingut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610" calcext:value-type="float">
            <text:p>261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gbzx6tzwqc436hgr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</text:p>
          </table:table-cell>
          <table:table-cell office:value-type="string" calcext:value-type="string">
            <text:p>Bernhard Huber</text:p>
          </table:table-cell>
          <table:table-cell office:value-type="float" office:value="33.35807" calcext:value-type="float">
            <text:p>33.358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59" calcext:value-type="float">
            <text:p>32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ed Holzspur 2018</text:p>
          </table:table-cell>
          <table:table-cell office:value-type="string" calcext:value-type="string">
            <text:p>Weingut Reini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tc5dzcjbvgr3an6xn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olzspur Pinot Noir</text:p>
          </table:table-cell>
          <table:table-cell office:value-type="string" calcext:value-type="string">
            <text:p>Johanneshof Reinisch</text:p>
          </table:table-cell>
          <table:table-cell office:value-type="float" office:value="39.579784" calcext:value-type="float">
            <text:p>39.57978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159" calcext:value-type="float">
            <text:p>32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alkstein 2020 Doppelmagnum</text:p>
          </table:table-cell>
          <table:table-cell office:value-type="string" calcext:value-type="string">
            <text:p>Weingut Frank Joh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c0tdmnw4455p97h3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kstein Pinot Noir</text:p>
          </table:table-cell>
          <table:table-cell office:value-type="string" calcext:value-type="string">
            <text:p>Frank John</text:p>
          </table:table-cell>
          <table:table-cell office:value-type="float" office:value="45.78653" calcext:value-type="float">
            <text:p>45.786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160" calcext:value-type="float">
            <text:p>321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ed Holzspur 2018 Magnum</text:p>
          </table:table-cell>
          <table:table-cell office:value-type="string" calcext:value-type="string">
            <text:p>Weingut Reini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tc5dzcjbvgr3an6xn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olzspur Pinot Noir</text:p>
          </table:table-cell>
          <table:table-cell office:value-type="string" calcext:value-type="string">
            <text:p>Johanneshof Reinisch</text:p>
          </table:table-cell>
          <table:table-cell office:value-type="float" office:value="39.579784" calcext:value-type="float">
            <text:p>39.5797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210" calcext:value-type="float">
            <text:p>322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ent Vignes Beaune 1er Cru 2012</text:p>
          </table:table-cell>
          <table:table-cell office:value-type="string" calcext:value-type="string">
            <text:p>Lucien Jacob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chym28wdnd9wy1e7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une 1er Cru 'Les Cent Vignes'</text:p>
          </table:table-cell>
          <table:table-cell office:value-type="string" calcext:value-type="string">
            <text:p>Domaine Lucien Jacob</text:p>
          </table:table-cell>
          <table:table-cell office:value-type="float" office:value="47.81465" calcext:value-type="float">
            <text:p>47.81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211" calcext:value-type="float">
            <text:p>322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Rugiens 1er cru 2014</text:p>
          </table:table-cell>
          <table:table-cell office:value-type="string" calcext:value-type="string">
            <text:p>Roy Jacque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900" calcext:value-type="float">
            <text:p>8900</text:p>
          </table:table-cell>
          <table:table-cell office:value-type="float" office:value="4490" calcext:value-type="float">
            <text:p>4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ch1b85q8d21tt24zv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Rugiens'</text:p>
          </table:table-cell>
          <table:table-cell office:value-type="string" calcext:value-type="string">
            <text:p>Domaine Roy Jacquelin</text:p>
          </table:table-cell>
          <table:table-cell office:value-type="float" office:value="48.73282" calcext:value-type="float">
            <text:p>48.73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212" calcext:value-type="float">
            <text:p>322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 Chambertin 1er cru 2015</text:p>
          </table:table-cell>
          <table:table-cell office:value-type="string" calcext:value-type="string">
            <text:p>Ja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9100" calcext:value-type="float">
            <text:p>19100</text:p>
          </table:table-cell>
          <table:table-cell office:value-type="float" office:value="10300" calcext:value-type="float">
            <text:p>10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w9jhzvq2m2efq6cc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38.392704" calcext:value-type="float">
            <text:p>38.392704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32214" calcext:value-type="float">
            <text:p>322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-St-Georges 1er Cru "Les Saint-Georges" 2014</text:p>
          </table:table-cell>
          <table:table-cell office:value-type="string" calcext:value-type="string">
            <text:p>Domaine Chicot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900" calcext:value-type="float">
            <text:p>15900</text:p>
          </table:table-cell>
          <table:table-cell office:value-type="float" office:value="5600" calcext:value-type="float">
            <text:p>5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jt9q9q4dfdajqw7yz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Les Vaucrains'</text:p>
          </table:table-cell>
          <table:table-cell office:value-type="string" calcext:value-type="string">
            <text:p>Georges Chicotot</text:p>
          </table:table-cell>
          <table:table-cell office:value-type="float" office:value="45.019367" calcext:value-type="float">
            <text:p>45.0193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216" calcext:value-type="float">
            <text:p>322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 2009</text:p>
          </table:table-cell>
          <table:table-cell office:value-type="string" calcext:value-type="string">
            <text:p>Meo-Camuzet F&amp;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1900" calcext:value-type="float">
            <text:p>11900</text:p>
          </table:table-cell>
          <table:table-cell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ky94c5nsj25ysdaq2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</text:p>
          </table:table-cell>
          <table:table-cell office:value-type="string" calcext:value-type="string">
            <text:p>Méo-Camuzet</text:p>
          </table:table-cell>
          <table:table-cell office:value-type="float" office:value="48.175446" calcext:value-type="float">
            <text:p>48.175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09" calcext:value-type="float">
            <text:p>323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Campo alle More 2020</text:p>
          </table:table-cell>
          <table:table-cell office:value-type="string" calcext:value-type="string">
            <text:p>Cantina G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970" calcext:value-type="float">
            <text:p>19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d2nnypwzpz8j2ecg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Campo alle More</text:p>
          </table:table-cell>
          <table:table-cell office:value-type="string" calcext:value-type="string">
            <text:p>Gini</text:p>
          </table:table-cell>
          <table:table-cell office:value-type="float" office:value="36.684666" calcext:value-type="float">
            <text:p>36.684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10" calcext:value-type="float">
            <text:p>323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2021</text:p>
          </table:table-cell>
          <table:table-cell office:value-type="string" calcext:value-type="string">
            <text:p>Civett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380" calcext:value-type="float">
            <text:p>23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vwdg5jnsq4c0k9caa4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Podere della Civettaja</text:p>
          </table:table-cell>
          <table:table-cell office:value-type="float" office:value="32.421368" calcext:value-type="float">
            <text:p>32.4213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11" calcext:value-type="float">
            <text:p>323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2018</text:p>
          </table:table-cell>
          <table:table-cell office:value-type="string" calcext:value-type="string">
            <text:p>Weingut 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4.8904" calcext:value-type="float">
            <text:p>24.89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11" calcext:value-type="float">
            <text:p>323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Amistar </text:p>
          </table:table-cell>
          <table:table-cell office:value-type="string" calcext:value-type="string">
            <text:p>Weingut 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e1yqgxavtr8dyp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Amistar Tradition</text:p>
          </table:table-cell>
          <table:table-cell office:value-type="string" calcext:value-type="string">
            <text:p>Peter Sölva</text:p>
          </table:table-cell>
          <table:table-cell office:value-type="float" office:value="46.727947" calcext:value-type="float">
            <text:p>46.7279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312" calcext:value-type="float">
            <text:p>323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2021</text:p>
          </table:table-cell>
          <table:table-cell office:value-type="string" calcext:value-type="string">
            <text:p>Weingut 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43.427273" calcext:value-type="float">
            <text:p>43.4272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313" calcext:value-type="float">
            <text:p>323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 2015</text:p>
          </table:table-cell>
          <table:table-cell office:value-type="string" calcext:value-type="string">
            <text:p>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6300" calcext:value-type="float">
            <text:p>63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44.896656" calcext:value-type="float">
            <text:p>44.8966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314" calcext:value-type="float">
            <text:p>323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abrone 2020 xxx Project</text:p>
          </table:table-cell>
          <table:table-cell office:value-type="string" calcext:value-type="string">
            <text:p>Cantina Cald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z9884tzpbz4adwk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lone Primitivo di Manduria</text:p>
          </table:table-cell>
          <table:table-cell office:value-type="string" calcext:value-type="string">
            <text:p>Cantina Sampietrana</text:p>
          </table:table-cell>
          <table:table-cell office:value-type="float" office:value="18.335123" calcext:value-type="float">
            <text:p>18.3351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315" calcext:value-type="float">
            <text:p>323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Weinegg 2021</text:p>
          </table:table-cell>
          <table:table-cell office:value-type="string" calcext:value-type="string">
            <text:p>Weingut Thur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14hgx8m4bkjfva9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egg</text:p>
          </table:table-cell>
          <table:table-cell office:value-type="string" calcext:value-type="string">
            <text:p>Thurnhof</text:p>
          </table:table-cell>
          <table:table-cell office:value-type="float" office:value="44.08779" calcext:value-type="float">
            <text:p>44.087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20" calcext:value-type="float">
            <text:p>323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20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620" calcext:value-type="float">
            <text:p>2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37.833927" calcext:value-type="float">
            <text:p>37.833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22" calcext:value-type="float">
            <text:p>323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20</text:p>
          </table:table-cell>
          <table:table-cell office:value-type="string" calcext:value-type="string">
            <text:p>Marco Buv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d088vw73sebwqc5afg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Buvoli</text:p>
          </table:table-cell>
          <table:table-cell office:value-type="float" office:value="37.839283" calcext:value-type="float">
            <text:p>37.8392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25" calcext:value-type="float">
            <text:p>323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'Franc 2015</text:p>
          </table:table-cell>
          <table:table-cell office:value-type="string" calcext:value-type="string">
            <text:p>Proprietà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dbqcxmqmw812z23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'L Franc Bandit Vino da Tavola</text:p>
          </table:table-cell>
          <table:table-cell office:value-type="string" calcext:value-type="string">
            <text:p>Proprieta Sperino</text:p>
          </table:table-cell>
          <table:table-cell office:value-type="float" office:value="54.499115" calcext:value-type="float">
            <text:p>54.4991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29" calcext:value-type="float">
            <text:p>323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eo Rosso 2020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900" calcext:value-type="float">
            <text:p>12900</text:p>
          </table:table-cell>
          <table:table-cell office:value-type="float" office:value="6750" calcext:value-type="float">
            <text:p>6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Paleo Rosso</text:p>
          </table:table-cell>
          <table:table-cell office:value-type="string" calcext:value-type="string">
            <text:p>Le Macchiole</text:p>
          </table:table-cell>
          <table:table-cell office:value-type="float" office:value="41.84849" calcext:value-type="float">
            <text:p>41.848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30" calcext:value-type="float">
            <text:p>323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aleo 2019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Paleo Rosso</text:p>
          </table:table-cell>
          <table:table-cell office:value-type="string" calcext:value-type="string">
            <text:p>Le Macchiole</text:p>
          </table:table-cell>
          <table:table-cell office:value-type="float" office:value="38.16991" calcext:value-type="float">
            <text:p>38.169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31" calcext:value-type="float">
            <text:p>323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fra 2022</text:p>
          </table:table-cell>
          <table:table-cell office:value-type="string" calcext:value-type="string">
            <text:p>Cantina 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480" calcext:value-type="float">
            <text:p>24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hy2b4z29d69kabk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CiFRA</text:p>
          </table:table-cell>
          <table:table-cell office:value-type="string" calcext:value-type="string">
            <text:p>Duemani</text:p>
          </table:table-cell>
          <table:table-cell office:value-type="float" office:value="44.747826" calcext:value-type="float">
            <text:p>44.7478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49" calcext:value-type="float">
            <text:p>32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 2011</text:p>
          </table:table-cell>
          <table:table-cell office:value-type="string" calcext:value-type="string">
            <text:p>Castello di Rampo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4200" calcext:value-type="float">
            <text:p>14200</text:p>
          </table:table-cell>
          <table:table-cell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2.352135" calcext:value-type="float">
            <text:p>52.3521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50" calcext:value-type="float">
            <text:p>323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18</text:p>
          </table:table-cell>
          <table:table-cell office:value-type="string" calcext:value-type="string">
            <text:p>Stefan Zehed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720" calcext:value-type="float">
            <text:p>17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4apgxbrdwxm2ndxr4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eserve</text:p>
          </table:table-cell>
          <table:table-cell office:value-type="string" calcext:value-type="string">
            <text:p>St. Zehetbauer</text:p>
          </table:table-cell>
          <table:table-cell office:value-type="float" office:value="28.931763" calcext:value-type="float">
            <text:p>28.9317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351" calcext:value-type="float">
            <text:p>323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onnesveaux Varrains 2019</text:p>
          </table:table-cell>
          <table:table-cell office:value-type="string" calcext:value-type="string">
            <text:p>Le P'tit Dom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s8h0qxmd52rbts380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onneveaux Saumur Champigny</text:p>
          </table:table-cell>
          <table:table-cell office:value-type="string" calcext:value-type="string">
            <text:p>Le P'tit Domaine</text:p>
          </table:table-cell>
          <table:table-cell office:value-type="float" office:value="39.666573" calcext:value-type="float">
            <text:p>39.6665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352" calcext:value-type="float">
            <text:p>323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onnesveaux Varrains 2020</text:p>
          </table:table-cell>
          <table:table-cell office:value-type="string" calcext:value-type="string">
            <text:p>Le P'tit Dom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s8h0qxmd52rbts380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onneveaux Saumur Champigny</text:p>
          </table:table-cell>
          <table:table-cell office:value-type="string" calcext:value-type="string">
            <text:p>Le P'tit Domaine</text:p>
          </table:table-cell>
          <table:table-cell office:value-type="float" office:value="39.666573" calcext:value-type="float">
            <text:p>39.6665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353" calcext:value-type="float">
            <text:p>323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ur-Champigny Les Poyeux 2015</text:p>
          </table:table-cell>
          <table:table-cell office:value-type="string" calcext:value-type="string">
            <text:p>Clos Rouge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500" calcext:value-type="float">
            <text:p>255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3f992ggpy2tej7rzv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Poyeux Saumur Champigny</text:p>
          </table:table-cell>
          <table:table-cell office:value-type="string" calcext:value-type="string">
            <text:p>Clos Rougeard</text:p>
          </table:table-cell>
          <table:table-cell office:value-type="float" office:value="59.038967" calcext:value-type="float">
            <text:p>59.0389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54" calcext:value-type="float">
            <text:p>323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14</text:p>
          </table:table-cell>
          <table:table-cell office:value-type="string" calcext:value-type="string">
            <text:p>Paradig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kfg5vbtjge69cd1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Paradigm</text:p>
          </table:table-cell>
          <table:table-cell office:value-type="float" office:value="40.750984" calcext:value-type="float">
            <text:p>40.7509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56" calcext:value-type="float">
            <text:p>323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Trinità Cabernet Franc 2018</text:p>
          </table:table-cell>
          <table:table-cell office:value-type="string" calcext:value-type="string">
            <text:p>Cantina He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b3jmr0y323zwcf7ka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initas Villányi Franc</text:p>
          </table:table-cell>
          <table:table-cell office:value-type="string" calcext:value-type="string">
            <text:p>Heumann</text:p>
          </table:table-cell>
          <table:table-cell office:value-type="float" office:value="31.953632" calcext:value-type="float">
            <text:p>31.9536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357" calcext:value-type="float">
            <text:p>323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2021</text:p>
          </table:table-cell>
          <table:table-cell office:value-type="string" calcext:value-type="string">
            <text:p>Damascene Vineyar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p8wg7jyga6ywkm1g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ellenbosch Vineyards Cabernet Franc</text:p>
          </table:table-cell>
          <table:table-cell office:value-type="string" calcext:value-type="string">
            <text:p>Damascene</text:p>
          </table:table-cell>
          <table:table-cell office:value-type="float" office:value="37.29242" calcext:value-type="float">
            <text:p>37.2924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360" calcext:value-type="float">
            <text:p>323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ella Riserva Tocce Rosse 2007</text:p>
          </table:table-cell>
          <table:table-cell office:value-type="string" calcext:value-type="string">
            <text:p>Cantina AR.PE.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vkf60h08rm4x2pf2h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assella Riserva</text:p>
          </table:table-cell>
          <table:table-cell office:value-type="string" calcext:value-type="string">
            <text:p>Cantina di Villa</text:p>
          </table:table-cell>
          <table:table-cell office:value-type="float" office:value="21.03914" calcext:value-type="float">
            <text:p>21.039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361" calcext:value-type="float">
            <text:p>323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ella Riserva Tocce Rosse 2013</text:p>
          </table:table-cell>
          <table:table-cell office:value-type="string" calcext:value-type="string">
            <text:p>Cantina AR.PE.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vkf60h08rm4x2pf2h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assella Riserva</text:p>
          </table:table-cell>
          <table:table-cell office:value-type="string" calcext:value-type="string">
            <text:p>Cantina di Villa</text:p>
          </table:table-cell>
          <table:table-cell office:value-type="float" office:value="21.03914" calcext:value-type="float">
            <text:p>21.039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62" calcext:value-type="float">
            <text:p>323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tirosso 2021</text:p>
          </table:table-cell>
          <table:table-cell office:value-type="string" calcext:value-type="string">
            <text:p>Cantina AR.PE.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vj00hdbcx0d29r35zw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tiRosso Rosso</text:p>
          </table:table-cell>
          <table:table-cell office:value-type="string" calcext:value-type="string">
            <text:p>Cantine Forno</text:p>
          </table:table-cell>
          <table:table-cell office:value-type="float" office:value="22.598413" calcext:value-type="float">
            <text:p>22.5984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2020</text:p>
          </table:table-cell>
          <table:table-cell office:value-type="string" calcext:value-type="string">
            <text:p>Weingut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620" calcext:value-type="float">
            <text:p>2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1t1gzhjmv8b8xr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Marra</text:p>
          </table:table-cell>
          <table:table-cell office:value-type="string" calcext:value-type="string">
            <text:p>Ignaz Niedrist</text:p>
          </table:table-cell>
          <table:table-cell office:value-type="float" office:value="28.21892" calcext:value-type="float">
            <text:p>28.218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364" calcext:value-type="float">
            <text:p>323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enere Oratorio di San Lorenzoi 2017</text:p>
          </table:table-cell>
          <table:table-cell office:value-type="string" calcext:value-type="string">
            <text:p>Cantina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23ffbkh5qny4h0e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enere Riserva Oratorio Di San Lorenzo</text:p>
          </table:table-cell>
          <table:table-cell office:value-type="string" calcext:value-type="string">
            <text:p>Inama Azienda Agricola</text:p>
          </table:table-cell>
          <table:table-cell office:value-type="float" office:value="43.378002" calcext:value-type="float">
            <text:p>43.3780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365" calcext:value-type="float">
            <text:p>323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Riserva 2010</text:p>
          </table:table-cell>
          <table:table-cell office:value-type="string" calcext:value-type="string">
            <text:p>Mu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900" calcext:value-type="float">
            <text:p>6900</text:p>
          </table:table-cell>
          <table:table-cell office:value-type="float" office:value="3095" calcext:value-type="float">
            <text:p>309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d95t3rg7gc1dngrk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Musella</text:p>
          </table:table-cell>
          <table:table-cell office:value-type="float" office:value="35.937675" calcext:value-type="float">
            <text:p>35.93767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2368" calcext:value-type="float">
            <text:p>323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Ravazol 2016</text:p>
          </table:table-cell>
          <table:table-cell office:value-type="string" calcext:value-type="string">
            <text:p>Ca la Bio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q63tdynt9d1qt0j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i di Ravazzol</text:p>
          </table:table-cell>
          <table:table-cell office:value-type="string" calcext:value-type="string">
            <text:p>Ca' La Bionda</text:p>
          </table:table-cell>
          <table:table-cell office:value-type="float" office:value="43.602222" calcext:value-type="float">
            <text:p>43.6022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369" calcext:value-type="float">
            <text:p>3236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Vigneto Morei Amfora 2020</text:p>
          </table:table-cell>
          <table:table-cell office:value-type="string" calcext:value-type="string">
            <text:p>Cantina 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2335" calcext:value-type="float">
            <text:p>233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Karad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cz52p49tm11n5n3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 office:value-type="float" office:value="47.34791" calcext:value-type="float">
            <text:p>47.347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13" calcext:value-type="float">
            <text:p>324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liegiolo 2021/23</text:p>
          </table:table-cell>
          <table:table-cell office:value-type="string" calcext:value-type="string">
            <text:p>Antonio Cami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k2xa8a054s80jn3n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liegiolo Maremma Toscana</text:p>
          </table:table-cell>
          <table:table-cell office:value-type="string" calcext:value-type="string">
            <text:p>Antonio Camillo</text:p>
          </table:table-cell>
          <table:table-cell office:value-type="float" office:value="40.7328" calcext:value-type="float">
            <text:p>40.73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420" calcext:value-type="float">
            <text:p>324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rozes-Heremitage Rouge "Le Rouvre" 2020</text:p>
          </table:table-cell>
          <table:table-cell office:value-type="string" calcext:value-type="string">
            <text:p>Domaine Yann Cha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e2rnkggrmdtr15xcb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Le Rouvre</text:p>
          </table:table-cell>
          <table:table-cell office:value-type="string" calcext:value-type="string">
            <text:p>Yann Chave</text:p>
          </table:table-cell>
          <table:table-cell office:value-type="float" office:value="52.553596" calcext:value-type="float">
            <text:p>52.5535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21" calcext:value-type="float">
            <text:p>324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icano d'Abruzzo 2021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890" calcext:value-type="float">
            <text:p>38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et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4.535213" calcext:value-type="float">
            <text:p>44.535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430" calcext:value-type="float">
            <text:p>324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13</text:p>
          </table:table-cell>
          <table:table-cell office:value-type="string" calcext:value-type="string">
            <text:p>Le Capan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w254gtgrgjvdykm8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Capannelle</text:p>
          </table:table-cell>
          <table:table-cell office:value-type="float" office:value="39.21126" calcext:value-type="float">
            <text:p>39.211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431" calcext:value-type="float">
            <text:p>324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2018 Doppia Magnum</text:p>
          </table:table-cell>
          <table:table-cell office:value-type="string" calcext:value-type="string">
            <text:p>Cantina Selvapian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8" calcext:value-type="float">
            <text:p>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aycfywrvtjqgaqf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</text:p>
          </table:table-cell>
          <table:table-cell office:value-type="string" calcext:value-type="string">
            <text:p>Selvapiana</text:p>
          </table:table-cell>
          <table:table-cell office:value-type="float" office:value="46.544514" calcext:value-type="float">
            <text:p>46.5445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32" calcext:value-type="float">
            <text:p>324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18</text:p>
          </table:table-cell>
          <table:table-cell office:value-type="string" calcext:value-type="string">
            <text:p>Castello di Rampo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80ad7c5wa8rrr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ei Rampolla</text:p>
          </table:table-cell>
          <table:table-cell office:value-type="float" office:value="46.108025" calcext:value-type="float">
            <text:p>46.108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33" calcext:value-type="float">
            <text:p>324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1</text:p>
          </table:table-cell>
          <table:table-cell office:value-type="string" calcext:value-type="string">
            <text:p>La vigna di S. Ma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fzqgm22bdxnrbks2a7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La Vigna di San Martino Ad Argiano</text:p>
          </table:table-cell>
          <table:table-cell office:value-type="float" office:value="29.410913" calcext:value-type="float">
            <text:p>29.4109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35" calcext:value-type="float">
            <text:p>324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2</text:p>
          </table:table-cell>
          <table:table-cell office:value-type="string" calcext:value-type="string">
            <text:p>Castello di Monsa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9m04epgh2xr2r3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Monsanto</text:p>
          </table:table-cell>
          <table:table-cell office:value-type="float" office:value="48.001072" calcext:value-type="float">
            <text:p>48.0010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41" calcext:value-type="float">
            <text:p>324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0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580" calcext:value-type="float">
            <text:p>15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5xaymkrv8ya7nayxe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Isole e Olena</text:p>
          </table:table-cell>
          <table:table-cell office:value-type="float" office:value="45.239803" calcext:value-type="float">
            <text:p>45.239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42" calcext:value-type="float">
            <text:p>324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16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aymkrv8ya7nayxe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Isole e Olena</text:p>
          </table:table-cell>
          <table:table-cell office:value-type="float" office:value="45.239803" calcext:value-type="float">
            <text:p>45.239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43" calcext:value-type="float">
            <text:p>324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2022</text:p>
          </table:table-cell>
          <table:table-cell office:value-type="string" calcext:value-type="string">
            <text:p>Cantina Carle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670" calcext:value-type="float">
            <text:p>16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29.557997" calcext:value-type="float">
            <text:p>29.55799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2444" calcext:value-type="float">
            <text:p>324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Bucerchiale 2020</text:p>
          </table:table-cell>
          <table:table-cell office:value-type="string" calcext:value-type="string">
            <text:p>Cantin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780" calcext:value-type="float">
            <text:p>17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ymenneav6e00x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Riserva Vigneto Bucerchiale</text:p>
          </table:table-cell>
          <table:table-cell office:value-type="string" calcext:value-type="string">
            <text:p>Selvapiana</text:p>
          </table:table-cell>
          <table:table-cell office:value-type="float" office:value="51.82218" calcext:value-type="float">
            <text:p>51.8221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2445" calcext:value-type="float">
            <text:p>324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Bucerchiale 2016</text:p>
          </table:table-cell>
          <table:table-cell office:value-type="string" calcext:value-type="string">
            <text:p>Cantin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1780" calcext:value-type="float">
            <text:p>17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ymenneav6e00x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Riserva Vigneto Bucerchiale</text:p>
          </table:table-cell>
          <table:table-cell office:value-type="string" calcext:value-type="string">
            <text:p>Selvapiana</text:p>
          </table:table-cell>
          <table:table-cell office:value-type="float" office:value="51.82218" calcext:value-type="float">
            <text:p>51.822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46" calcext:value-type="float">
            <text:p>324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 2016</text:p>
          </table:table-cell>
          <table:table-cell office:value-type="string" calcext:value-type="string">
            <text:p>Fattoria di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570" calcext:value-type="float">
            <text:p>25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1121" calcext:value-type="float">
            <text:p>42.911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47" calcext:value-type="float">
            <text:p>32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 2010</text:p>
          </table:table-cell>
          <table:table-cell office:value-type="string" calcext:value-type="string">
            <text:p>Fattoria di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1121" calcext:value-type="float">
            <text:p>42.911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49" calcext:value-type="float">
            <text:p>324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 1994</text:p>
          </table:table-cell>
          <table:table-cell office:value-type="string" calcext:value-type="string">
            <text:p>Fattoria di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1121" calcext:value-type="float">
            <text:p>42.911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50" calcext:value-type="float">
            <text:p>324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 2021/22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1170" calcext:value-type="float">
            <text:p>11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w0tpk1pmmqfbvw2nq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Corte Pavone</text:p>
          </table:table-cell>
          <table:table-cell office:value-type="float" office:value="44.11015" calcext:value-type="float">
            <text:p>44.11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51" calcext:value-type="float">
            <text:p>324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5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7h5egdhpnj5hb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Corte Pavone</text:p>
          </table:table-cell>
          <table:table-cell office:value-type="float" office:value="46.796703" calcext:value-type="float">
            <text:p>46.796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52" calcext:value-type="float">
            <text:p>324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3220" calcext:value-type="float">
            <text:p>32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cr7h5egdhpnj5hb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Corte Pavone</text:p>
          </table:table-cell>
          <table:table-cell office:value-type="float" office:value="46.796703" calcext:value-type="float">
            <text:p>46.796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53" calcext:value-type="float">
            <text:p>324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 2022</text:p>
          </table:table-cell>
          <table:table-cell office:value-type="string" calcext:value-type="string">
            <text:p>Castello Tricerc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Teat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q8qbpjtgz5rxc8byrv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ricerchi</text:p>
          </table:table-cell>
          <table:table-cell office:value-type="float" office:value="45.863503" calcext:value-type="float">
            <text:p>45.863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56" calcext:value-type="float">
            <text:p>324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1</text:p>
          </table:table-cell>
          <table:table-cell office:value-type="string" calcext:value-type="string">
            <text:p>Conti 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6900" calcext:value-type="float">
            <text:p>6900</text:p>
          </table:table-cell>
          <table:table-cell office:value-type="float" office:value="2860" calcext:value-type="float">
            <text:p>28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56.00868" calcext:value-type="float">
            <text:p>56.008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58" calcext:value-type="float">
            <text:p>324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2013</text:p>
          </table:table-cell>
          <table:table-cell office:value-type="string" calcext:value-type="string">
            <text:p>Conti 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56.00868" calcext:value-type="float">
            <text:p>56.008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459" calcext:value-type="float">
            <text:p>324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bile di Montepulciano Asinone 2020</text:p>
          </table:table-cell>
          <table:table-cell office:value-type="string" calcext:value-type="string">
            <text:p>Cantina Poliz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925" calcext:value-type="float">
            <text:p>39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8.66626" calcext:value-type="float">
            <text:p>48.666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460" calcext:value-type="float">
            <text:p>324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2018</text:p>
          </table:table-cell>
          <table:table-cell office:value-type="string" calcext:value-type="string">
            <text:p>Castello di Monsa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900" calcext:value-type="float">
            <text:p>2900</text:p>
          </table:table-cell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narw617hxqyekqsjj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brizio Bianchi Sangiovese</text:p>
          </table:table-cell>
          <table:table-cell office:value-type="string" calcext:value-type="string">
            <text:p>Castello di Monsanto</text:p>
          </table:table-cell>
          <table:table-cell office:value-type="float" office:value="41.308285" calcext:value-type="float">
            <text:p>41.3082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461" calcext:value-type="float">
            <text:p>324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to 2016</text:p>
          </table:table-cell>
          <table:table-cell office:value-type="string" calcext:value-type="string">
            <text:p>Castello di Monsa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900" calcext:value-type="float">
            <text:p>59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narw617hxqyekqsjj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brizio Bianchi Sangiovese</text:p>
          </table:table-cell>
          <table:table-cell office:value-type="string" calcext:value-type="string">
            <text:p>Castello di Monsanto</text:p>
          </table:table-cell>
          <table:table-cell office:value-type="float" office:value="40.246925" calcext:value-type="float">
            <text:p>40.2469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62" calcext:value-type="float">
            <text:p>324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 Rosso 2015</text:p>
          </table:table-cell>
          <table:table-cell office:value-type="string" calcext:value-type="string">
            <text:p>Tenuta di Valg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ye7eb5pw6cqzbp61w0vvh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</text:p>
          </table:table-cell>
          <table:table-cell office:value-type="string" calcext:value-type="string">
            <text:p>Tenuta di Valgiano</text:p>
          </table:table-cell>
          <table:table-cell office:value-type="float" office:value="51.25668" calcext:value-type="float">
            <text:p>51.256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64" calcext:value-type="float">
            <text:p>324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 Rosso 2013</text:p>
          </table:table-cell>
          <table:table-cell office:value-type="string" calcext:value-type="string">
            <text:p>Tenuta di Valg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ye7eb5pw6cqzbp61w0vvh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</text:p>
          </table:table-cell>
          <table:table-cell office:value-type="string" calcext:value-type="string">
            <text:p>Tenuta di Valgiano</text:p>
          </table:table-cell>
          <table:table-cell office:value-type="float" office:value="51.25668" calcext:value-type="float">
            <text:p>51.256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467" calcext:value-type="float">
            <text:p>324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ignano 2019</text:p>
          </table:table-cell>
          <table:table-cell office:value-type="string" calcext:value-type="string">
            <text:p>Fattoria di Baccher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h0ad2kpghtzy47pj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e a Mano Carmignano Rosso</text:p>
          </table:table-cell>
          <table:table-cell office:value-type="string" calcext:value-type="string">
            <text:p>Bacchereto</text:p>
          </table:table-cell>
          <table:table-cell office:value-type="float" office:value="35.578987" calcext:value-type="float">
            <text:p>35.5789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468" calcext:value-type="float">
            <text:p>324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ignano 2017</text:p>
          </table:table-cell>
          <table:table-cell office:value-type="string" calcext:value-type="string">
            <text:p>Fattoria di Baccher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Vi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h0ad2kpghtzy47pj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e a Mano Carmignano Rosso</text:p>
          </table:table-cell>
          <table:table-cell office:value-type="string" calcext:value-type="string">
            <text:p>Bacchereto</text:p>
          </table:table-cell>
          <table:table-cell office:value-type="float" office:value="35.578987" calcext:value-type="float">
            <text:p>35.5789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2016</text:p>
          </table:table-cell>
          <table:table-cell office:value-type="string" calcext:value-type="string">
            <text:p>Cantin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9000" calcext:value-type="float">
            <text:p>29000</text:p>
          </table:table-cell>
          <table:table-cell office:value-type="float" office:value="6800" calcext:value-type="float">
            <text:p>6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0685" calcext:value-type="float">
            <text:p>58.6006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70" calcext:value-type="float">
            <text:p>324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2001</text:p>
          </table:table-cell>
          <table:table-cell office:value-type="string" calcext:value-type="string">
            <text:p>Cantina Fond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21500" calcext:value-type="float">
            <text:p>21500</text:p>
          </table:table-cell>
          <table:table-cell office:value-type="float" office:value="12500" calcext:value-type="float">
            <text:p>1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4.41035" calcext:value-type="float">
            <text:p>54.410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71" calcext:value-type="float">
            <text:p>324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1995</text:p>
          </table:table-cell>
          <table:table-cell office:value-type="string" calcext:value-type="string">
            <text:p>Cantin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27000" calcext:value-type="float">
            <text:p>2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0685" calcext:value-type="float">
            <text:p>58.6006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73" calcext:value-type="float">
            <text:p>324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1991</text:p>
          </table:table-cell>
          <table:table-cell office:value-type="string" calcext:value-type="string">
            <text:p>Cantin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39000" calcext:value-type="float">
            <text:p>39000</text:p>
          </table:table-cell>
          <table:table-cell office:value-type="float" office:value="6800" calcext:value-type="float">
            <text:p>6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0685" calcext:value-type="float">
            <text:p>58.6006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80" calcext:value-type="float">
            <text:p>324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i Ginestra 2020</text:p>
          </table:table-cell>
          <table:table-cell office:value-type="string" calcext:value-type="string">
            <text:p>Conterno-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900" calcext:value-type="float">
            <text:p>11900</text:p>
          </table:table-cell>
          <table:table-cell office:value-type="float" office:value="6300" calcext:value-type="float">
            <text:p>6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3.75841" calcext:value-type="float">
            <text:p>63.758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81" calcext:value-type="float">
            <text:p>324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Boschis 2010</text:p>
          </table:table-cell>
          <table:table-cell office:value-type="string" calcext:value-type="string">
            <text:p>Cavallot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y2hr954cemgymcad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Boschis</text:p>
          </table:table-cell>
          <table:table-cell office:value-type="string" calcext:value-type="string">
            <text:p>Cavallotto</text:p>
          </table:table-cell>
          <table:table-cell office:value-type="float" office:value="47.76331" calcext:value-type="float">
            <text:p>47.763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82" calcext:value-type="float">
            <text:p>324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cala 2006</text:p>
          </table:table-cell>
          <table:table-cell office:value-type="string" calcext:value-type="string">
            <text:p>A.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25000" calcext:value-type="float">
            <text:p>2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jdegjmef69h6ets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Cicala</text:p>
          </table:table-cell>
          <table:table-cell office:value-type="string" calcext:value-type="string">
            <text:p>Aldo Conterno</text:p>
          </table:table-cell>
          <table:table-cell office:value-type="float" office:value="36.01747" calcext:value-type="float">
            <text:p>36.017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83" calcext:value-type="float">
            <text:p>324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 2007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25000" calcext:value-type="float">
            <text:p>250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56.292778" calcext:value-type="float">
            <text:p>56.2927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484" calcext:value-type="float">
            <text:p>324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Ovello 2017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97f2edej1m3dgm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Ovello</text:p>
          </table:table-cell>
          <table:table-cell office:value-type="string" calcext:value-type="string">
            <text:p>Produttori del Barbaresco</text:p>
          </table:table-cell>
          <table:table-cell office:value-type="float" office:value="53.99159" calcext:value-type="float">
            <text:p>53.9915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485" calcext:value-type="float">
            <text:p>324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irasco 2020 Magnum</text:p>
          </table:table-cell>
          <table:table-cell office:value-type="string" calcext:value-type="string">
            <text:p>Guido Por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300" calcext:value-type="float">
            <text:p>93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zbqdq49d1eq36axb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. Lazzairasco Barolo</text:p>
          </table:table-cell>
          <table:table-cell office:value-type="string" calcext:value-type="string">
            <text:p>Guido Porro</text:p>
          </table:table-cell>
          <table:table-cell office:value-type="float" office:value="56.633747" calcext:value-type="float">
            <text:p>56.6337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486" calcext:value-type="float">
            <text:p>324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Ovello 2018</text:p>
          </table:table-cell>
          <table:table-cell office:value-type="string" calcext:value-type="string">
            <text:p>Angel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w45jevgv6v35bhpf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Ovello Vigna Loreto</text:p>
          </table:table-cell>
          <table:table-cell office:value-type="string" calcext:value-type="string">
            <text:p>Albino Rocca</text:p>
          </table:table-cell>
          <table:table-cell office:value-type="float" office:value="27.95353" calcext:value-type="float">
            <text:p>27.95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87" calcext:value-type="float">
            <text:p>324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 2020/22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200" calcext:value-type="float">
            <text:p>32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eb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w2hhb8wxp54m5e8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</text:p>
          </table:table-cell>
          <table:table-cell office:value-type="string" calcext:value-type="string">
            <text:p>Albino Rocca</text:p>
          </table:table-cell>
          <table:table-cell office:value-type="float" office:value="55.164024" calcext:value-type="float">
            <text:p>55.164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88" calcext:value-type="float">
            <text:p>324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 2013 Magnum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8761" calcext:value-type="float">
            <text:p>52.187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89" calcext:value-type="float">
            <text:p>324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 2016</text:p>
          </table:table-cell>
          <table:table-cell office:value-type="string" calcext:value-type="string">
            <text:p>Albino Rocc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8761" calcext:value-type="float">
            <text:p>52.1876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490" calcext:value-type="float">
            <text:p>324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 1999</text:p>
          </table:table-cell>
          <table:table-cell office:value-type="string" calcext:value-type="string">
            <text:p>Giacomo Bolo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22000" calcext:value-type="float">
            <text:p>2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c0sjg6nrkg62b3y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Bologna e Figli</text:p>
          </table:table-cell>
          <table:table-cell office:value-type="float" office:value="34.01364" calcext:value-type="float">
            <text:p>34.013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91" calcext:value-type="float">
            <text:p>324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2020</text:p>
          </table:table-cell>
          <table:table-cell office:value-type="string" calcext:value-type="string">
            <text:p>Produttori del Barba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6.832153" calcext:value-type="float">
            <text:p>46.8321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492" calcext:value-type="float">
            <text:p>324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 Ginestrino 2021/22</text:p>
          </table:table-cell>
          <table:table-cell office:value-type="string" calcext:value-type="string">
            <text:p>Conterno-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gwegeg14ry41e9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inestrino</text:p>
          </table:table-cell>
          <table:table-cell office:value-type="string" calcext:value-type="string">
            <text:p>Conterno Fantino</text:p>
          </table:table-cell>
          <table:table-cell office:value-type="float" office:value="62.64405" calcext:value-type="float">
            <text:p>62.644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93" calcext:value-type="float">
            <text:p>324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 2019</text:p>
          </table:table-cell>
          <table:table-cell office:value-type="string" calcext:value-type="string">
            <text:p>Giuseppe Corte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ag2a0h2dgqwefr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Giuseppe Cortese</text:p>
          </table:table-cell>
          <table:table-cell office:value-type="float" office:value="57.60066" calcext:value-type="float">
            <text:p>57.600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95" calcext:value-type="float">
            <text:p>324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ngelo 2019</text:p>
          </table:table-cell>
          <table:table-cell office:value-type="string" calcext:value-type="string">
            <text:p>Albino Rocc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c3gsyqw46mx06v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ngelo</text:p>
          </table:table-cell>
          <table:table-cell office:value-type="string" calcext:value-type="string">
            <text:p>Albino Rocca</text:p>
          </table:table-cell>
          <table:table-cell office:value-type="float" office:value="51.267662" calcext:value-type="float">
            <text:p>51.2676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95" calcext:value-type="float">
            <text:p>324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 2013 Magnum</text:p>
          </table:table-cell>
          <table:table-cell office:value-type="string" calcext:value-type="string">
            <text:p>Proprietà Sper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8pdr2jkf1z6h88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</text:p>
          </table:table-cell>
          <table:table-cell office:value-type="string" calcext:value-type="string">
            <text:p>Proprieta Sperino</text:p>
          </table:table-cell>
          <table:table-cell office:value-type="float" office:value="65.346" calcext:value-type="float">
            <text:p>65.3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96" calcext:value-type="float">
            <text:p>324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 2021</text:p>
          </table:table-cell>
          <table:table-cell office:value-type="string" calcext:value-type="string">
            <text:p>Albino Rocc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8761" calcext:value-type="float">
            <text:p>52.187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Perwolf 2010</text:p>
          </table:table-cell>
          <table:table-cell office:value-type="string" calcext:value-type="string">
            <text:p>Weingut Krutz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py02j5wtcfnyym9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wolff Blaufränkisch</text:p>
          </table:table-cell>
          <table:table-cell office:value-type="string" calcext:value-type="string">
            <text:p>Krutzler</text:p>
          </table:table-cell>
          <table:table-cell office:value-type="float" office:value="44.518265" calcext:value-type="float">
            <text:p>44.5182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Perwolf 2021</text:p>
          </table:table-cell>
          <table:table-cell office:value-type="string" calcext:value-type="string">
            <text:p>Weingut Krutz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740" calcext:value-type="float">
            <text:p>47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py02j5wtcfnyym9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wolff Blaufränkisch</text:p>
          </table:table-cell>
          <table:table-cell office:value-type="string" calcext:value-type="string">
            <text:p>Krutzler</text:p>
          </table:table-cell>
          <table:table-cell office:value-type="float" office:value="44.518265" calcext:value-type="float">
            <text:p>44.5182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020" calcext:value-type="float">
            <text:p>330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Eisenberg Reserve 2018/20</text:p>
          </table:table-cell>
          <table:table-cell office:value-type="string" calcext:value-type="string">
            <text:p>Weingut Krutz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7pa826yeqyt16hw4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senberg Reserve Blaufränkisch</text:p>
          </table:table-cell>
          <table:table-cell office:value-type="string" calcext:value-type="string">
            <text:p>Krutzler</text:p>
          </table:table-cell>
          <table:table-cell office:value-type="float" office:value="44.510036" calcext:value-type="float">
            <text:p>44.5100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Szapary 2016</text:p>
          </table:table-cell>
          <table:table-cell office:value-type="string" calcext:value-type="string">
            <text:p>Weingut Uwe Schief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600" calcext:value-type="float">
            <text:p>56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öller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z1ccsys8rfs8wk83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zapary Blaufränkisch</text:p>
          </table:table-cell>
          <table:table-cell office:value-type="string" calcext:value-type="string">
            <text:p>Weinbau Uwe Schiefer</text:p>
          </table:table-cell>
          <table:table-cell office:value-type="float" office:value="55.75465" calcext:value-type="float">
            <text:p>55.75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38" calcext:value-type="float">
            <text:p>330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Mörbisch 2021</text:p>
          </table:table-cell>
          <table:table-cell office:value-type="string" calcext:value-type="string">
            <text:p>Weingut Schönber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z20hh4n068xwyg3f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örbisch Blaufränkisch</text:p>
          </table:table-cell>
          <table:table-cell office:value-type="string" calcext:value-type="string">
            <text:p>Schönberger</text:p>
          </table:table-cell>
          <table:table-cell office:value-type="float" office:value="49.495426" calcext:value-type="float">
            <text:p>49.4954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39" calcext:value-type="float">
            <text:p>330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Kräften 2018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z387a4ct2edhsdjx5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äften Blaufränkisch</text:p>
          </table:table-cell>
          <table:table-cell office:value-type="string" calcext:value-type="string">
            <text:p>Schönberger</text:p>
          </table:table-cell>
          <table:table-cell office:value-type="float" office:value="46.820023" calcext:value-type="float">
            <text:p>46.820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41" calcext:value-type="float">
            <text:p>330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Lehmgrube 2017</text:p>
          </table:table-cell>
          <table:table-cell office:value-type="string" calcext:value-type="string">
            <text:p>Weingut Schön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8mbefd1sxye7kgd5n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hmgrube Blaufränkisch</text:p>
          </table:table-cell>
          <table:table-cell office:value-type="string" calcext:value-type="string">
            <text:p>Schönberger</text:p>
          </table:table-cell>
          <table:table-cell office:value-type="float" office:value="50.056152" calcext:value-type="float">
            <text:p>50.0561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043" calcext:value-type="float">
            <text:p>330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nberg Jois 2021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z2vx5gz0nsa9y8kq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enberg Blaufränkisch</text:p>
          </table:table-cell>
          <table:table-cell office:value-type="string" calcext:value-type="string">
            <text:p>Nittnaus</text:p>
          </table:table-cell>
          <table:table-cell office:value-type="float" office:value="40.437187" calcext:value-type="float">
            <text:p>40.4371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3060" calcext:value-type="float">
            <text:p>330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nberg Jois Magnum 2021</text:p>
          </table:table-cell>
          <table:table-cell office:value-type="string" calcext:value-type="string">
            <text:p>Weingut H&amp;A Nittnau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4100" calcext:value-type="float">
            <text:p>4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z2vx5gz0nsa9y8kq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enberg Blaufränkisch</text:p>
          </table:table-cell>
          <table:table-cell office:value-type="string" calcext:value-type="string">
            <text:p>Nittnaus</text:p>
          </table:table-cell>
          <table:table-cell office:value-type="float" office:value="40.437187" calcext:value-type="float">
            <text:p>40.4371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3061" calcext:value-type="float">
            <text:p>330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sfränkisch Kirchberg Lutzmannsburg 2021</text:p>
          </table:table-cell>
          <table:table-cell office:value-type="string" calcext:value-type="string">
            <text:p>Weingut Mor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direk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7p4cq2vcjh24dberr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tzmannsburg Alte Reben Blaufränkisch</text:p>
          </table:table-cell>
          <table:table-cell office:value-type="string" calcext:value-type="string">
            <text:p>Moric</text:p>
          </table:table-cell>
          <table:table-cell office:value-type="float" office:value="39.441727" calcext:value-type="float">
            <text:p>39.4417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3080" calcext:value-type="float">
            <text:p>33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Obere Wald 2020</text:p>
          </table:table-cell>
          <table:table-cell office:value-type="string" calcext:value-type="string">
            <text:p>Weingut E. Triebau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630" calcext:value-type="float">
            <text:p>26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19vvhhwh47p30rsm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st Blaufränkisch Ried Oberer Wald Trocken</text:p>
          </table:table-cell>
          <table:table-cell office:value-type="string" calcext:value-type="string">
            <text:p>Ernst Triebaumer</text:p>
          </table:table-cell>
          <table:table-cell office:value-type="float" office:value="35.889202" calcext:value-type="float">
            <text:p>35.8892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63" calcext:value-type="float">
            <text:p>35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2021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846657" calcext:value-type="float">
            <text:p>40.846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050" calcext:value-type="float">
            <text:p>390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 2021</text:p>
          </table:table-cell>
          <table:table-cell office:value-type="string" calcext:value-type="string">
            <text:p>Giuseppte Cortes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4ekjx1vprt30w92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Giuseppe Cortese</text:p>
          </table:table-cell>
          <table:table-cell office:value-type="float" office:value="48.889656" calcext:value-type="float">
            <text:p>48.8896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094" calcext:value-type="float">
            <text:p>390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 Riserva 2016</text:p>
          </table:table-cell>
          <table:table-cell office:value-type="string" calcext:value-type="string">
            <text:p>Giuseppe Corte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7700" calcext:value-type="float">
            <text:p>7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olz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ce606d6g6t9jxwbe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Giuseppe Cortese</text:p>
          </table:table-cell>
          <table:table-cell office:value-type="float" office:value="58.312542" calcext:value-type="float">
            <text:p>58.3125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Barbaresco Rombone 2021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4650" calcext:value-type="float">
            <text:p>4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s13je1mthgd609q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mbone</text:p>
          </table:table-cell>
          <table:table-cell office:value-type="string" calcext:value-type="string">
            <text:p>Nada Fiorenzo</text:p>
          </table:table-cell>
          <table:table-cell office:value-type="float" office:value="59.386044" calcext:value-type="float">
            <text:p>59.3860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Barbaresco Manzola 2021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s6qpk5bms5p6f4sa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zola Barbaresco</text:p>
          </table:table-cell>
          <table:table-cell office:value-type="string" calcext:value-type="string">
            <text:p>Nada Fiorenzo</text:p>
          </table:table-cell>
          <table:table-cell office:value-type="float" office:value="57.47726" calcext:value-type="float">
            <text:p>57.477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Barbaresco 2021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180" calcext:value-type="float">
            <text:p>21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secqhbw3219yv3q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Nada Fiorenzo</text:p>
          </table:table-cell>
          <table:table-cell office:value-type="float" office:value="49.294342" calcext:value-type="float">
            <text:p>49.2943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Barbera d'Alba 2022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sbczqk40yerqzn8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Nada Fiorenzo</text:p>
          </table:table-cell>
          <table:table-cell office:value-type="float" office:value="54.140533" calcext:value-type="float">
            <text:p>54.1405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Nebbiolo Langhe 2022</text:p>
          </table:table-cell>
          <table:table-cell office:value-type="string" calcext:value-type="string">
            <text:p>Nada Fi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sjnc18cqb3jtkye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Nada Fiorenzo</text:p>
          </table:table-cell>
          <table:table-cell office:value-type="float" office:value="53.96099" calcext:value-type="float">
            <text:p>53.960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Barolo Giannetto 2020</text:p>
          </table:table-cell>
          <table:table-cell office:value-type="string" calcext:value-type="string">
            <text:p>Guido Porr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46ev3m2z29dwsxy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anetto Barolo</text:p>
          </table:table-cell>
          <table:table-cell office:value-type="string" calcext:value-type="string">
            <text:p>Guido Porro</text:p>
          </table:table-cell>
          <table:table-cell office:value-type="float" office:value="56.4094" calcext:value-type="float">
            <text:p>56.40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Barolo S. Caterina 2020</text:p>
          </table:table-cell>
          <table:table-cell office:value-type="string" calcext:value-type="string">
            <text:p>Guido Porr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3ps5td9a9fkas00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. S. Caterina Barolo</text:p>
          </table:table-cell>
          <table:table-cell office:value-type="string" calcext:value-type="string">
            <text:p>Guido Porro</text:p>
          </table:table-cell>
          <table:table-cell office:value-type="float" office:value="53.6388" calcext:value-type="float">
            <text:p>53.63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Barolo Lazzairasco 2020</text:p>
          </table:table-cell>
          <table:table-cell office:value-type="string" calcext:value-type="string">
            <text:p>Guido Porr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zbqdq49d1eq36axb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. Lazzairasco Barolo</text:p>
          </table:table-cell>
          <table:table-cell office:value-type="string" calcext:value-type="string">
            <text:p>Guido Porro</text:p>
          </table:table-cell>
          <table:table-cell office:value-type="float" office:value="55.845802" calcext:value-type="float">
            <text:p>55.845802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/>
          <table:table-cell office:value-type="string" calcext:value-type="string">
            <text:p>10121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Nature </text:p>
          </table:table-cell>
          <table:table-cell office:value-type="string" calcext:value-type="string">
            <text:p>Stein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]); &quot;&quot;; 1)">
            <text:p/>
          </table:table-cell>
          <table:table-cell/>
          <table:table-cell office:value-type="string" calcext:value-type="string">
            <text:p>10122.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errari Brut Perlè 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722" calcext:value-type="float">
            <text:p>272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erpm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4]); &quot;&quot;; 1)">
            <text:p/>
          </table:table-cell>
          <table:table-cell/>
          <table:table-cell office:value-type="string" calcext:value-type="string">
            <text:p>2201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burgunder Preasulis 2022723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rek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5]); &quot;&quot;; 1)">
            <text:p/>
          </table:table-cell>
          <table:table-cell/>
          <table:table-cell office:value-type="string" calcext:value-type="string">
            <text:p>22022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enaissance 2019/21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6]); &quot;&quot;; 1)">
            <text:p/>
          </table:table-cell>
          <table:table-cell/>
          <table:table-cell office:value-type="string" calcext:value-type="string">
            <text:p>22210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OC 2021</text:p>
          </table:table-cell>
          <table:table-cell office:value-type="string" calcext:value-type="string">
            <text:p>Prackfo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7]); &quot;&quot;; 1)">
            <text:p/>
          </table:table-cell>
          <table:table-cell/>
          <table:table-cell office:value-type="string" calcext:value-type="string">
            <text:p>22247.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ismore 2011</text:p>
          </table:table-cell>
          <table:table-cell office:value-type="string" calcext:value-type="string">
            <text:p>Grey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8]); &quot;&quot;; 1)">
            <text:p/>
          </table:table-cell>
          <table:table-cell/>
          <table:table-cell office:value-type="string" calcext:value-type="string">
            <text:p>23291.0</text:p>
          </table:table-cell>
          <table:table-cell/>
          <table:table-cell office:value-type="string" calcext:value-type="string">
            <text:p>Vernatsch Rosè 2023</text:p>
          </table:table-cell>
          <table:table-cell office:value-type="string" calcext:value-type="string">
            <text:p>Ober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00" calcext:value-type="float">
            <text:p>28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inu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9]); &quot;&quot;; 1)">
            <text:p/>
          </table:table-cell>
          <table:table-cell/>
          <table:table-cell office:value-type="string" calcext:value-type="string">
            <text:p>3109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Lynch Bage 2001</text:p>
          </table:table-cell>
          <table:table-cell office:value-type="string" calcext:value-type="string">
            <text:p>Pauill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29900" calcext:value-type="float">
            <text:p>29900</text:p>
          </table:table-cell>
          <table:table-cell office:value-type="float" office:value="8700" calcext:value-type="float">
            <text:p>87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bhar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0]); &quot;&quot;; 1)">
            <text:p/>
          </table:table-cell>
          <table:table-cell/>
          <table:table-cell office:value-type="string" calcext:value-type="string">
            <text:p>3109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Pichon Baron Deuxièmes Crus 2011</text:p>
          </table:table-cell>
          <table:table-cell office:value-type="string" calcext:value-type="string">
            <text:p>Pauill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1500" calcext:value-type="float">
            <text:p>21500</text:p>
          </table:table-cell>
          <table:table-cell office:value-type="float" office:value="8550" calcext:value-type="float">
            <text:p>85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eixn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1]); &quot;&quot;; 1)">
            <text:p/>
          </table:table-cell>
          <table:table-cell/>
          <table:table-cell office:value-type="string" calcext:value-type="string">
            <text:p>32012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 2018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600" calcext:value-type="float">
            <text:p>5600</text:p>
          </table:table-cell>
          <table:table-cell office:value-type="float" office:value="3271" calcext:value-type="float">
            <text:p>327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2]); &quot;&quot;; 1)">
            <text:p/>
          </table:table-cell>
          <table:table-cell/>
          <table:table-cell office:value-type="string" calcext:value-type="string">
            <text:p>3201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 2017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900" calcext:value-type="float">
            <text:p>5900</text:p>
          </table:table-cell>
          <table:table-cell office:value-type="float" office:value="3271" calcext:value-type="float">
            <text:p>327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3]); &quot;&quot;; 1)">
            <text:p/>
          </table:table-cell>
          <table:table-cell/>
          <table:table-cell office:value-type="string" calcext:value-type="string">
            <text:p>32014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 2018 Magnum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700" calcext:value-type="float">
            <text:p>117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4]); &quot;&quot;; 1)">
            <text:p/>
          </table:table-cell>
          <table:table-cell/>
          <table:table-cell office:value-type="string" calcext:value-type="string">
            <text:p>3235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Gran Enemigo 2015 </text:p>
          </table:table-cell>
          <table:table-cell office:value-type="string" calcext:value-type="string">
            <text:p>Gualtalla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900" calcext:value-type="float">
            <text:p>139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1T17:54:04.646221320</dc:date>
    <meta:editing-duration>PT10S</meta:editing-duration>
    <meta:editing-cycles>1</meta:editing-cycles>
    <meta:document-statistic meta:table-count="2" meta:cell-count="8223" meta:object-count="0"/>
    <meta:generator>LibreOffice/7.3.7.2$Linux_X86_64 LibreOffice_project/30$Build-2</meta:generator>
  </office:meta>
</office:document-meta>
</file>